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3402in"/>
    </style:style>
    <style:style style:name="co2" style:family="table-column">
      <style:table-column-properties fo:break-before="auto" style:column-width="0.4374in"/>
    </style:style>
    <style:style style:name="co3" style:family="table-column">
      <style:table-column-properties fo:break-before="auto" style:column-width="0.3646in"/>
    </style:style>
    <style:style style:name="co4" style:family="table-column">
      <style:table-column-properties fo:break-before="auto" style:column-width="2.2854in"/>
    </style:style>
    <style:style style:name="co5" style:family="table-column">
      <style:table-column-properties fo:break-before="auto" style:column-width="2.5772in"/>
    </style:style>
    <style:style style:name="co6" style:family="table-column">
      <style:table-column-properties fo:break-before="auto" style:column-width="2.3709in"/>
    </style:style>
    <style:style style:name="co7" style:family="table-column">
      <style:table-column-properties fo:break-before="auto" style:column-width="4.7535in"/>
    </style:style>
    <style:style style:name="co8" style:family="table-column">
      <style:table-column-properties fo:break-before="auto" style:column-width="0.9126in"/>
    </style:style>
    <style:style style:name="co9" style:family="table-column">
      <style:table-column-properties fo:break-before="auto" style:column-width="1.4717in"/>
    </style:style>
    <style:style style:name="co10" style:family="table-column">
      <style:table-column-properties fo:break-before="auto" style:column-width="0.7902in"/>
    </style:style>
    <style:style style:name="co11" style:family="table-column">
      <style:table-column-properties fo:break-before="auto" style:column-width="5.4827in"/>
    </style:style>
    <style:style style:name="co12" style:family="table-column">
      <style:table-column-properties fo:break-before="auto" style:column-width="5.0043in"/>
    </style:style>
    <style:style style:name="co13" style:family="table-column">
      <style:table-column-properties fo:break-before="auto" style:column-width="3.8898in"/>
    </style:style>
    <style:style style:name="co14" style:family="table-column">
      <style:table-column-properties fo:break-before="auto" style:column-width="0.972in"/>
    </style:style>
    <style:style style:name="ro1" style:family="table-row">
      <style:table-row-properties style:row-height="0.2083in" fo:break-before="auto" style:use-optimal-row-height="true"/>
    </style:style>
    <style:style style:name="ro2" style:family="table-row">
      <style:table-row-properties style:row-height="0.1665in" fo:break-before="auto" style:use-optimal-row-height="false"/>
    </style:style>
    <style:style style:name="ro3" style:family="table-row">
      <style:table-row-properties style:row-height="0.3335in" fo:break-before="auto" style:use-optimal-row-height="false"/>
    </style:style>
    <style:style style:name="ro4" style:family="table-row">
      <style:table-row-properties style:row-height="0.6665in" fo:break-before="auto" style:use-optimal-row-height="false"/>
    </style:style>
    <style:style style:name="ro5" style:family="table-row">
      <style:table-row-properties style:row-height="0.5in" fo:break-before="auto" style:use-optimal-row-height="false"/>
    </style:style>
    <style:style style:name="ro6" style:family="table-row">
      <style:table-row-properties style:row-height="1in" fo:break-before="auto" style:use-optimal-row-height="false"/>
    </style:style>
    <style:style style:name="ro7" style:family="table-row">
      <style:table-row-properties style:row-height="2in" fo:break-before="auto" style:use-optimal-row-height="false"/>
    </style:style>
    <style:style style:name="ro8" style:family="table-row">
      <style:table-row-properties style:row-height="0.8335in" fo:break-before="auto" style:use-optimal-row-height="false"/>
    </style:style>
    <style:style style:name="ro9" style:family="table-row">
      <style:table-row-properties style:row-height="0.2083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1.0154in" fo:break-before="auto" style:use-optimal-row-height="true"/>
    </style:style>
    <style:style style:name="ro12" style:family="table-row">
      <style:table-row-properties style:row-height="0.1917in" fo:break-before="auto" style:use-optimal-row-height="true"/>
    </style:style>
    <style:style style:name="ro13" style:family="table-row">
      <style:table-row-properties style:row-height="0.5181in" fo:break-before="auto" style:use-optimal-row-height="true"/>
    </style:style>
    <style:style style:name="ro14" style:family="table-row">
      <style:table-row-properties style:row-height="0.352in" fo:break-before="auto" style:use-optimal-row-height="true"/>
    </style:style>
    <style:style style:name="ro15" style:family="table-row">
      <style:table-row-properties style:row-height="1.7709in" fo:break-before="auto" style:use-optimal-row-height="false"/>
    </style:style>
    <style:style style:name="ro16" style:family="table-row">
      <style:table-row-properties style:row-height="2.0102in" fo:break-before="auto" style:use-optimal-row-height="true"/>
    </style:style>
    <style:style style:name="ro17" style:family="table-row">
      <style:table-row-properties style:row-height="3.1717in" fo:break-before="auto" style:use-optimal-row-height="true"/>
    </style:style>
    <style:style style:name="ro18" style:family="table-row">
      <style:table-row-properties style:row-height="0.8492in" fo:break-before="auto" style:use-optimal-row-height="true"/>
    </style:style>
    <style:style style:name="ro19" style:family="table-row">
      <style:table-row-properties style:row-height="2.8398in" fo:break-before="auto" style:use-optimal-row-height="true"/>
    </style:style>
    <style:style style:name="ro20" style:family="table-row">
      <style:table-row-properties style:row-height="1.8445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1.1811in" fo:break-before="auto" style:use-optimal-row-height="false"/>
    </style:style>
    <style:style style:name="ro23" style:family="table-row">
      <style:table-row-properties style:row-height="0.1874in" fo:break-before="auto" style:use-optimal-row-height="false"/>
    </style:style>
    <style:style style:name="ro24" style:family="table-row">
      <style:table-row-properties style:row-height="1.7602in" fo:break-before="auto" style:use-optimal-row-height="false"/>
    </style:style>
    <style:style style:name="ro25" style:family="table-row">
      <style:table-row-properties style:row-height="2.1764in" fo:break-before="auto" style:use-optimal-row-height="true"/>
    </style:style>
    <style:style style:name="ro26" style:family="table-row">
      <style:table-row-properties style:row-height="1.1811in" fo:break-before="auto" style:use-optimal-row-height="true"/>
    </style:style>
    <style:style style:name="ro27" style:family="table-row">
      <style:table-row-properties style:row-height="2.4791in" fo:break-before="auto" style:use-optimal-row-height="false"/>
    </style:style>
    <style:style style:name="ro28" style:family="table-row">
      <style:table-row-properties style:row-height="1.3472in" fo:break-before="auto" style:use-optimal-row-height="true"/>
    </style:style>
    <style:style style:name="ro29" style:family="table-row">
      <style:table-row-properties style:row-height="0.6839in" fo:break-before="auto" style:use-optimal-row-height="true"/>
    </style:style>
    <style:style style:name="ro30" style:family="table-row">
      <style:table-row-properties style:row-height="0.178in" fo:break-before="auto" style:use-optimal-row-height="true"/>
    </style:style>
    <style:style style:name="ro31" style:family="table-row">
      <style:table-row-properties style:row-height="0.4555in" fo:break-before="auto" style:use-optimal-row-height="true"/>
    </style:style>
    <style:style style:name="ro32" style:family="table-row">
      <style:table-row-properties style:row-height="0.1862in" fo:break-before="auto" style:use-optimal-row-height="true"/>
    </style:style>
    <style:style style:name="ro33" style:family="table-row">
      <style:table-row-properties style:row-height="0.4244in" fo:break-before="auto" style:use-optimal-row-height="true"/>
    </style:style>
    <style:style style:name="ro34" style:family="table-row">
      <style:table-row-properties style:row-height="0.3102in" fo:break-before="auto" style:use-optimal-row-height="true"/>
    </style:style>
    <style:style style:name="ro35" style:family="table-row">
      <style:table-row-properties style:row-height="1.6783in" fo:break-before="auto" style:use-optimal-row-height="true"/>
    </style:style>
    <style:style style:name="ro36" style:family="table-row">
      <style:table-row-properties style:row-height="0.4866in" fo:break-before="auto" style:use-optimal-row-height="true"/>
    </style:style>
    <style:style style:name="ro37" style:family="table-row">
      <style:table-row-properties style:row-height="0.798in" fo:break-before="auto" style:use-optimal-row-height="true"/>
    </style:style>
    <style:style style:name="ta1" style:family="table" style:master-page-name="PageStyle_5f_Esquema_20_web">
      <style:table-properties table:display="true" style:writing-mode="lr-tb"/>
    </style:style>
    <style:style style:name="ta3" style:family="table" style:master-page-name="PageStyle_5f_Hoja3">
      <style:table-properties table:display="true" style:writing-mode="lr-tb"/>
    </style:style>
    <style:style style:name="ta4" style:family="table" style:master-page-name="PageStyle_5f_Textos">
      <style:table-properties table:display="true" style:writing-mode="lr-tb"/>
    </style:style>
    <style:style style:name="ce1" style:family="table-cell" style:parent-style-name="Default">
      <style:table-cell-properties fo:background-color="#000000"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fo:color="#ffffff"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2"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text-position=""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6" style:family="table-cell" style:parent-style-name="Default">
      <style:table-cell-properties fo:background-color="#000000"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c2d69b"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92cddc"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ackground-color="#66ffff"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66ffff"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text-align-source="fix" style:repeat-content="false" fo:background-color="transparent" fo:wrap-option="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66ffff"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66ffff"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fo:background-color="#ffff00"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fo:wrap-option="wrap" style:vertical-align="top"/>
      <style:text-properties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vertical-align="top"/>
      <style:text-properties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7" style:family="table-cell" style:parent-style-name="Default">
      <style:table-cell-properties fo:background-color="#ff0000"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table-cell-properties fo:background-color="#ff0000"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fff00"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vertical-align="top"/>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c2d69b"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Calibri" style:font-size-complex="10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name-asian="Droid Sans Fallback"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bold" style:font-name-asian="Droid Sans Fallback" style:font-size-asian="11pt" style:font-style-asian="normal" style:font-weight-asian="bold" style:font-size-complex="11pt" style:font-style-complex="normal" style:font-weight-complex="bold"/>
    </style:style>
    <style:style style:name="ce64" style:family="table-cell" style:parent-style-name="Default">
      <style:table-cell-properties fo:background-color="#92cddc"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ackground-color="#92cddc"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fo:background-color="#66ffff"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ackground-color="#66ffff"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table-cell-properties fo:background-color="#ffff00"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ackground-color="#ffff00"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Calibri" style:font-size-complex="8pt" style:font-style-complex="normal" style:font-weight-complex="normal"/>
    </style:style>
    <style:style style:name="ce73"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name-asian="Droid Sans Fallback" style:font-size-asian="8pt" style:font-style-asian="normal" style:font-weight-asian="normal" style:font-name-complex="Calibri" style:font-size-complex="8pt" style:font-style-complex="normal" style:font-weight-complex="normal"/>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1" fo:font-size="10pt" fo:language="ca"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Default">
      <style:table-cell-properties fo:wrap-option="wrap"/>
      <style:text-properties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ext-properties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Default">
      <style:table-cell-properties fo:background-color="#ff0000"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fo:background-color="#ff0000"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6" style:family="table-cell" style:parent-style-name="Default">
      <style:text-properties style:use-window-font-color="true" fo:font-weight="normal" style:font-weight-asian="normal" style:font-weight-complex="normal"/>
    </style:style>
    <style:style style:name="ce87" style:family="table-cell" style:parent-style-name="Default">
      <style:table-cell-properties fo:background-color="#c2d69b"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Calibri" style:font-size-complex="10pt" style:font-style-complex="normal" style:font-weight-complex="normal"/>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font-name-asian="Arial" style:font-size-asian="10pt" style:language-asian="none" style:country-asian="none" style:font-style-asian="normal" style:font-weight-asian="normal" style:font-size-complex="10pt" style:language-complex="none" style:country-complex="none" style:font-style-complex="normal" style:font-weight-complex="normal"/>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bold" style:font-name-asian="Arial1" style:font-size-asian="10pt" style:language-asian="en" style:country-asian="US" style:font-style-asian="normal" style:font-weight-asian="bold" style:font-name-complex="Arial1" style:font-size-complex="10pt" style:language-complex="ar" style:country-complex="SA" style:font-style-complex="normal" style:font-weight-complex="bold"/>
    </style:style>
    <style:style style:name="ce91" style:family="table-cell" style:parent-style-name="Default">
      <style:table-cell-properties fo:background-color="#c2d69b"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bold" style:font-name-asian="Arial1" style:font-size-asian="10pt" style:language-asian="en" style:country-asian="US" style:font-style-asian="normal" style:font-weight-asian="bold" style:font-name-complex="Arial1" style:font-size-complex="10pt" style:language-complex="ar" style:country-complex="SA" style:font-style-complex="normal" style:font-weight-complex="bold"/>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font-name-asian="Droid Sans Fallback"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94" style:family="table-cell" style:parent-style-name="Default">
      <style:table-cell-properties fo:background-color="#92cddc"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95" style:family="table-cell" style:parent-style-name="Default">
      <style:table-cell-properties fo:background-color="#92cddc"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9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98" style:family="table-cell" style:parent-style-name="Default">
      <style:table-cell-properties fo:background-color="#ffff00"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name-asian="Arial1" style:font-size-asian="10pt" style:language-asian="en" style:country-asian="US" style:font-style-asian="normal" style:font-weight-asian="normal" style:font-name-complex="Arial1" style:font-size-complex="10pt" style:language-complex="ar" style:country-complex="SA"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bold" style:font-name-asian="Arial1" style:font-size-asian="10pt" style:language-asian="en" style:country-asian="US" style:font-style-asian="normal" style:font-weight-asian="bold" style:font-name-complex="Arial1" style:font-size-complex="10pt" style:language-complex="ar" style:country-complex="SA" style:font-style-complex="normal" style:font-weight-complex="bold"/>
    </style:style>
    <style:style style:name="ce100" style:family="table-cell" style:parent-style-name="Default">
      <style:table-cell-properties fo:background-color="#ffff00"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language="none" fo:country="none" fo:font-style="normal" fo:text-shadow="none" style:text-underline-style="none" fo:font-weight="normal" style:font-name-asian="Arial" style:font-size-asian="10pt" style:language-asian="none" style:country-asian="none" style:font-style-asian="normal" style:font-weight-asian="normal" style:font-size-complex="10pt" style:language-complex="none" style:country-complex="none" style:font-style-complex="normal" style:font-weight-complex="normal"/>
    </style:style>
    <style:style style:name="ce101"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language="none" fo:country="none" fo:font-style="normal" fo:text-shadow="none" style:text-underline-style="none" fo:font-weight="normal" style:font-name-asian="Arial" style:font-size-asian="10pt" style:language-asian="none" style:country-asian="none" style:font-style-asian="normal" style:font-weight-asian="normal" style:font-size-complex="10pt" style:language-complex="none" style:country-complex="none" style:font-style-complex="normal" style:font-weight-complex="normal"/>
    </style:style>
    <style:style style:name="ce102" style:family="table-cell" style:parent-style-name="Default">
      <style:table-cell-properties fo:background-color="#c2d69b" style:diagonal-bl-tr="none" style:diagonal-tl-br="none" style:text-align-source="value-type" style:repeat-content="false" fo:wrap-option="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03" style:family="table-cell" style:parent-style-name="Default">
      <style:table-cell-properties fo:background-color="#c2d69b"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ffff00"/>
    </style:style>
    <style:style style:name="ce106" style:family="table-cell" style:parent-style-name="Default">
      <style:table-cell-properties style:rotation-align="non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07"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9" style:family="table-cell" style:parent-style-name="Default">
      <style:table-cell-properties fo:background-color="#ff0000"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0" style:family="table-cell" style:parent-style-name="Default">
      <style:table-cell-properties fo:background-color="#ff0000"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2"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3" style:family="table-cell" style:parent-style-name="Default">
      <style:table-cell-properties fo:background-color="transparent"/>
    </style:style>
    <style:style style:name="ce114" style:family="table-cell" style:parent-style-name="Default">
      <style:table-cell-properties fo:background-color="#66ffff"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ext-properties fo:font-size="10pt" style:font-size-asian="10pt" style:font-size-complex="10pt"/>
    </style:style>
    <style:style style:name="ce117" style:family="table-cell" style:parent-style-name="Default">
      <style:text-properties fo:color="#000000" fo:font-size="10pt" fo:font-weight="normal" style:font-size-asian="10pt" style:font-weight-asian="normal" style:font-size-complex="10pt" style:font-weight-complex="normal"/>
    </style:style>
    <style:style style:name="ce118" style:family="table-cell" style:parent-style-name="Default">
      <style:table-cell-properties fo:background-color="#66ffff"/>
    </style:style>
    <style:style style:name="ce119" style:family="table-cell" style:parent-style-name="Default">
      <style:text-properties fo:font-size="8pt" style:font-size-asian="8pt" style:font-size-complex="8pt"/>
    </style:style>
    <style:style style:name="ce120" style:family="table-cell" style:parent-style-name="Default">
      <style:table-cell-properties fo:background-color="transparent"/>
      <style:text-properties fo:font-size="8pt" style:font-size-asian="8pt" style:font-size-complex="8pt"/>
    </style:style>
    <style:style style:name="ce121" style:family="table-cell" style:parent-style-name="Default">
      <style:text-properties fo:font-size="8pt" fo:font-weight="bold" style:font-size-asian="8pt" style:font-weight-asian="bold" style:font-size-complex="8pt" style:font-weight-complex="bold"/>
    </style:style>
    <style:style style:name="ce122" style:family="table-cell" style:parent-style-name="Default">
      <style:table-cell-properties fo:background-color="#ff0000"/>
      <style:text-properties fo:font-size="8pt" fo:font-weight="bold" style:font-size-asian="8pt" style:font-weight-asian="bold" style:font-size-complex="8pt" style:font-weight-complex="bold"/>
    </style:style>
    <style:style style:name="ce123" style:family="table-cell" style:parent-style-name="Default">
      <style:table-cell-properties fo:background-color="#ff0000"/>
    </style:style>
    <style:style style:name="gr1" style:family="graphic">
      <style:graphic-properties draw:stroke="solid" svg:stroke-width="0in" svg:stroke-color="#000000" draw:marker-start="Arrowheads_20_1" draw:marker-start-width="0.0787in" draw:marker-start-center="false" draw:stroke-linejoin="round" draw:fill="solid" draw:fill-color="#ffffe1" draw:textarea-horizontal-align="justify" draw:textarea-vertical-align="justify" draw:auto-grow-height="true" draw:auto-grow-width="false" draw:fit-to-size="false" fo:max-width="4.7244in" fo:min-height="3.9154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round" draw:fill="solid" draw:fill-color="#ffffe1" draw:textarea-horizontal-align="justify" draw:textarea-vertical-align="justify" draw:auto-grow-height="true" draw:auto-grow-width="false" draw:fit-to-size="false" fo:max-width="4.7244in" fo:min-height="2.4917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round" draw:fill="solid" draw:fill-color="#ffffe1" draw:textarea-horizontal-align="justify" draw:textarea-vertical-align="justify" draw:auto-grow-height="true" draw:auto-grow-width="false" draw:fit-to-size="false" fo:max-width="4.7244in" fo:min-height="0.5602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round" draw:fill="solid" draw:fill-color="#ffffe1" draw:textarea-horizontal-align="justify" draw:textarea-vertical-align="justify" draw:auto-grow-height="true" draw:auto-grow-width="false" draw:fit-to-size="false" fo:max-width="4.7244in" fo:min-height="0.3736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underline-style="solid" style:text-underline-width="auto" style:text-underline-color="font-color"/>
    </style:style>
    <style:style style:name="T3" style:family="text">
      <style:text-properties style:font-name="Arial" fo:font-size="10pt" fo:country="none" style:country-asian="none" style:country-complex="none" style:font-name-asian="Arial" style:font-size-asian="10pt" style:font-size-complex="10pt"/>
    </style:style>
    <style:style style:name="T4" style:family="text">
      <style:text-properties fo:country="none" style:country-asian="none" style:country-complex="none" style:font-name-asian="Arial"/>
    </style:style>
    <style:style style:name="T5" style:family="text">
      <style:text-properties style:font-name="Arial" fo:country="none" style:country-asian="none" style:country-complex="none" style:font-name-asian="Arial"/>
    </style:style>
    <style:style style:name="T6" style:family="text">
      <style:text-properties style:font-name="Arial" fo:country="none" style:country-asian="none" style:country-complex="none" style:font-name-asian="Arial" fo:font-size="10pt" fo:font-style="italic" style:font-size-asian="10pt" style:font-size-complex="10pt" style:font-style-asian="italic" style:font-style-complex="italic"/>
    </style:style>
    <style:style style:name="T7" style:family="text">
      <style:text-properties style:font-name="Arial" fo:country="none" style:country-asian="none" style:country-complex="none" style:font-name-asian="Arial" fo:font-size="10pt" style:font-size-asian="10pt" style:font-size-complex="10pt"/>
    </style:style>
    <style:style style:name="T8"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Esquema we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number-columns-repeated="17" table:default-cell-style-name="Default"/>
        <table:table-column table:style-name="co9" table:number-columns-repeated="998" table:default-cell-style-name="Default"/>
        <table:table-row table:style-name="ro1">
          <table:table-cell table:style-name="ce1" table:number-columns-repeated="3"/>
          <table:table-cell table:style-name="ce1" office:value-type="string" calcext:value-type="string">
            <text:p>guió</text:p>
          </table:table-cell>
          <table:table-cell table:style-name="ce1" office:value-type="string" calcext:value-type="string">
            <text:p>elements</text:p>
          </table:table-cell>
          <table:table-cell table:style-name="ce1" office:value-type="string" calcext:value-type="string">
            <text:p>contingut</text:p>
          </table:table-cell>
          <table:table-cell table:style-name="ce1" office:value-type="string" calcext:value-type="string">
            <text:p>dades</text:p>
          </table:table-cell>
          <table:table-cell table:number-columns-repeated="2" table:style-name="ce1" office:value-type="string" calcext:value-type="string">
            <text:p>text</text:p>
          </table:table-cell>
          <table:table-cell table:style-name="ce1" table:number-columns-repeated="17"/>
          <table:table-cell table:number-columns-repeated="998"/>
        </table:table-row>
        <table:table-row table:style-name="ro1">
          <table:table-cell table:style-name="ce2"/>
          <table:table-cell table:style-name="ce8"/>
          <table:table-cell table:style-name="ce2"/>
          <table:table-cell table:style-name="ce7"/>
          <table:table-cell table:style-name="ce8" table:number-columns-repeated="22"/>
          <table:table-cell table:number-columns-repeated="998"/>
        </table:table-row>
        <table:table-row table:style-name="ro1">
          <table:table-cell table:style-name="ce3" office:value-type="string" calcext:value-type="string">
            <text:p>PAM</text:p>
          </table:table-cell>
          <table:table-cell table:style-name="ce9"/>
          <table:table-cell table:style-name="ce12"/>
          <table:table-cell table:style-name="ce9" table:number-columns-repeated="23"/>
          <table:table-cell table:number-columns-repeated="998"/>
        </table:table-row>
        <table:table-row table:style-name="ro2">
          <table:table-cell table:style-name="ce4"/>
          <table:table-cell table:style-name="ce10" office:value-type="string" calcext:value-type="string">
            <text:p>1.</text:p>
          </table:table-cell>
          <table:table-cell table:style-name="ce4" office:value-type="string" calcext:value-type="string">
            <text:p>Què és el PAM</text:p>
          </table:table-cell>
          <table:table-cell table:style-name="ce10" table:number-columns-repeated="23"/>
          <table:table-cell table:number-columns-repeated="998"/>
        </table:table-row>
        <table:table-row table:style-name="ro3">
          <table:table-cell table:style-name="ce5"/>
          <table:table-cell table:style-name="ce10" office:value-type="string" calcext:value-type="string">
            <text:p>1.1</text:p>
          </table:table-cell>
          <table:table-cell table:style-name="ce5"/>
          <table:table-cell table:style-name="ce7" office:value-type="string" calcext:value-type="string">
            <text:p>-El PAM és el Pla d'Actuació Municipal</text:p>
          </table:table-cell>
          <table:table-cell table:style-name="ce7" office:value-type="string" calcext:value-type="string">
            <text:p>Text</text:p>
          </table:table-cell>
          <table:table-cell table:style-name="ce7" office:value-type="string" calcext:value-type="string">
            <text:p>Text que defineix que és el PAM i en resumeix els objectius</text:p>
          </table:table-cell>
          <table:table-cell table:style-name="ce7" table:number-columns-repeated="20"/>
          <table:table-cell table:number-columns-repeated="998"/>
        </table:table-row>
        <table:table-row table:style-name="ro2">
          <table:table-cell table:style-name="ce5"/>
          <table:table-cell table:style-name="ce10"/>
          <table:table-cell table:style-name="ce5"/>
          <table:table-cell table:style-name="ce7" table:number-columns-repeated="23"/>
          <table:table-cell table:number-columns-repeated="998"/>
        </table:table-row>
        <table:table-row table:style-name="ro4">
          <table:table-cell table:style-name="ce5"/>
          <table:table-cell table:style-name="ce10" office:value-type="string" calcext:value-type="string">
            <text:p>1.2</text:p>
          </table:table-cell>
          <table:table-cell table:style-name="ce5"/>
          <table:table-cell table:style-name="ce7" office:value-type="string" calcext:value-type="string">
            <text:p>- Els cinc eixos temàtics i les seves categories</text:p>
          </table:table-cell>
          <table:table-cell table:style-name="ce7" office:value-type="string" calcext:value-type="string">
            <text:p>Interactiu (veure imatge 1)</text:p>
          </table:table-cell>
          <table:table-cell table:style-name="ce7" office:value-type="string" calcext:value-type="string">
            <text:p>Graf dinàmic on es veuen desplegats els eixos temàtics i les àrees. Amb scroll over, es desplega una descripció.</text:p>
          </table:table-cell>
          <table:table-cell table:style-name="ce7" office:value-type="string" calcext:value-type="string">
            <text:p>-Descripcions temàtiques 5 eixos + 29 àrees</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2">
          <table:table-cell table:style-name="ce6"/>
          <table:table-cell table:style-name="ce11" office:value-type="string" calcext:value-type="string">
            <text:p>2.</text:p>
          </table:table-cell>
          <table:table-cell table:style-name="ce6" office:value-type="string" calcext:value-type="string">
            <text:p>El procés participatiu del PAM</text:p>
          </table:table-cell>
          <table:table-cell table:style-name="ce11" table:number-columns-repeated="23"/>
          <table:table-cell table:number-columns-repeated="998"/>
        </table:table-row>
        <table:table-row table:style-name="ro3">
          <table:table-cell table:style-name="ce4"/>
          <table:table-cell table:style-name="ce7" office:value-type="string" calcext:value-type="string">
            <text:p>2.1</text:p>
          </table:table-cell>
          <table:table-cell table:style-name="ce7"/>
          <table:table-cell table:style-name="ce7" office:value-type="string" calcext:value-type="string">
            <text:p>- Com s'ha fet?</text:p>
          </table:table-cell>
          <table:table-cell table:style-name="ce7" office:value-type="string" calcext:value-type="string">
            <text:p>Text</text:p>
          </table:table-cell>
          <table:table-cell table:style-name="ce7" office:value-type="string" calcext:value-type="string">
            <text:p>Text d'introducció al procés participatiu</text:p>
          </table:table-cell>
          <table:table-cell table:style-name="ce10" table:number-columns-repeated="20"/>
          <table:table-cell table:number-columns-repeated="998"/>
        </table:table-row>
        <table:table-row table:style-name="ro2">
          <table:table-cell table:style-name="ce4"/>
          <table:table-cell table:style-name="ce10"/>
          <table:table-cell table:style-name="ce4"/>
          <table:table-cell table:style-name="ce7" table:number-columns-repeated="3"/>
          <table:table-cell table:style-name="ce10" table:number-columns-repeated="20"/>
          <table:table-cell table:number-columns-repeated="998"/>
        </table:table-row>
        <table:table-row table:style-name="ro5">
          <table:table-cell table:style-name="ce5"/>
          <table:table-cell table:style-name="ce7" office:value-type="string" calcext:value-type="string">
            <text:p>2.2</text:p>
          </table:table-cell>
          <table:table-cell table:style-name="ce5"/>
          <table:table-cell table:style-name="ce7" office:value-type="string" calcext:value-type="string">
            <text:p>- Un procés col·lectiu multicapa amb participació presencial i digital</text:p>
          </table:table-cell>
          <table:table-cell table:style-name="ce7" office:value-type="string" calcext:value-type="string">
            <text:p>Il·lustració</text:p>
          </table:table-cell>
          <table:table-cell table:style-name="ce7" office:value-type="string" calcext:value-type="string">
            <text:p>Il·lustració que expliqui que els canals: cites presencials+carretons i una plataforma digital (decidim)</text:p>
          </table:table-cell>
          <table:table-cell table:style-name="ce7" office:value-type="string" calcext:value-type="string">
            <text:p>-1 plataforma digital</text:p>
            <text:p>- x cites presencials</text:p>
            <text:p>- carretons (quantes sortides?)</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4">
          <table:table-cell table:style-name="ce5"/>
          <table:table-cell table:style-name="ce7" office:value-type="string" calcext:value-type="string">
            <text:p>2.3</text:p>
          </table:table-cell>
          <table:table-cell table:style-name="ce5"/>
          <table:table-cell table:style-name="ce7" office:value-type="string" calcext:value-type="string">
            <text:p>- Un procés organitzat en 4 fases</text:p>
          </table:table-cell>
          <table:table-cell table:style-name="ce7" office:value-type="string" calcext:value-type="string">
            <text:p>Línia de temps dinàmica</text:p>
          </table:table-cell>
          <table:table-cell table:style-name="ce7" office:value-type="string" calcext:value-type="string">
            <text:p>Timeline tipus línia de metro on cada boleta representa un dia. Amb scroll over es desplega un pop-up on es llisten els events d'aquell dia.</text:p>
          </table:table-cell>
          <table:table-cell table:style-name="ce7" office:value-type="string" calcext:value-type="string">
            <text:p>- Calendari detallat</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4">
          <table:table-cell table:style-name="ce5"/>
          <table:table-cell table:style-name="ce7" office:value-type="string" calcext:value-type="string">
            <text:p>2.4</text:p>
          </table:table-cell>
          <table:table-cell table:style-name="ce5"/>
          <table:table-cell table:style-name="ce7" office:value-type="string" calcext:value-type="string">
            <text:p>- Un procés amb moltes veus</text:p>
          </table:table-cell>
          <table:table-cell table:style-name="ce7" office:value-type="string" calcext:value-type="string">
            <text:p>Graf interactiu</text:p>
          </table:table-cell>
          <table:table-cell table:style-name="ce7" office:value-type="string" calcext:value-type="string">
            <text:p>Graf categoritzat amb color segons tipus d'usuari (ajunt, assoc, ciutadans). Amb scroll over es pot consultar el nom de l'usuari</text:p>
          </table:table-cell>
          <table:table-cell table:style-name="ce7" office:value-type="string" calcext:value-type="string">
            <text:p>- Graf original</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2">
          <table:table-cell table:style-name="ce6"/>
          <table:table-cell table:style-name="ce11" office:value-type="float" office:value="3" calcext:value-type="float">
            <text:p>3</text:p>
          </table:table-cell>
          <table:table-cell table:style-name="ce6" office:value-type="string" calcext:value-type="string">
            <text:p>Les propostes</text:p>
          </table:table-cell>
          <table:table-cell table:style-name="ce11" table:number-columns-repeated="23"/>
          <table:table-cell table:number-columns-repeated="998"/>
        </table:table-row>
        <table:table-row table:style-name="ro5">
          <table:table-cell table:style-name="ce5"/>
          <table:table-cell table:style-name="ce7" office:value-type="float" office:value="3.1" calcext:value-type="float">
            <text:p>3,1</text:p>
          </table:table-cell>
          <table:table-cell table:style-name="ce5"/>
          <table:table-cell table:style-name="ce7" office:value-type="string" calcext:value-type="string">
            <text:p>- Quants incrits?</text:p>
            <text:p>Quantes interaccions? </text:p>
          </table:table-cell>
          <table:table-cell table:style-name="ce7" office:value-type="string" calcext:value-type="string">
            <text:p>Diagrama interactiu</text:p>
          </table:table-cell>
          <table:table-cell table:style-name="ce7" office:value-type="string" calcext:value-type="string">
            <text:p>Matriu de persones participants on es pot filtrar d'acord amb les seves característiques demogràfiques</text:p>
          </table:table-cell>
          <table:table-cell table:style-name="ce7" office:value-type="string" calcext:value-type="string">
            <text:p>- Xifres</text:p>
            <text:p>-Informació demogràfica</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6">
          <table:table-cell table:style-name="ce5"/>
          <table:table-cell table:style-name="ce7" office:value-type="float" office:value="3.2" calcext:value-type="float">
            <text:p>3,2</text:p>
          </table:table-cell>
          <table:table-cell table:style-name="ce5"/>
          <table:table-cell table:style-name="ce7" office:value-type="string" calcext:value-type="string">
            <text:p>- Quantes propostes?</text:p>
            <text:p>- De quin tipus?</text:p>
          </table:table-cell>
          <table:table-cell table:style-name="ce7" office:value-type="string" calcext:value-type="string">
            <text:p>Diagrama interactiu (veure imatge 2)</text:p>
          </table:table-cell>
          <table:table-cell table:style-name="ce7" office:value-type="string" calcext:value-type="string">
            <text:p>Donut expliqui quantes propostes total, quantes per cada un dels 5 eixos temàtics i del 29. Amb un switch es podrà canviar entre propostes de barri i de ciutat, suports i número de propostes.</text:p>
          </table:table-cell>
          <table:table-cell table:style-name="ce7" office:value-type="string" calcext:value-type="string">
            <text:p>- Xifres: total de propostes, propostes per eixos temàtics, per línies i per àmbits territorials.</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7">
          <table:table-cell table:style-name="ce5"/>
          <table:table-cell table:style-name="ce7" office:value-type="float" office:value="3.3" calcext:value-type="float">
            <text:p>3,3</text:p>
          </table:table-cell>
          <table:table-cell table:style-name="ce5"/>
          <table:table-cell table:style-name="ce7" office:value-type="string" calcext:value-type="string">
            <text:p>- Propostes per geografia</text:p>
          </table:table-cell>
          <table:table-cell table:style-name="ce7" office:value-type="string" calcext:value-type="string">
            <text:p>Mapa interactiu (veure imatge 3)</text:p>
          </table:table-cell>
          <table:table-cell table:style-name="ce7" office:value-type="string" calcext:value-type="string">
            <text:p>Cartografies per barri creuades amb dades demogràfiques i altres paràmetres.</text:p>
            <text:p>'- mouse over:</text:p>
            <text:p>- info esta</text:p>
            <text:p>-número de propostes</text:p>
            <text:p>- número de participants per barri</text:p>
            <text:p>- número de suports totals</text:p>
            <text:p>amb clic:</text:p>
            <text:p>- número de suports dels altres barris</text:p>
            <text:p>- àmbit de les propostes</text:p>
          </table:table-cell>
          <table:table-cell table:style-name="ce7" office:value-type="string" calcext:value-type="string">
            <text:p>- Xifres de nombre de propostes i suports per cada barri; </text:p>
            <text:p>- Matriu de relacions entre barris.</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8">
          <table:table-cell table:style-name="ce5"/>
          <table:table-cell table:style-name="ce7" office:value-type="float" office:value="3.4" calcext:value-type="float">
            <text:p>3,4</text:p>
          </table:table-cell>
          <table:table-cell table:style-name="ce5"/>
          <table:table-cell table:style-name="ce7" office:value-type="string" calcext:value-type="string">
            <text:p>- Explorador de propostes</text:p>
          </table:table-cell>
          <table:table-cell table:style-name="ce7" office:value-type="string" calcext:value-type="string">
            <text:p>Graf interactiu</text:p>
          </table:table-cell>
          <table:table-cell table:style-name="ce7" office:value-type="string" calcext:value-type="string">
            <text:p>Graf on s'exploren les propostes amb mouse over i es veuen les connexions entre elles (gruix de la línia representa el nombre de suports).</text:p>
          </table:table-cell>
          <table:table-cell table:style-name="ce7" office:value-type="string" calcext:value-type="string">
            <text:p>- Graf total</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2">
          <table:table-cell table:style-name="ce6"/>
          <table:table-cell table:style-name="ce11" office:value-type="float" office:value="4.1" calcext:value-type="float">
            <text:p>4,1</text:p>
          </table:table-cell>
          <table:table-cell table:style-name="ce6" office:value-type="string" calcext:value-type="string">
            <text:p>Cap a les accions</text:p>
          </table:table-cell>
          <table:table-cell table:style-name="ce11" table:number-columns-repeated="23"/>
          <table:table-cell table:number-columns-repeated="998"/>
        </table:table-row>
        <table:table-row table:style-name="ro3">
          <table:table-cell table:style-name="ce5"/>
          <table:table-cell table:style-name="ce7"/>
          <table:table-cell table:style-name="ce5"/>
          <table:table-cell table:style-name="ce7" office:value-type="string" calcext:value-type="string">
            <text:p>- Traçabilitat de les Propostes</text:p>
          </table:table-cell>
          <table:table-cell table:style-name="ce7" office:value-type="string" calcext:value-type="string">
            <text:p>Text</text:p>
          </table:table-cell>
          <table:table-cell table:style-name="ce7" office:value-type="string" calcext:value-type="string">
            <text:p>Text on s'expliquen els següents pasos del PAM</text:p>
          </table:table-cell>
          <table:table-cell table:style-name="ce7" table:number-columns-repeated="20"/>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6">
          <table:table-cell table:style-name="ce5"/>
          <table:table-cell table:style-name="ce7"/>
          <table:table-cell table:style-name="ce5"/>
          <table:table-cell table:style-name="ce7" office:value-type="string" calcext:value-type="string">
            <text:p>- Traçabilitat de les Propostes</text:p>
          </table:table-cell>
          <table:table-cell table:style-name="ce7" office:value-type="string" calcext:value-type="string">
            <text:p>Diagrama interactiu</text:p>
          </table:table-cell>
          <table:table-cell table:style-name="ce7" office:value-type="string" calcext:value-type="string">
            <text:p>Diagrama de fluxes on s'explica quines propostes estan relacionades i com s'acaben convertint en una única actuació; posteriorment, es podria ampiar per incloure el nivell d'execució</text:p>
          </table:table-cell>
          <table:table-cell table:style-name="ce7" office:value-type="string" calcext:value-type="string">
            <text:p>- Matriu de relacions entre propostes i accions.</text:p>
          </table:table-cell>
          <table:table-cell table:style-name="ce7" table:number-columns-repeated="19"/>
          <table:table-cell table:number-columns-repeated="998"/>
        </table:table-row>
        <table:table-row table:style-name="ro2">
          <table:table-cell table:style-name="ce5"/>
          <table:table-cell table:style-name="ce7"/>
          <table:table-cell table:style-name="ce5"/>
          <table:table-cell table:style-name="ce7" table:number-columns-repeated="23"/>
          <table:table-cell table:number-columns-repeated="998"/>
        </table:table-row>
        <table:table-row table:style-name="ro1" table:number-rows-repeated="16">
          <table:table-cell table:style-name="ce7" table:number-columns-repeated="26"/>
          <table:table-cell table:number-columns-repeated="998"/>
        </table:table-row>
        <table:table-row table:style-name="ro1" table:number-rows-repeated="953">
          <table:table-cell table:style-name="ce2"/>
          <table:table-cell table:style-name="ce8"/>
          <table:table-cell table:style-name="ce2"/>
          <table:table-cell table:style-name="ce7"/>
          <table:table-cell table:style-name="ce8" table:number-columns-repeated="22"/>
          <table:table-cell table:number-columns-repeated="998"/>
        </table:table-row>
        <table:table-row table:style-name="ro9" table:number-rows-repeated="1047575">
          <table:table-cell table:number-columns-repeated="1024"/>
        </table:table-row>
        <table:table-row table:style-name="ro9">
          <table:table-cell table:number-columns-repeated="1024"/>
        </table:table-row>
      </table:table>
      <table:table table:name="Textos" table:style-name="ta4">
        <office:forms form:automatic-focus="false" form:apply-design-mode="false"/>
        <table:table-column table:style-name="co10" table:default-cell-style-name="ce56"/>
        <table:table-column table:style-name="co11" table:number-columns-repeated="2"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8" table:number-columns-repeated="20" table:default-cell-style-name="Default"/>
        <table:table-column table:style-name="co9" table:number-columns-repeated="996" table:default-cell-style-name="Default"/>
        <table:table-row table:style-name="ro10">
          <table:table-cell table:style-name="ce28" office:value-type="string" calcext:value-type="string">
            <text:p>id</text:p>
          </table:table-cell>
          <table:table-cell table:style-name="ce50" office:value-type="string" calcext:value-type="string">
            <text:p>cat</text:p>
          </table:table-cell>
          <table:table-cell table:style-name="ce50" office:value-type="string" calcext:value-type="string">
            <text:p>cas</text:p>
          </table:table-cell>
          <table:table-cell table:style-name="ce50" office:value-type="string" calcext:value-type="string">
            <text:p>en</text:p>
          </table:table-cell>
          <table:table-cell table:style-name="ce50" office:value-type="string" calcext:value-type="string">
            <text:p>link</text:p>
          </table:table-cell>
          <table:table-cell table:style-name="ce50" table:number-columns-repeated="23"/>
          <table:table-cell table:number-columns-repeated="996"/>
        </table:table-row>
        <table:table-row table:style-name="ro10">
          <table:table-cell table:style-name="ce29" office:value-type="float" office:value="1" calcext:value-type="float">
            <text:p>1</text:p>
          </table:table-cell>
          <table:table-cell table:style-name="ce57" office:value-type="string" calcext:value-type="string">
            <text:p>Què és el Pla Municipal?</text:p>
          </table:table-cell>
          <table:table-cell table:style-name="ce90" office:value-type="string" calcext:value-type="string">
            <text:p>¿Qué es el Plan Municipal?</text:p>
          </table:table-cell>
          <table:table-cell table:style-name="ce57" office:value-type="string" calcext:value-type="string">
            <text:p>Què és el Pla Municipal?</text:p>
          </table:table-cell>
          <table:table-cell table:style-name="ce83" table:number-columns-repeated="24"/>
          <table:table-cell table:number-columns-repeated="996"/>
        </table:table-row>
        <table:table-row table:style-name="ro10">
          <table:table-cell table:style-name="ce30" office:value-type="string" calcext:value-type="string">
            <text:p>1_1</text:p>
          </table:table-cell>
          <table:table-cell table:style-name="ce58" office:value-type="string" calcext:value-type="string">
            <text:p>Què és el Pla Municipal?</text:p>
          </table:table-cell>
          <table:table-cell table:style-name="ce91" office:value-type="string" calcext:value-type="string">
            <text:p>¿Qué es el Plan Municipal?</text:p>
          </table:table-cell>
          <table:table-cell table:style-name="ce58" office:value-type="string" calcext:value-type="string">
            <text:p>Què és el Pla Municipal?</text:p>
          </table:table-cell>
          <table:table-cell table:style-name="ce102" table:number-columns-repeated="4"/>
          <table:table-cell table:style-name="ce103" table:number-columns-repeated="20"/>
          <table:table-cell table:number-columns-repeated="996"/>
        </table:table-row>
        <table:table-row table:style-name="ro11">
          <table:table-cell table:style-name="ce31" office:value-type="string" calcext:value-type="string">
            <text:p>1_1_1</text:p>
          </table:table-cell>
          <table:table-cell table:style-name="ce37" office:value-type="string" calcext:value-type="string">
            <text:p><text:span text:style-name="T3">El Pla Municipal s’elabora a l’inici de cada mandat i estableix les línies prioritàries, els objectius i les actuacions que el Govern de la ciutat desenvoluparà en els propers quatre anys. </text:span></text:p>
            <text:p/>
            <text:p/>
          </table:table-cell>
          <table:table-cell table:style-name="ce37" office:value-type="string" calcext:value-type="string">
            <text:p><text:span text:style-name="T3">El Plan Municipal se elabora al inicio de cada mandato y establece las líneas prioritarias, los objetivos y las actuaciones que el Gobierno de la ciudad desarrollará en los próximos cuatro años. </text:span></text:p>
            <text:p/>
            <text:p/>
            <text:p/>
          </table:table-cell>
          <table:table-cell table:style-name="ce37" office:value-type="string" calcext:value-type="string">
            <text:p>El Pla Municipal s’elabora a l’inici de cada mandat i estableix les línies prioritàries, els objectius i les actuacions que el Govern de la ciutat desenvoluparà en els propers quatre anys.  </text:p>
            <text:p/>
            <text:p/>
            <text:p/>
          </table:table-cell>
          <table:table-cell table:style-name="ce50" office:value-type="string" calcext:value-type="string">
            <text:p>link pads</text:p>
          </table:table-cell>
          <table:table-cell table:style-name="ce50" table:number-columns-repeated="23"/>
          <table:table-cell table:number-columns-repeated="996"/>
        </table:table-row>
        <table:table-row table:style-name="ro12">
          <table:table-cell table:style-name="ce31" office:value-type="string" calcext:value-type="string">
            <text:p>1_1_2</text:p>
          </table:table-cell>
          <table:table-cell table:style-name="ce37" office:value-type="string" calcext:value-type="string">
            <text:p>PLA</text:p>
          </table:table-cell>
          <table:table-cell table:style-name="ce37" office:value-type="string" calcext:value-type="string">
            <text:p>PLAN</text:p>
          </table:table-cell>
          <table:table-cell table:style-name="ce37" office:value-type="string" calcext:value-type="string">
            <text:p>PLA</text:p>
          </table:table-cell>
          <table:table-cell table:style-name="ce50" table:number-columns-repeated="24"/>
          <table:table-cell table:number-columns-repeated="996"/>
        </table:table-row>
        <table:table-row table:style-name="ro13">
          <table:table-cell table:style-name="ce31" office:value-type="string" calcext:value-type="string">
            <text:p>1_1_3</text:p>
          </table:table-cell>
          <table:table-cell table:style-name="ce59" office:value-type="string" calcext:value-type="string">
            <text:p>L'objectiu del Pla Municipal és impulsar un projecte socioeconòmic de ciutat que ha de contribuir a revertir les desigualtats entre persones i barris, i al mateix temps ha de donar resposta als grans reptes ambientals i energètics del nou segle.</text:p>
          </table:table-cell>
          <table:table-cell table:style-name="ce92" office:value-type="string" calcext:value-type="string">
            <text:p>El objetivo del Plan Municipal impulsar un proyecto socioeconómico de ciudad que debe contribuir a revertir las desigualdades entre personas y barrios y, al mismo tiempo, debe dar respuesta a los grandes retos ambientales y energéticos del nuevo siglo.</text:p>
          </table:table-cell>
          <table:table-cell table:style-name="ce59" office:value-type="string" calcext:value-type="string">
            <text:p>L'objectiu del Pla Municipal és impulsar un projecte socioeconòmic de ciutat que ha de contribuir a revertir les desigualtats entre persones i barris, i al mateix temps ha de donar resposta als grans reptes ambientals i energètics del nou segle.</text:p>
          </table:table-cell>
          <table:table-cell table:style-name="ce50" table:number-columns-repeated="24"/>
          <table:table-cell table:number-columns-repeated="996"/>
        </table:table-row>
        <table:table-row table:style-name="ro12">
          <table:table-cell table:style-name="ce31" office:value-type="string" calcext:value-type="string">
            <text:p>1_1_4</text:p>
          </table:table-cell>
          <table:table-cell table:style-name="ce60" office:value-type="string" calcext:value-type="string">
            <text:p>ACCIÓ</text:p>
          </table:table-cell>
          <table:table-cell table:style-name="ce60" office:value-type="string" calcext:value-type="string">
            <text:p>ACCIÓN</text:p>
          </table:table-cell>
          <table:table-cell table:style-name="ce60" office:value-type="string" calcext:value-type="string">
            <text:p>ACCIÓ</text:p>
          </table:table-cell>
          <table:table-cell table:style-name="ce50" table:number-columns-repeated="24"/>
          <table:table-cell table:number-columns-repeated="996"/>
        </table:table-row>
        <table:table-row table:style-name="ro13">
          <table:table-cell table:style-name="ce31" office:value-type="string" calcext:value-type="string">
            <text:p>1_1_5</text:p>
          </table:table-cell>
          <table:table-cell table:style-name="ce61" office:value-type="string" calcext:value-type="string">
            <text:p>Paral·lelament, també s'han elaborat deu plans de districte amb una estructura similar però amb una mirada territorial específica i, per tant, objectius i actuacions pròpies.</text:p>
          </table:table-cell>
          <table:table-cell table:style-name="ce93" office:value-type="string" calcext:value-type="string">
            <text:p>Paralelamente, también se han elaborado diez planes de distrito con una estructura similar, pero con una mirada territorial específica y, por lo tanto, con objetivos y actuaciones propias.</text:p>
          </table:table-cell>
          <table:table-cell table:style-name="ce61" office:value-type="string" calcext:value-type="string">
            <text:p>Paral·lelament, també s'han elaborat deu plans de districte amb una estructura similar però amb una mirada territorial específica i, per tant, objectius i actuacions pròpies.</text:p>
          </table:table-cell>
          <table:table-cell table:style-name="ce50" table:number-columns-repeated="24"/>
          <table:table-cell table:number-columns-repeated="996"/>
        </table:table-row>
        <table:table-row table:style-name="ro12">
          <table:table-cell table:style-name="ce31" office:value-type="string" calcext:value-type="string">
            <text:p>1_1_6</text:p>
          </table:table-cell>
          <table:table-cell table:number-columns-repeated="3" table:style-name="ce60" office:value-type="string" calcext:value-type="string">
            <text:p>MUNICIPAL</text:p>
          </table:table-cell>
          <table:table-cell table:style-name="ce50" table:number-columns-repeated="24"/>
          <table:table-cell table:number-columns-repeated="996"/>
        </table:table-row>
        <table:table-row table:style-name="ro10">
          <table:table-cell table:style-name="ce31"/>
          <table:table-cell table:style-name="ce37" table:number-columns-repeated="3"/>
          <table:table-cell table:style-name="ce50" table:number-columns-repeated="24"/>
          <table:table-cell table:number-columns-repeated="996"/>
        </table:table-row>
        <table:table-row table:style-name="ro12">
          <table:table-cell table:style-name="ce30" office:value-type="string" calcext:value-type="string">
            <text:p>1_2</text:p>
          </table:table-cell>
          <table:table-cell table:style-name="ce58" office:value-type="string" calcext:value-type="string">
            <text:p>Els cinc eixos del Pla Municipal</text:p>
          </table:table-cell>
          <table:table-cell table:style-name="ce91" office:value-type="string" calcext:value-type="string">
            <text:p>Los cinco ejes del Plan Municipal</text:p>
          </table:table-cell>
          <table:table-cell table:style-name="ce58" office:value-type="string" calcext:value-type="string">
            <text:p>Els cinc eixos del Pla Municipal</text:p>
          </table:table-cell>
          <table:table-cell table:style-name="ce103" table:number-columns-repeated="24"/>
          <table:table-cell table:number-columns-repeated="996"/>
        </table:table-row>
        <table:table-row table:style-name="ro14">
          <table:table-cell table:style-name="ce31" office:value-type="string" calcext:value-type="string">
            <text:p>1_2_0</text:p>
          </table:table-cell>
          <table:table-cell table:style-name="ce37" office:value-type="string" calcext:value-type="string">
            <text:p>Les actuacions del Pla Municipal s'han dividit en 5 eixos temàtics i 29 línies estràtegiques. </text:p>
          </table:table-cell>
          <table:table-cell table:style-name="ce92" office:value-type="string" calcext:value-type="string">
            <text:p>Las actuaciones del Plan Municipal se han dividido en 5 ejes temáticos y 29 líneas estratégicas.</text:p>
          </table:table-cell>
          <table:table-cell table:style-name="ce37" office:value-type="string" calcext:value-type="string">
            <text:p>Les actuacions del Pla Municipal s'han dividit en 5 eixos temàtics i 29 línies estràtegiques. </text:p>
          </table:table-cell>
          <table:table-cell table:style-name="ce50" table:number-columns-repeated="24"/>
          <table:table-cell table:style-name="ce116" table:number-columns-repeated="996"/>
        </table:table-row>
        <table:table-row table:style-name="ro10">
          <table:table-cell table:style-name="ce31" office:value-type="string" calcext:value-type="string">
            <text:p>1_2_0_1</text:p>
          </table:table-cell>
          <table:table-cell table:style-name="ce62" office:value-type="string" calcext:value-type="string">
            <text:p>Explora quins són aquests eixos i les seves línies estratègiques.</text:p>
          </table:table-cell>
          <table:table-cell table:style-name="ce92" office:value-type="string" calcext:value-type="string">
            <text:p>Explora cuáles son estos ejes y sus líneas estratégicas.</text:p>
          </table:table-cell>
          <table:table-cell table:style-name="ce62" office:value-type="string" calcext:value-type="string">
            <text:p>Explora quins són aquests eixos i les seves línies estratègiques.</text:p>
          </table:table-cell>
          <table:table-cell table:style-name="ce50" table:number-columns-repeated="24"/>
          <table:table-cell table:style-name="ce117" table:number-columns-repeated="996"/>
        </table:table-row>
        <table:table-row table:style-name="ro10">
          <table:table-cell table:style-name="ce31"/>
          <table:table-cell table:style-name="ce63"/>
          <table:table-cell table:style-name="ce37" table:number-columns-repeated="2"/>
          <table:table-cell table:style-name="ce50" table:number-columns-repeated="24"/>
          <table:table-cell table:number-columns-repeated="996"/>
        </table:table-row>
        <table:table-row table:style-name="ro10">
          <table:table-cell table:style-name="ce32" office:value-type="string" calcext:value-type="string">
            <text:p>1_2_1</text:p>
          </table:table-cell>
          <table:table-cell table:style-name="ce64" office:value-type="string" calcext:value-type="string">
            <text:p>Bon Viure</text:p>
          </table:table-cell>
          <table:table-cell table:style-name="ce94" office:value-type="string" calcext:value-type="string">
            <text:p>Vivir bien</text:p>
          </table:table-cell>
          <table:table-cell table:style-name="ce64" office:value-type="string" calcext:value-type="string">
            <text:p>Bon Viure</text:p>
          </table:table-cell>
          <table:table-cell table:style-name="ce65" office:value-type="string" calcext:value-type="string">
            <text:p>https://decidim.barcelona/categories#category_1</text:p>
          </table:table-cell>
          <table:table-cell table:style-name="ce65" table:number-columns-repeated="23"/>
          <table:table-cell table:number-columns-repeated="996"/>
        </table:table-row>
        <table:table-row table:style-name="ro15">
          <table:table-cell table:style-name="ce31" office:value-type="string" calcext:value-type="string">
            <text:p>1_2_1_0</text:p>
          </table:table-cell>
          <table:table-cell table:style-name="ce59" office:value-type="string" calcext:value-type="string">
            <text:p>L’extensió de la pobresa i de la precarietat i l’augment de les desigualtats s’expressen en la vida quotidiana de la ciutat i posen en qüestió l’exercici dels drets fonamentals. En aquest context, Barcelona ha d’apostar per garantir i protegir els drets humans en la seva diversitat: des del dret a l’habitatge, a l’educació, a la salut, a la cultura i a l’esport, fins al dret a la llibertat, a la integritat física, i el respecte a les creences personals. La ciutat democràtica no es pot conformar amb un assistencialisme pal·liatiu, sinó que ha d’orientar les seves actuacions cap a l’assoliment dels drets fonamentals per a tots i cadascun dels seus veïns, sense distinció de sexe i opció sexual, edat, barri de residència, origen o nacionalitat.</text:p>
          </table:table-cell>
          <table:table-cell table:style-name="ce92" office:value-type="string" calcext:value-type="string">
            <text:p>La extensión de la pobreza y de la precariedad y el aumento de las desigualdades se expresan en la vida cotidiana de la ciudad y ponen en cuestión el ejercicio de los derechos fundamentales. En este contexto, Barcelona tiene que apostar por garantizar y proteger los derechos humanos en su diversidad: desde el derecho a la vivienda, a la educación, a la salud, a la cultura y al deporte hasta el derecho a la libertad y a la integridad física y el respeto por las creencias personales. La ciudad democrática no se puede conformar con un asistencialismo paliativo, sino que debe orientar sus actuaciones hacia la consecución de los derechos fundamentales para todos y cada uno de sus vecinos, sin distinción de sexo ni opción sexual, edad, barrio de residencia, origen o nacionalidad.</text:p>
          </table:table-cell>
          <table:table-cell table:style-name="ce37" office:value-type="string" calcext:value-type="string">
            <text:p>L’extensió de la pobresa i de la precarietat i l’increment de les desigualtats s’expressen en la vida quotidiana de la ciutat posant en qüestió l’exercici dels drets fonamentals. En aquest context, Barcelona ha d’apostar per garantir i protegir els drets humans en la seva diversitat: des del dret a l’habitatge, a l’educació, a la salut, a la cultura i a l’esport, fins al dret a la llibertat, a la integritat física, i el respecte a les creences personals. La ciutat democràtica no es pot conformar amb un assistencialisme pal·liatiu, sinó que ha d’orientar les seves actuacions cap a l’assoliment dels drets fonamentals per a tots i cadascun dels seus veïns, sense distinció de sexe i opció sexual, edat, barri de residència, origen o nacionalitat.</text:p>
          </table:table-cell>
          <table:table-cell table:style-name="ce50" table:number-columns-repeated="24"/>
          <table:table-cell table:number-columns-repeated="996"/>
        </table:table-row>
        <table:table-row table:style-name="ro10">
          <table:table-cell table:style-name="ce31" office:value-type="string" calcext:value-type="string">
            <text:p>1_2_1_0_l</text:p>
          </table:table-cell>
          <table:table-cell table:number-columns-repeated="3" table:style-name="ce65" office:value-type="string" calcext:value-type="string">
            <text:p>https://decidim.barcelona/categories#category_1</text:p>
          </table:table-cell>
          <table:table-cell table:style-name="ce50" table:number-columns-repeated="24"/>
          <table:table-cell table:number-columns-repeated="996"/>
        </table:table-row>
        <table:table-row table:style-name="ro10">
          <table:table-cell table:style-name="ce31" office:value-type="string" calcext:value-type="string">
            <text:p>1_2_1_1</text:p>
          </table:table-cell>
          <table:table-cell table:style-name="ce37" office:value-type="string" calcext:value-type="string">
            <text:p>Justícia social</text:p>
          </table:table-cell>
          <table:table-cell table:style-name="ce92" office:value-type="string" calcext:value-type="string">
            <text:p>Justicia social</text:p>
          </table:table-cell>
          <table:table-cell table:style-name="ce37" office:value-type="string" calcext:value-type="string">
            <text:p>Justícia social</text:p>
          </table:table-cell>
          <table:table-cell/>
          <table:table-cell table:style-name="ce50" table:number-columns-repeated="23"/>
          <table:table-cell table:number-columns-repeated="996"/>
        </table:table-row>
        <table:table-row table:style-name="ro16">
          <table:table-cell table:style-name="ce31" office:value-type="string" calcext:value-type="string">
            <text:p>1_2_1_1_1</text:p>
          </table:table-cell>
          <table:table-cell table:style-name="ce59" office:value-type="string" calcext:value-type="string">
            <text:p>Davant l’increment de les desigualtats i les diverses formes d’exclusió social, les respostes de l’Ajuntament han d’incidir en les estructures que les generen alhora i ha d’impulsar mesures decidides per enfrontar-se a l’emergència social causada per dinàmiques econòmiques i decisions polítiques. Per combatre les desigualtats i les exclusions cal crear mecanismes que permetin garantir a la ciutadania de Barcelona fer efectius el dret a una ocupació i a un salari, el dret a una protecció social, el dret a l’habitatge, el dret a l’educació, el dret a la salut i el dret a una alimentació adequada. </text:p>
          </table:table-cell>
          <table:table-cell table:style-name="ce92" office:value-type="string" calcext:value-type="string">
            <text:p>Ante el incremento de las desigualdades y las diversas formas de exclusión social, las respuestas del Ayuntamiento deben incidir en las estructuras que las generan a la vez y tiene que impulsar medidas decididas para enfrentarse a la emergencia social causada por dinámicas económicas y decisiones políticas. Para combatir las desigualdades y las exclusiones, hay que crear mecanismos que permitan garantizar a la ciudadanía de Barcelona hacer efectivos el derecho a un empleo y a un salario, el derecho a una protección social, el derecho a la vivienda, el derecho a la educación, el derecho a la salud y el derecho a una alimentación adecuada. </text:p>
          </table:table-cell>
          <table:table-cell table:style-name="ce37" office:value-type="string" calcext:value-type="string">
            <text:p>Davant l’increment de les desigualtats i les diverses formes d’exclusió social, les respostes de l’Ajuntament han d’incidir en les estructures que les generen alhora i ha d’impulsar mesures decidides per enfrontar-se a l’emergència social causada per dinàmiques econòmiques i decisions polítiques. Per combatre les desigualtats i les exclusions cal crear mecanismes que permetin garantir a la ciutadania de Barcelona fer efectius el dret a una ocupació i a un salari, el dret a una protecció social, el dret a l’habitatge, el dret a l’educació, el dret a la salut i el dret a una alimentació adequada. </text:p>
          </table:table-cell>
          <table:table-cell table:style-name="ce50" table:number-columns-repeated="24"/>
          <table:table-cell table:number-columns-repeated="996"/>
        </table:table-row>
        <table:table-row table:style-name="ro10">
          <table:table-cell table:style-name="ce33" office:value-type="string" calcext:value-type="string">
            <text:p>1_2_1_1_l</text:p>
          </table:table-cell>
          <table:table-cell table:number-columns-repeated="3" table:style-name="ce66" office:value-type="string" calcext:value-type="string">
            <text:p>https://decidim.barcelona/categories#subcategory_1</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1_2</text:p>
          </table:table-cell>
          <table:table-cell table:style-name="ce37" office:value-type="string" calcext:value-type="string">
            <text:p>Autonomia personal i reconeixement de les cures</text:p>
          </table:table-cell>
          <table:table-cell table:style-name="ce92" office:value-type="string" calcext:value-type="string">
            <text:p>Autonomía personal y reconocimiento de los cuidados</text:p>
          </table:table-cell>
          <table:table-cell table:style-name="ce37" office:value-type="string" calcext:value-type="string">
            <text:p>Autonomia personal i reconeixement de les cures</text:p>
          </table:table-cell>
          <table:table-cell/>
          <table:table-cell table:style-name="ce50" table:number-columns-repeated="23"/>
          <table:table-cell table:number-columns-repeated="996"/>
        </table:table-row>
        <table:table-row table:style-name="ro17">
          <table:table-cell table:style-name="ce31" office:value-type="string" calcext:value-type="string">
            <text:p>1_2_1_2_1</text:p>
          </table:table-cell>
          <table:table-cell table:style-name="ce59" office:value-type="string" calcext:value-type="string">
            <text:p>El Govern de la ciutat ha de reforçar les actuacions que garanteixin l’autonomia personal de les persones amb diversitat funcional o persones dependents, garantint-los la plena igualtat d’oportunitats amb la resta de veïns. Les discapacitats físiques, auditives, visuals, intel·lectuals o derivades de trastorns mentals, o les persones amb algun grau de dependència, exigeixen programes a mida que garanteixin la possibilitat de desenvolupar-se autònomament en la vida urbana, així com una atenció especial en tota l'oferta de serveis o en la qualitat de l’espai públic perquè estiguin adaptats a la diversitat de necessitats de la població.</text:p>
          </table:table-cell>
          <table:table-cell table:style-name="ce92" office:value-type="string" calcext:value-type="string">
            <text:p>El Gobierno de la ciudad debe reforzar las actuaciones que garanticen la autonomía personal de las personas con diversidad funcional o personas dependientes, garantizándoles la plena igualdad de oportunidades con el resto de los vecinos. Las discapacidades físicas, auditivas, visuales, intelectuales o derivadas de trastornos mentales, o las personas con algún grado de dependencia, exigen programas a medida que garanticen la posibilidad de desarrollarse autónomamente en la vida urbana, así como una atención especial en toda la oferta de servicios o en la calidad del espacio público para que estén adaptados a la diversidad de necesidades de la población.</text:p>
          </table:table-cell>
          <table:table-cell table:style-name="ce37" office:value-type="string" calcext:value-type="string">
            <text:p>El govern de la ciutat ha de reforçar les actuacions que garanteixin </text:p>
            <text:p>l’autonomia personal d’aquelles persones amb diversitat funcional o </text:p>
            <text:p>persones dependents, garantint-los la plena igualtat d’oportunitats amb </text:p>
            <text:p>la resta de veïns. La discapacitat física, auditiva, visual, </text:p>
            <text:p>intel·lectual o derivada per trastorns mentals, o les persones amb algun</text:p>
            <text:p> grau de dependència, exigeixen programes a mida que garanteixin la </text:p>
            <text:p>possibilitat de desenvolupar-se autònomament en la vida urbana, així com</text:p>
            <text:p> una atenció especial en tota l'oferta de serveis o en la qualitat de </text:p>
            <text:p>l’espai públic perquè estiguin adaptats a la diversitat de necessitats </text:p>
            <text:p>de la població.</text:p>
          </table:table-cell>
          <table:table-cell table:style-name="ce50" table:number-columns-repeated="24"/>
          <table:table-cell table:number-columns-repeated="996"/>
        </table:table-row>
        <table:table-row table:style-name="ro10">
          <table:table-cell table:style-name="ce33" office:value-type="string" calcext:value-type="string">
            <text:p>1_2_1_2_l</text:p>
          </table:table-cell>
          <table:table-cell table:number-columns-repeated="3" table:style-name="ce66" office:value-type="string" calcext:value-type="string">
            <text:p>https://decidim.barcelona/categories#subcategory_2</text:p>
          </table:table-cell>
          <table:table-cell table:style-name="ce66" table:number-columns-repeated="24"/>
          <table:table-cell table:style-name="ce118" table:number-columns-repeated="996"/>
        </table:table-row>
        <table:table-row table:style-name="ro13">
          <table:table-cell table:style-name="ce31" office:value-type="string" calcext:value-type="string">
            <text:p>1_2_1_3</text:p>
          </table:table-cell>
          <table:table-cell table:style-name="ce37" office:value-type="string" calcext:value-type="string">
            <text:p>Educació i coneixement</text:p>
          </table:table-cell>
          <table:table-cell table:style-name="ce92" office:value-type="string" calcext:value-type="string">
            <text:p>Educación y conocimiento</text:p>
          </table:table-cell>
          <table:table-cell table:style-name="ce37" office:value-type="string" calcext:value-type="string">
            <text:p>Educació i coneixement</text:p>
          </table:table-cell>
          <table:table-cell/>
          <table:table-cell table:style-name="ce50" table:number-columns-repeated="23"/>
          <table:table-cell table:number-columns-repeated="996"/>
        </table:table-row>
        <table:table-row table:style-name="ro18">
          <table:table-cell table:style-name="ce31" office:value-type="string" calcext:value-type="string">
            <text:p>1_2_1_3_1</text:p>
          </table:table-cell>
          <table:table-cell table:style-name="ce59" office:value-type="string" calcext:value-type="string">
            <text:p>L'educació és un dret i una eina fonamental per abordar la construcció del que és comú. Garantir aquest dret vol dir garantir una educació digna per a tothom, al llarg de tota la vida.</text:p>
          </table:table-cell>
          <table:table-cell table:style-name="ce92" office:value-type="string" calcext:value-type="string">
            <text:p>La educación es un derecho y una herramienta fundamental para abordar la construcción de lo que es común. Garantizar este derecho significa garantizar una educación digna para todos a lo largo de toda la vida.</text:p>
          </table:table-cell>
          <table:table-cell table:style-name="ce37" office:value-type="string" calcext:value-type="string">
            <text:p>L'educació és un dret i una eina fonamental per abordar la construcció </text:p>
            <text:p>del que és comú. Garantir aquest dret vol dir garantir una educació </text:p>
            <text:p>digna per a tothom, al llarg de tota la vida.</text:p>
          </table:table-cell>
          <table:table-cell table:style-name="ce50" table:number-columns-repeated="24"/>
          <table:table-cell table:number-columns-repeated="996"/>
        </table:table-row>
        <table:table-row table:style-name="ro10">
          <table:table-cell table:style-name="ce33" office:value-type="string" calcext:value-type="string">
            <text:p>1_2_1_3_l</text:p>
          </table:table-cell>
          <table:table-cell table:style-name="ce66" office:value-type="string" calcext:value-type="string">
            <text:p>https://decidim.barcelona/categories#subcategory_3</text:p>
          </table:table-cell>
          <table:table-cell table:style-name="ce66" office:value-type="string" calcext:value-type="string">
            <text:p>https://decidim.barcelona/categories#subcategory_4</text:p>
          </table:table-cell>
          <table:table-cell table:style-name="ce66" office:value-type="string" calcext:value-type="string">
            <text:p>https://decidim.barcelona/categories#subcategory_5</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1_4</text:p>
          </table:table-cell>
          <table:table-cell table:style-name="ce37" office:value-type="string" calcext:value-type="string">
            <text:p>Equitat de gènere i diversitat sexual</text:p>
          </table:table-cell>
          <table:table-cell table:style-name="ce92" office:value-type="string" calcext:value-type="string">
            <text:p>Equidad de género y diversidad sexual</text:p>
          </table:table-cell>
          <table:table-cell table:style-name="ce37" office:value-type="string" calcext:value-type="string">
            <text:p>Equitat de gènere i diversitat sexual</text:p>
          </table:table-cell>
          <table:table-cell/>
          <table:table-cell table:style-name="ce50" table:number-columns-repeated="23"/>
          <table:table-cell table:number-columns-repeated="996"/>
        </table:table-row>
        <table:table-row table:style-name="ro19">
          <table:table-cell table:style-name="ce31" office:value-type="string" calcext:value-type="string">
            <text:p>1_2_1_4_1</text:p>
          </table:table-cell>
          <table:table-cell table:style-name="ce59" office:value-type="string" calcext:value-type="string">
            <text:p><text:span text:style-name="T4">Les desigualtats entre dones i homes a Barcelona són sistèmiques i s’expressen de diferents maneres. Paral·lelament a la violència de gènere, la divisió sexual de la feina persisteix i són les dones les que es fan càrrec de les necessitats de cura de la població en gran mesura. La feminització de la pobresa és una altra realitat en la qual cal intervenir. Cal destacar una altra assignatura pendent, la manca d’una distribució equitativa del poder i dels llocs de decisió en l’àmbit polític i econòmic entre dones i homes.</text:span></text:p>
            <text:p/>
            <text:p><text:span text:style-name="T4">D'altra banda, en la nostra societat la diversitat afectivosexual i de gènere està lluny d’estar normalitzada, i visibilitzar-la és, encara, una aposta arriscada en molts àmbits, com ara l’educatiu, el laboral, l'espai públic o fins i tot els espais d’oci.</text:span></text:p>
          </table:table-cell>
          <table:table-cell table:style-name="ce92" office:value-type="string" calcext:value-type="string">
            <text:p><text:span text:style-name="T4">Las desigualdades entre mujeres y hombres en Barcelona son sistémicas y se expresan de diferentes maneras. Paralelamente a la violencia de género, la división sexual del trabajo persiste y son las mujeres las que se hacen cargo de las necesidades de cuidados de la población en gran medida. La feminización de la pobreza es otra realidad en la que hay que intervenir. Hay que destacar otra asignatura pendiente: la falta de una distribución equitativa del poder y de los puestos de decisión en el ámbito político y económico entre mujeres y hombres.</text:span></text:p>
            <text:p/>
            <text:p><text:span text:style-name="T4">Por otra parte, en nuestra sociedad, la diversidad afectivo-sexual y de género está lejos de estar normalizada, y visibilizarla es, todavía, una apuesta arriesgada en muchos ámbitos, como el educativo, el laboral, el espacio público o incluso los espacios de ocio.</text:span></text:p>
          </table:table-cell>
          <table:table-cell table:style-name="ce37" office:value-type="string" calcext:value-type="string">
            <text:p>Les desigualtats entre dones i homes a Barcelona són sistèmiques i s’expressen de diferents maneres. Paral·lelament a la violència de gènere, la divisió sexual de la feina persisteix i són les dones les que es fan càrrec de les necessitats de cura de la població en gran mesura.La feminització de la pobresa és una altra realitat en la qual cal intervenir. Cal destacar una altra assignatura pendent, la manca d’una distribució equitativa del poder i dels llocs de decisió en l’àmbit polític i econòmic entre dones i homes.</text:p>
            <text:p/>
            <text:p>Per altra banda, en la nostra societat la diversitat afectivosexual i de gènere està lluny d’estar normalitzada i visibilitzar-la és encara una aposta arriscada en molts contextos, ja sigui l’educatiu, el laboral, a l’espai públic o fins i tot als espais d’oci.</text:p>
          </table:table-cell>
          <table:table-cell table:style-name="ce50" table:number-columns-repeated="24"/>
          <table:table-cell table:number-columns-repeated="996"/>
        </table:table-row>
        <table:table-row table:style-name="ro10">
          <table:table-cell table:style-name="ce33" office:value-type="string" calcext:value-type="string">
            <text:p>1_2_1_4_l</text:p>
          </table:table-cell>
          <table:table-cell table:number-columns-repeated="3" table:style-name="ce66" office:value-type="string" calcext:value-type="string">
            <text:p>https://decidim.barcelona/categories#subcategory_4</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1_5</text:p>
          </table:table-cell>
          <table:table-cell table:style-name="ce37" office:value-type="string" calcext:value-type="string">
            <text:p>Cicles de vida</text:p>
          </table:table-cell>
          <table:table-cell table:style-name="ce92" office:value-type="string" calcext:value-type="string">
            <text:p>Ciclos de vida</text:p>
          </table:table-cell>
          <table:table-cell table:style-name="ce37" office:value-type="string" calcext:value-type="string">
            <text:p>Cicles de vida</text:p>
          </table:table-cell>
          <table:table-cell/>
          <table:table-cell table:style-name="ce50" table:number-columns-repeated="23"/>
          <table:table-cell table:number-columns-repeated="996"/>
        </table:table-row>
        <table:table-row table:style-name="ro20">
          <table:table-cell table:style-name="ce31" office:value-type="string" calcext:value-type="string">
            <text:p>1_2_1_5_1</text:p>
          </table:table-cell>
          <table:table-cell table:style-name="ce59" office:value-type="string" calcext:value-type="string">
            <text:p><text:span text:style-name="T4">Cada cop resulta més difícil diferenciar polítiques i actuacions tenint com a criteri únic l’edat. Si bé és cert que és diferent ser un infant, un jove o una persona gran, les fronteres entre aquests moments vitals s’han fet imprecises. Cal afrontar les diverses etapes vitals atenent les seves especificitats i posant l’èmfasi en els moments de disrupció i crisi que acostumen a produir-se al llarg de la vida.</text:span></text:p>
            <text:p/>
            <text:p><text:span text:style-name="T4">Les polítiques de la ciutat han de respondre a les diferents necessitats que sorgeixin en cada moment dels cicles vitals heterogenis (infància, adolescència, emancipació, viure en parella, trencaments familiars, problemes de salut, pèrdua de capacitats físiques o mentals...), i ho han de fer responent també als valors de la igualtat i el reforçament de l’autonomia personal. </text:span></text:p>
          </table:table-cell>
          <table:table-cell table:style-name="ce92" office:value-type="string" calcext:value-type="string">
            <text:p><text:span text:style-name="T4">Cada vez resulta más difícil diferenciar políticas y actuaciones teniendo como criterio único la edad. Si bien es cierto que es diferente ser un niño, un joven o una persona mayor, las fronteras entre estos momentos vitales se han vuelto imprecisas. Hay que afrontar las diversas etapas vitales atendiendo a sus especificidades y poniendo el énfasis en los momentos de disrupción y crisis que suelen producirse a lo largo de la vida.</text:span></text:p>
            <text:p/>
            <text:p><text:span text:style-name="T4">Las políticas de la ciudad deben responder a las diferentes necesidades que surjan en cada momento de los ciclos vitales heterogéneos (infancia, adolescencia, emancipación, vivir en pareja, rupturas familiares, problemas de salud, pérdida de capacidades físicas o mentales...), y lo tienen que hacer respondiendo también a los valores de la igualdad y el refuerzo de la autonomía personal. </text:span></text:p>
          </table:table-cell>
          <table:table-cell table:style-name="ce37" office:value-type="string" calcext:value-type="string">
            <text:p>Cada cop resulta més difícil diferenciar polítiques i actuacions tenint com a criteri únic l’edat. Si bé és cert que és diferent ser un infant, un jove o una persona gran, les fronteres entre aquests moments vitals s’han fet imprecises. Cal encarar les diferents etapes vitals atenent les seves especificitats i posant l’èmfasi en els moments de disrupció i crisi que acostumen a produir-se al llarg de la vida.</text:p>
            <text:p/>
            <text:p>Les polítiques de la ciutat han de respondre a les diferents necessitats que sorgeixin en cada moment dels cicles vitals heterogenis (infància, adolescència, emancipació, viure en parella, trencaments familiars, problemes de salut, pèrdua de capacitats físiques o mentals...), i ho han de fer responent també als valors de la igualtat i el reforçament de l’autonomia personal. </text:p>
          </table:table-cell>
          <table:table-cell table:style-name="ce50" table:number-columns-repeated="24"/>
          <table:table-cell table:number-columns-repeated="996"/>
        </table:table-row>
        <table:table-row table:style-name="ro10">
          <table:table-cell table:style-name="ce33" office:value-type="string" calcext:value-type="string">
            <text:p>1_2_1_5_l</text:p>
          </table:table-cell>
          <table:table-cell table:number-columns-repeated="3" table:style-name="ce66" office:value-type="string" calcext:value-type="string">
            <text:p>https://decidim.barcelona/categories#subcategory_5</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1_6</text:p>
          </table:table-cell>
          <table:table-cell table:style-name="ce37" office:value-type="string" calcext:value-type="string">
            <text:p>Habitatge</text:p>
          </table:table-cell>
          <table:table-cell table:style-name="ce92" office:value-type="string" calcext:value-type="string">
            <text:p>Vivienda</text:p>
          </table:table-cell>
          <table:table-cell table:style-name="ce37" office:value-type="string" calcext:value-type="string">
            <text:p>Habitatge</text:p>
          </table:table-cell>
          <table:table-cell/>
          <table:table-cell table:style-name="ce50" table:number-columns-repeated="23"/>
          <table:table-cell table:number-columns-repeated="996"/>
        </table:table-row>
        <table:table-row table:style-name="ro11">
          <table:table-cell table:style-name="ce31" office:value-type="string" calcext:value-type="string">
            <text:p>1_2_1_6_1</text:p>
          </table:table-cell>
          <table:table-cell table:style-name="ce59" office:value-type="string" calcext:value-type="string">
            <text:p>Barcelona ha de garantir el dret a disposar d’un habitatge digne. Això significa reconèixer obligacions per part dels poders públics i també dels poders privats. Aquestes obligacions tenen a veure tant amb el deure d’oferir habitatges dignes i accessibles econòmicament, com amb el fet de fomentar la participació de la ciutadania en la concreció de les polítiques d’habitatge i sancionar usos antisocials de la propietat.</text:p>
          </table:table-cell>
          <table:table-cell table:style-name="ce92" office:value-type="string" calcext:value-type="string">
            <text:p>Barcelona debe garantizar el derecho a disponer de una vivienda digna. Eso significa reconocer obligaciones por parte de los poderes públicos y también de los poderes privados. Estas obligaciones tienen que ver tanto con el deber de ofrecer viviendas dignas y accesibles económicamente como con fomentar la participación de la ciudadanía en la concreción de las políticas de vivienda y sancionar usos antisociales de la propiedad.</text:p>
          </table:table-cell>
          <table:table-cell table:style-name="ce37" office:value-type="string" calcext:value-type="string">
            <text:p>Barcelona ha de garantir el dret a disposar d’un habitatge digne. Això significa reconèixer obligacions per part dels poders públics i també dels poders privats. Aquestes obligacions tenen a veure tant amb el deure d’oferir habitatges dignes i accessibles econòmicament, com amb fomentar la participació de la ciutadania en la concreció de les polítiques d’habitatge i amb sancionar usos antisocials de la propietat.</text:p>
          </table:table-cell>
          <table:table-cell table:style-name="ce50" table:number-columns-repeated="24"/>
          <table:table-cell table:number-columns-repeated="996"/>
        </table:table-row>
        <table:table-row table:style-name="ro10">
          <table:table-cell table:style-name="ce33" office:value-type="string" calcext:value-type="string">
            <text:p>1_2_1_6_l</text:p>
          </table:table-cell>
          <table:table-cell table:number-columns-repeated="3" table:style-name="ce66" office:value-type="string" calcext:value-type="string">
            <text:p>https://decidim.barcelona/categories#subcategory_6</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1_7</text:p>
          </table:table-cell>
          <table:table-cell table:style-name="ce37" office:value-type="string" calcext:value-type="string">
            <text:p>Sanitat i salut</text:p>
          </table:table-cell>
          <table:table-cell table:style-name="ce92" office:value-type="string" calcext:value-type="string">
            <text:p>Sanidad y salud</text:p>
          </table:table-cell>
          <table:table-cell table:style-name="ce37" office:value-type="string" calcext:value-type="string">
            <text:p>Sanitat i salut</text:p>
          </table:table-cell>
          <table:table-cell/>
          <table:table-cell table:style-name="ce50" table:number-columns-repeated="23"/>
          <table:table-cell table:number-columns-repeated="996"/>
        </table:table-row>
        <table:table-row table:style-name="ro18">
          <table:table-cell table:style-name="ce31" office:value-type="string" calcext:value-type="string">
            <text:p>1_2_1_7_1</text:p>
          </table:table-cell>
          <table:table-cell table:style-name="ce59" office:value-type="string" calcext:value-type="string">
            <text:p>Barcelona disposa, en general, de bons indicadors de salut, però també mostra desigualtats preocupants entre grups socials. Les intervencions de salut pública i la disponibilitat i qualitat dels serveis sanitaris públics són també importants per donar resposta a les necessitats desiguals de salut. L'Ajuntament ha de vetllar per garantir una bona sanitat pública a tota la ciutadania.</text:p>
          </table:table-cell>
          <table:table-cell table:style-name="ce92" office:value-type="string" calcext:value-type="string">
            <text:p>Barcelona dispone, en general, de buenos indicadores de salud, pero también muestra desigualdades preocupantes entre grupos sociales. Las intervenciones de salud pública y la disponibilidad y calidad de los servicios sanitarios públicos son también importantes para dar respuesta a las necesidades desiguales de salud. El Ayuntamiento debe velar por garantizar una buena sanidad pública a toda la ciudadanía.</text:p>
          </table:table-cell>
          <table:table-cell table:style-name="ce37" office:value-type="string" calcext:value-type="string">
            <text:p>Barcelona disposa en general de bons indicadors de salut, però mostra també preocupants desigualtats entre grups socials. Les <text:s/>intervencions de salut pública i la disponibilitat i qualitat de serveis sanitaris públics són també importants per donar resposta a les desiguals necessitats de salut. L'Ajuntament ha de vetllar per garantir una bona sanitat pública a tota la ciutadania.</text:p>
          </table:table-cell>
          <table:table-cell table:style-name="ce50" table:number-columns-repeated="24"/>
          <table:table-cell table:number-columns-repeated="996"/>
        </table:table-row>
        <table:table-row table:style-name="ro10">
          <table:table-cell table:style-name="ce33" office:value-type="string" calcext:value-type="string">
            <text:p>1_2_1_7_l</text:p>
          </table:table-cell>
          <table:table-cell table:number-columns-repeated="3" table:style-name="ce66" office:value-type="string" calcext:value-type="string">
            <text:p>https://decidim.barcelona/categories#subcategory_7</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1_8</text:p>
          </table:table-cell>
          <table:table-cell table:style-name="ce37" office:value-type="string" calcext:value-type="string">
            <text:p>Migració, interculturalitat i discriminació zero</text:p>
          </table:table-cell>
          <table:table-cell table:style-name="ce92" office:value-type="string" calcext:value-type="string">
            <text:p>Migración, interculturalidad y discriminación cero</text:p>
          </table:table-cell>
          <table:table-cell table:style-name="ce37" office:value-type="string" calcext:value-type="string">
            <text:p>Migració, interculturalitat i discriminació zero</text:p>
          </table:table-cell>
          <table:table-cell/>
          <table:table-cell table:style-name="ce50" table:number-columns-repeated="23"/>
          <table:table-cell table:number-columns-repeated="996"/>
        </table:table-row>
        <table:table-row table:style-name="ro11">
          <table:table-cell table:style-name="ce31" office:value-type="string" calcext:value-type="string">
            <text:p>1_2_1_8_1</text:p>
          </table:table-cell>
          <table:table-cell table:style-name="ce59" office:value-type="string" calcext:value-type="string">
            <text:p>La ciutat ha de fer front a l’acollida de noves persones migrants i ha de garantir la construcció d’un projecte col·lectiu en què totes les persones se sentin partícips sense tenir-ne en compte l'origen. Paral·lelament a les polítiques de suport a les persones migrades que els garanteixin els drets bàsics de ciutadania, Barcelona ha de potenciar el seu model de convivència intercultural, que es basi en la interacció entre totes les persones residents, independentment del seu origen cultural.</text:p>
          </table:table-cell>
          <table:table-cell table:style-name="ce92" office:value-type="string" calcext:value-type="string">
            <text:p>La ciudad debe hacer frente a la acogida de nuevas personas migrantes y debe garantizar la construcción de un proyecto colectivo en que todas las personas se sientan partícipes sin tener en cuenta su origen. Paralelamente a las políticas de apoyo a las personas migradas que les garanticen los derechos básicos de ciudadanía, Barcelona debe potenciar su modelo de convivencia intercultural, que se basa en la interacción entre todas las personas residentes, independientemente de su origen cultural.</text:p>
          </table:table-cell>
          <table:table-cell table:style-name="ce37" office:value-type="string" calcext:value-type="string">
            <text:p>La ciutat ha de fer front a l’acollida de noves persones migrants i ha de garantir la construcció d’un projecte col·lectiu en què totes les persones se sentin partícips sense tenir-ne en compte l'origen. Paral·lelament a les polítiques de suport a les persones migrades que els garanteixin els drets bàsics de ciutadania, Barcelona ha potenciar el seu model de convivència intercultural, que es basi en la interacció entre totes les persones residents, independentment del seu origen cultural.</text:p>
          </table:table-cell>
          <table:table-cell table:style-name="ce50" table:number-columns-repeated="24"/>
          <table:table-cell table:number-columns-repeated="996"/>
        </table:table-row>
        <table:table-row table:style-name="ro10">
          <table:table-cell table:style-name="ce33" office:value-type="string" calcext:value-type="string">
            <text:p>1_2_1_8_l</text:p>
          </table:table-cell>
          <table:table-cell table:number-columns-repeated="3" table:style-name="ce66" office:value-type="string" calcext:value-type="string">
            <text:p>https://decidim.barcelona/categories#subcategory_8</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1_9</text:p>
          </table:table-cell>
          <table:table-cell table:style-name="ce37" office:value-type="string" calcext:value-type="string">
            <text:p>Defensa i protecció dels Drets Humans</text:p>
          </table:table-cell>
          <table:table-cell table:style-name="ce92" office:value-type="string" calcext:value-type="string">
            <text:p>Defensa y protección de los derechos humanos</text:p>
          </table:table-cell>
          <table:table-cell table:style-name="ce37" office:value-type="string" calcext:value-type="string">
            <text:p>Defensa i protecció dels Drets Humans</text:p>
          </table:table-cell>
          <table:table-cell/>
          <table:table-cell table:style-name="ce50" table:number-columns-repeated="23"/>
          <table:table-cell table:number-columns-repeated="996"/>
        </table:table-row>
        <table:table-row table:style-name="ro2">
          <table:table-cell table:style-name="ce31" office:value-type="string" calcext:value-type="string">
            <text:p>1_2_1_9_1</text:p>
          </table:table-cell>
          <table:table-cell table:style-name="ce59" office:value-type="string" calcext:value-type="string">
            <text:p>Barcelona ha de vetllar pel compliment dels drets humans i, per tant, la planificació i l'execució de les polítiques públiques s’ha de guiar pel respecte, la protecció i la garantia d’aquests drets. Un principi que s’ha de desplegar de manera transversal i integral en tots els àmbits d’actuació municipal, atès que els drets humans, recollits en diferents instruments internacionals, nacionals i també locals, obliguen les administracions públiques de manera clara i vinculant.</text:p>
          </table:table-cell>
          <table:table-cell table:style-name="ce92" office:value-type="string" calcext:value-type="string">
            <text:p>Barcelona debe velar por el cumplimiento de los derechos humanos y, por lo tanto, la planificación y la ejecución de las políticas públicas deben guiarse por el respeto, la protección y la garantía de estos derechos. Un principio que se tiene que desplegar de manera transversal e integral en todos los ámbitos de actuación municipal, puesto que los derechos humanos, recogidos en diferentes instrumentos internacionales, nacionales y también locales, obligan a las administraciones públicas de forma clara y vinculante.</text:p>
          </table:table-cell>
          <table:table-cell table:style-name="ce37" office:value-type="string" calcext:value-type="string">
            <text:p>Barcelona ha de vetllar pel compliment dels drets humans i, per tant, la planificació, l'execució i la planificació de les polítiques públiques s’ha de guiar pel respecte, la protecció i la garantia d’aquests drets. Un principi que s’ha desplegar de manera transversal i integral en tots els àmbits d’actuació municipal, atès que els drets humans, recollits en <text:s/>diferents instruments internacionals, nacionals i també locals, obliguen les administracions públiques de manera clara i vinculant.</text:p>
          </table:table-cell>
          <table:table-cell table:style-name="ce50" table:number-columns-repeated="24"/>
          <table:table-cell table:number-columns-repeated="996"/>
        </table:table-row>
        <table:table-row table:style-name="ro2">
          <table:table-cell table:style-name="ce33" office:value-type="string" calcext:value-type="string">
            <text:p>1_2_1_9_l</text:p>
          </table:table-cell>
          <table:table-cell table:number-columns-repeated="3" table:style-name="ce66" office:value-type="string" calcext:value-type="string">
            <text:p>https://decidim.barcelona/categories#subcategory_21</text:p>
          </table:table-cell>
          <table:table-cell table:style-name="ce66" table:number-columns-repeated="24"/>
          <table:table-cell table:style-name="ce118" table:number-columns-repeated="996"/>
        </table:table-row>
        <table:table-row table:style-name="ro2">
          <table:table-cell table:style-name="ce31" office:value-type="string" calcext:value-type="string">
            <text:p>1_2_1_10</text:p>
          </table:table-cell>
          <table:table-cell table:number-columns-repeated="3" table:style-name="ce37" office:value-type="string" calcext:value-type="string">
            <text:p>Cultura</text:p>
          </table:table-cell>
          <table:table-cell/>
          <table:table-cell table:style-name="ce50" table:number-columns-repeated="23"/>
          <table:table-cell table:number-columns-repeated="996"/>
        </table:table-row>
        <table:table-row table:style-name="ro21">
          <table:table-cell table:style-name="ce31" office:value-type="string" calcext:value-type="string">
            <text:p>1_2_1_10_1</text:p>
          </table:table-cell>
          <table:table-cell table:style-name="ce59" office:value-type="string" calcext:value-type="string">
            <text:p>Es fa imprescindible garantir l’accés a la cultura i protegir-la com a bé comú, rescatar el teixit viu i divers de la cultura, democratitzar el funcionament de les institucions, impulsar la funció educativa de la cultura i fer que aquesta sigui, de nou, un motor en la renovació de la imatge de la ciutat. Cal promoure els programes d’educació i proximitat dels equipaments, connectar les grans institucions amb projectes educatius a les escoles, als barris i als centres de proximitat; i promoure el retorn social de la inversió pública en cultura en programes d’educació i proximitat descentralitzats, en diàleg amb les iniciatives locals de cada barri.</text:p>
          </table:table-cell>
          <table:table-cell table:style-name="ce92" office:value-type="string" calcext:value-type="string">
            <text:p>Se hace imprescindible garantizar el acceso a la cultura y protegerla como bien común, rescatar el tejido vivo y diverso de la cultura, democratizar el funcionamiento de las instituciones, impulsar la función educativa de la cultura y hacer que esta sea, de nuevo, un motor en la renovación de la imagen de la ciudad. Hay que promover los programas de educación y proximidad de los equipamientos, conectar a las grandes instituciones con proyectos educativos a las escuelas, a los barrios y a los centros de proximidad y promover el retorno social de la inversión pública en cultura en programas de educación y proximidad descentralizados, en diálogo con las iniciativas locales de cada barrio.</text:p>
          </table:table-cell>
          <table:table-cell table:style-name="ce37" office:value-type="string" calcext:value-type="string">
            <text:p>Es fa imprescindible garantir l’accés a la cultura i protegir-la com a bé comú, rescatar el teixit viu i divers de la cultura, democratitzar el funcionament de les institucions, impulsar la funció educativa de la cultura i fer que la cultura sigui de nou un motor en la renovació de la imatge de la ciutat. Cal promoure els programes d’educació i proximitat dels equipaments, connectar les grans institucions amb projectes educatius a les escoles, als barris i als centres de proximitat; i promoure el retorn social de la inversió pública en cultura en programes d’educació i proximitat descentralitzats, en diàleg amb les iniciatives locals de cada barri.</text:p>
          </table:table-cell>
          <table:table-cell table:style-name="ce50" table:number-columns-repeated="24"/>
          <table:table-cell table:number-columns-repeated="996"/>
        </table:table-row>
        <table:table-row table:style-name="ro9">
          <table:table-cell table:style-name="ce33" office:value-type="string" calcext:value-type="string">
            <text:p>1_2_1_10_l</text:p>
          </table:table-cell>
          <table:table-cell table:number-columns-repeated="3" table:style-name="ce66" office:value-type="string" calcext:value-type="string">
            <text:p>https://decidim.barcelona/categories#subcategory_22</text:p>
          </table:table-cell>
          <table:table-cell table:style-name="ce66" table:number-columns-repeated="24"/>
          <table:table-cell table:style-name="ce118" table:number-columns-repeated="996"/>
        </table:table-row>
        <table:table-row table:style-name="ro9">
          <table:table-cell table:style-name="ce31" office:value-type="string" calcext:value-type="string">
            <text:p>1_2_1_11</text:p>
          </table:table-cell>
          <table:table-cell table:style-name="ce37" office:value-type="string" calcext:value-type="string">
            <text:p>Esports</text:p>
          </table:table-cell>
          <table:table-cell table:style-name="ce92" office:value-type="string" calcext:value-type="string">
            <text:p>Deportes</text:p>
          </table:table-cell>
          <table:table-cell table:style-name="ce37" office:value-type="string" calcext:value-type="string">
            <text:p>Esports</text:p>
          </table:table-cell>
          <table:table-cell/>
          <table:table-cell table:style-name="ce50" table:number-columns-repeated="23"/>
          <table:table-cell table:number-columns-repeated="996"/>
        </table:table-row>
        <table:table-row table:style-name="ro22">
          <table:table-cell table:style-name="ce31" office:value-type="string" calcext:value-type="string">
            <text:p>1_2_1_11_1</text:p>
          </table:table-cell>
          <table:table-cell table:style-name="ce59" office:value-type="string" calcext:value-type="string">
            <text:p>L’esport genera valors de convivència i de respecte, permet construir vides amb dignitat i salut, vertebra la societat, ja que facilita el desenvolupament personal i col·lectiu, i ha esdevingut una eina educativa excel·lent que fins i tot pot generar ocupació laboral. És per això que Barcelona ha de fer de la igualtat d’accés a l’activitat física i l’esport un dret bàsic, a l’abast de tota la població, de manera que s’estenguin els beneficis que l’esport comporta a tota la ciutadania.</text:p>
          </table:table-cell>
          <table:table-cell table:style-name="ce92" office:value-type="string" calcext:value-type="string">
            <text:p>El deporte genera valores de convivencia y de respeto, permite construir vidas con dignidad y salud, vertebra la sociedad, ya que facilita el desarrollo personal y colectivo, y se ha convertido en una herramienta educativa excelente que incluso puede generar ocupación laboral. Por eso, Barcelona debe hacer de la igualdad de acceso a la actividad física y el deporte un derecho básico, al alcance de toda la población, de modo que se extiendan los beneficios que el deporte comporta a toda la ciudadanía.</text:p>
          </table:table-cell>
          <table:table-cell table:style-name="ce37" office:value-type="string" calcext:value-type="string">
            <text:p>L’esport genera valors de convivència i de respecte, permet construir vides amb dignitat i salut, vertebra la societat ja que facilita el desenvolupament personal i col·lectiu, i ha esdevingut una excel·lent eina educativa que pot fins i tot ser generadora d’ocupació laboral. És per això que Barcelona ha de fer de la igualtat d’accés a l’activitat física i l’esport un dret bàsic, a l’abast de tota la població, de manera que s’estenguin els beneficis que l’esport comporta a tota la ciutadania.</text:p>
          </table:table-cell>
          <table:table-cell table:style-name="ce50" table:number-columns-repeated="24"/>
          <table:table-cell table:number-columns-repeated="996"/>
        </table:table-row>
        <table:table-row table:style-name="ro23">
          <table:table-cell table:style-name="ce33" office:value-type="string" calcext:value-type="string">
            <text:p>1_2_1_11_l</text:p>
          </table:table-cell>
          <table:table-cell table:number-columns-repeated="3" table:style-name="ce66" office:value-type="string" calcext:value-type="string">
            <text:p>https://decidim.barcelona/categories#subcategory_9</text:p>
          </table:table-cell>
          <table:table-cell table:style-name="ce66" table:number-columns-repeated="24"/>
          <table:table-cell table:style-name="ce118" table:number-columns-repeated="996"/>
        </table:table-row>
        <table:table-row table:style-name="ro23">
          <table:table-cell table:style-name="ce31" office:value-type="string" calcext:value-type="string">
            <text:p>1_2_1_12</text:p>
          </table:table-cell>
          <table:table-cell table:style-name="ce37" office:value-type="string" calcext:value-type="string">
            <text:p>Convivència i seguretat</text:p>
          </table:table-cell>
          <table:table-cell table:style-name="ce92" office:value-type="string" calcext:value-type="string">
            <text:p>Convivencia y seguridad</text:p>
          </table:table-cell>
          <table:table-cell table:style-name="ce37" office:value-type="string" calcext:value-type="string">
            <text:p>Convivència i seguretat</text:p>
          </table:table-cell>
          <table:table-cell/>
          <table:table-cell table:style-name="ce50" table:number-columns-repeated="23"/>
          <table:table-cell table:number-columns-repeated="996"/>
        </table:table-row>
        <table:table-row table:style-name="ro10">
          <table:table-cell table:style-name="ce31" office:value-type="string" calcext:value-type="string">
            <text:p>1_2_1_12_1</text:p>
          </table:table-cell>
          <table:table-cell table:style-name="ce59" office:value-type="string" calcext:value-type="string">
            <text:p>La prevenció de la (in)seguretat s’ha d’entendre com l'anticipació en els processos de segregació i violència urbana, i és la clau principal per articular les polítiques de cohesió social i territorial amb les específiques de seguretat i protecció ciutadana. També es reforçarà la capacitat de resposta reactiva institucional, sempre d'acord amb criteris d’oportunitat, proporcionalitat i congruència, per garantir el restabliment de la seguretat i la convivència en les situacions més crítiques. Per això cal avançar en una nova cultura de la seguretat, que consisteixi a sumar i generar coresponsabilitats en la construcció del model de seguretat i convivència volgut, a posar l’atenció i la cura en les persones com a prioritat i també a escoltar la gent. </text:p>
          </table:table-cell>
          <table:table-cell table:style-name="ce92" office:value-type="string" calcext:value-type="string">
            <text:p>La prevención de la (in)seguridad debe entenderse como la anticipación en los procesos de segregación y violencia urbana, y es la clave principal para articular las políticas de cohesión social y territorial con las específicas de seguridad y protección ciudadana. También se reforzará la capacidad de respuesta reactiva institucional, siempre de acuerdo con criterios de oportunidad, proporcionalidad y congruencia, para garantizar el restablecimiento de la seguridad y la convivencia en las situaciones más críticas. Por eso hay que avanzar en una nueva cultura de la seguridad, que consista en sumar y generar corresponsabilidades en la construcción del modelo de seguridad y convivencia deseado, en poner la atención y el cuidado en las personas como prioridad y también en escuchar a la gente. </text:p>
          </table:table-cell>
          <table:table-cell table:style-name="ce37" office:value-type="string" calcext:value-type="string">
            <text:p>La prevenció de la (in)seguretat s’ha d’entendre com l'anticipació en els processos de segregació i violència urbana, i és la clau principal per articular les polítiques de cohesió social i territorial amb les específiques de seguretat i protecció ciutadana. També es reforçarà la capacitat de resposta reactiva institucional, sempre d'acord amb criteris d’oportunitat, proporcionalitat i congruència, per garantir el restabliment de la seguretat i la convivència en aquelles situacions més crítiques. Per això cal avançar en una nova cultura de la seguretat, que suma i genera coresponsabilitats en la construcció del model de seguretat i convivència desitjat, que posa l’atenció i la cura en les persones com a prioritat i escolta la gent. </text:p>
          </table:table-cell>
          <table:table-cell table:style-name="ce50" table:number-columns-repeated="24"/>
          <table:table-cell table:number-columns-repeated="996"/>
        </table:table-row>
        <table:table-row table:style-name="ro10">
          <table:table-cell table:style-name="ce33" office:value-type="string" calcext:value-type="string">
            <text:p>1_2_1_12_l</text:p>
          </table:table-cell>
          <table:table-cell table:number-columns-repeated="3" table:style-name="ce66" office:value-type="string" calcext:value-type="string">
            <text:p>https://decidim.barcelona/categories#subcategory_23</text:p>
          </table:table-cell>
          <table:table-cell table:style-name="ce66" table:number-columns-repeated="24"/>
          <table:table-cell table:style-name="ce118" table:number-columns-repeated="996"/>
        </table:table-row>
        <table:table-row table:style-name="ro10">
          <table:table-cell table:style-name="ce31"/>
          <table:table-cell table:style-name="ce37" table:number-columns-repeated="3"/>
          <table:table-cell table:style-name="ce50" table:number-columns-repeated="24"/>
          <table:table-cell table:number-columns-repeated="996"/>
        </table:table-row>
        <table:table-row table:style-name="ro10">
          <table:table-cell table:style-name="ce32" office:value-type="string" calcext:value-type="string">
            <text:p>1_2_2</text:p>
          </table:table-cell>
          <table:table-cell table:style-name="ce64" office:value-type="string" calcext:value-type="string">
            <text:p>Economia plural</text:p>
          </table:table-cell>
          <table:table-cell table:style-name="ce94" office:value-type="string" calcext:value-type="string">
            <text:p>Economía plural</text:p>
          </table:table-cell>
          <table:table-cell table:style-name="ce64" office:value-type="string" calcext:value-type="string">
            <text:p>Economia plural</text:p>
          </table:table-cell>
          <table:table-cell/>
          <table:table-cell table:style-name="ce65" table:number-columns-repeated="23"/>
          <table:table-cell table:number-columns-repeated="996"/>
        </table:table-row>
        <table:table-row table:style-name="ro24">
          <table:table-cell table:style-name="ce34" office:value-type="string" calcext:value-type="string">
            <text:p>1_2_2_0</text:p>
          </table:table-cell>
          <table:table-cell table:style-name="ce59" office:value-type="string" calcext:value-type="string">
            <text:p>Barcelona disposa d’un teixit econòmic de gran diversitat i riquesa d’actors que practiquen diferents maneres de fer i entendre l’economia. Partint d’aquesta pluralitat cal promoure una transició cap un model socioeconòmic més ben integrat a la diversitat de Barcelona, que generi més ocupació i de més qualitat i que, en definitiva, posi l’economia al servei de les persones. Un model en què s'utilitzin de la manera més eficient possible els recursos naturals i en què es generin el mínim de contaminació i residus possible. Les polítiques públiques en l’àmbit econòmic han d’impulsar una transició cap a una economia plural que pivoti sobre els diversos actors que les componen: el públic, el privat i el cooperatiu-comunitari. </text:p>
          </table:table-cell>
          <table:table-cell table:style-name="ce92" office:value-type="string" calcext:value-type="string">
            <text:p>Barcelona dispone de un tejido económico de gran diversidad y riqueza de actores que practican diferentes maneras de hacer y entender la economía. Partiendo de esta pluralidad, hay que promover una transición hacia un modelo socioeconómico mejor integrado en la diversidad de Barcelona, que genere más empleo y de más calidad y que, en definitiva, ponga la economía al servicio de las personas. Un modelo en el que se utilicen de la forma más eficiente posible los recursos naturales y por el que se genere el mínimo de contaminación y residuos posible. Las políticas públicas en el ámbito económico deben impulsar una transición hacia una economía plural que pivote sobre los diversos actores que las componen: el público, el privado y el cooperativo-comunitario. </text:p>
          </table:table-cell>
          <table:table-cell table:style-name="ce37" office:value-type="string" calcext:value-type="string">
            <text:p>Barcelona disposa d’un teixit econòmic de gran diversitat i riquesa d’actors que practiquen diferents maneres de fer i entendre l’economia. Partint d’aquesta pluralitat cal promoure una transició cap un model socioeconòmic més ben integrat a la diversitat de Barcelona, que generi més ocupació i de més qualitat i que, en definitiva, posi l’economia al servei de les persones. Un model que utilitzi de la manera més eficient possible els recursos naturals i que generi el mínim de contaminació i residus possibles. Les polítiques públiques en l’àmbit econòmic han d’impulsar una transició cap a una economia plural que pivoti sobre els diferents actors que les componen: el públic, el privat i el cooperatiu-comunitari. </text:p>
          </table:table-cell>
          <table:table-cell table:style-name="ce50" table:number-columns-repeated="24"/>
          <table:table-cell table:number-columns-repeated="996"/>
        </table:table-row>
        <table:table-row table:style-name="ro12">
          <table:table-cell table:style-name="ce35" office:value-type="string" calcext:value-type="string">
            <text:p>1_2_2_0_l</text:p>
          </table:table-cell>
          <table:table-cell table:style-name="ce67" office:value-type="string" calcext:value-type="string">
            <text:p>https://decidim.barcelona/categories#category_2</text:p>
          </table:table-cell>
          <table:table-cell table:style-name="ce67" office:value-type="string" calcext:value-type="string">
            <text:p>https://decidim.barcelona/categories#category_3</text:p>
          </table:table-cell>
          <table:table-cell table:style-name="ce67" office:value-type="string" calcext:value-type="string">
            <text:p>https://decidim.barcelona/categories#category_4</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2_1</text:p>
          </table:table-cell>
          <table:table-cell table:style-name="ce37" office:value-type="string" calcext:value-type="string">
            <text:p>Desenvolupament i economia de proximitat</text:p>
          </table:table-cell>
          <table:table-cell table:style-name="ce92" office:value-type="string" calcext:value-type="string">
            <text:p>Desarrollo y economía de proximidad</text:p>
          </table:table-cell>
          <table:table-cell table:style-name="ce37" office:value-type="string" calcext:value-type="string">
            <text:p>Desenvolupament i economia de proximitat</text:p>
          </table:table-cell>
          <table:table-cell/>
          <table:table-cell table:style-name="ce50" table:number-columns-repeated="23"/>
          <table:table-cell table:number-columns-repeated="996"/>
        </table:table-row>
        <table:table-row table:style-name="ro25">
          <table:table-cell table:style-name="ce31" office:value-type="string" calcext:value-type="string">
            <text:p>1_2_2_1_1</text:p>
          </table:table-cell>
          <table:table-cell table:style-name="ce37" office:value-type="string" calcext:value-type="string">
            <text:p><text:span text:style-name="T5">El nou model socioeconòmic d’aquesta Barcelona en transició es basa en la sostenibilitat en totes les seves dimensions: econòmica, social i </text:span></text:p>
            <text:p><text:span text:style-name="T5">ambiental, fet que requereix alinear i donar coherència a les polítiques econòmiques, socials i urbanes de Barcelona, és a dir, passar del paradigma del creixement econòmic </text:span><text:span text:style-name="T6">per se </text:span><text:span text:style-name="T5">al del desenvolupament socioeconòmic sostenible.</text:span></text:p>
            <text:p/>
            <text:p><text:span text:style-name="T5">Cal fer-ho de manera que augmenti la resiliència de la ciutat, per fer front de la millor manera possible als futurs xocs econòmics o de tipus polític o ecològic externs que es donin a escala local i global. Per això, cal diversificar l’economia i apostar per la diversitat de models, d’escala, de fonts de finançament i d’equilibri territorial, evitant la hiperespecialització dels barris. Cal completar l’activitat d’atracció d’inversió exterior i internacionalització ja existent amb el reforç dels processos de dinamització interna de la ciutat.</text:span></text:p>
          </table:table-cell>
          <table:table-cell table:style-name="ce37" office:value-type="string" calcext:value-type="string">
            <text:p><text:span text:style-name="T5">El nuevo modelo socioeconómico de esta Barcelona en transición se basa en la sostenibilidad en todas sus dimensiones: económica, social y ambiental, lo que requiere alinear y dar coherencia a las políticas económicas, sociales y urbanas de Barcelona, es decir, pasar del paradigma del crecimiento económico </text:span><text:span text:style-name="T6">per se</text:span><text:span text:style-name="T5"> al del desarrollo socioeconómico sostenible.</text:span></text:p>
            <text:p/>
            <text:p><text:span text:style-name="T5">Hay que hacerlo de modo que aumente la resiliencia de la ciudad, para hacer frente de la mejor manera posible a los futuros choques económicos o de tipo político o ecológico externos que se den a escala local y global. Por eso, es necesario diversificar la economía y apostar por la diversidad de modelos, de escala, de fuentes de financiación y de equilibrio territorial, evitando la hiperespecialización de los barrios. Hay que completar la actividad de atracción de inversión exterior e internacionalización ya existente con el refuerzo de los procesos de dinamización interna de la ciudad.</text:span></text:p>
          </table:table-cell>
          <table:table-cell table:style-name="ce37" office:value-type="string" calcext:value-type="string">
            <text:p>El nou model socioeconòmic d’aquesta Barcelona en transició es basa en la sostenibilitat en totes les seves dimensions: econòmica, social i </text:p>
            <text:p>ambiental, fet que requereix alinear i donar coherència a les polítiques econòmiques, socials i urbanes de Barcelona, és a dir, passar del paradigma del creixement econòmic ‘per se’ al del desenvolupament socioeconòmic sostenible.</text:p>
            <text:p/>
            <text:p>Cal fer-ho de manera que augmenti la resiliència de la ciutat, per fer front de la millor manera possible als futurs xocs econòmics o de tipus polític o ecològic externs que es donin a escales local i global. Per això, cal diversificar l’economia i apostar per la diversitat de models, d’escala, de fonts de finançament i d’equilibri territorial, evitant la hiperespecialització dels barris. Cal completar l’activitat d’atracció d’inversió exterior i internacionalització ja existents amb el reforç de les dinàmiques de dinamització interna de la ciutat.</text:p>
          </table:table-cell>
          <table:table-cell table:style-name="ce50" table:number-columns-repeated="24"/>
          <table:table-cell table:number-columns-repeated="996"/>
        </table:table-row>
        <table:table-row table:style-name="ro10">
          <table:table-cell table:style-name="ce33" office:value-type="string" calcext:value-type="string">
            <text:p>1_2_2_1_l</text:p>
          </table:table-cell>
          <table:table-cell table:number-columns-repeated="3" table:style-name="ce66" office:value-type="string" calcext:value-type="string">
            <text:p>https://decidim.barcelona/categories#subcategory_10</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2_2</text:p>
          </table:table-cell>
          <table:table-cell table:style-name="ce37" office:value-type="string" calcext:value-type="string">
            <text:p>Economia cooperativa, social i solidària</text:p>
          </table:table-cell>
          <table:table-cell table:style-name="ce92" office:value-type="string" calcext:value-type="string">
            <text:p>Economía cooperativa, social y solidaria</text:p>
          </table:table-cell>
          <table:table-cell table:style-name="ce37" office:value-type="string" calcext:value-type="string">
            <text:p>Economia cooperativa, social i solidària</text:p>
          </table:table-cell>
          <table:table-cell/>
          <table:table-cell table:style-name="ce50" table:number-columns-repeated="23"/>
          <table:table-cell table:number-columns-repeated="996"/>
        </table:table-row>
        <table:table-row table:style-name="ro26">
          <table:table-cell table:style-name="ce31" office:value-type="string" calcext:value-type="string">
            <text:p>1_2_2_2_1</text:p>
          </table:table-cell>
          <table:table-cell table:style-name="ce59" office:value-type="string" calcext:value-type="string">
            <text:p>Les múltiples cares de la crisi a què ens enfrontem obliguen a experimentar i consolidar noves formes d’entendre l’empresa i l’economia. Si s’aposta per solucions als problemes reals, cal pensar en esquemes diferents als que han portat a la situació actual. En aquest sentit, l’economia cooperativa, social i solidària (ECSS) pot donar una visió dinàmica i transformadora, a més d’una perspectiva educativa i sociopolítica.</text:p>
          </table:table-cell>
          <table:table-cell table:style-name="ce92" office:value-type="string" calcext:value-type="string">
            <text:p>Las múltiples caras de la crisis a las que nos enfrentamos obligan a experimentar y consolidar nuevas formas de entender la empresa y la economía. Si se apuesta por soluciones a los problemas reales, hay que pensar con esquemas diferentes a los que han llevado a la situación actual. En este sentido, la economía cooperativa, social y solidaria (ECSS) puede dar una visión dinámica y transformadora, además de una perspectiva educativa y sociopolítica.</text:p>
          </table:table-cell>
          <table:table-cell table:style-name="ce37" office:value-type="string" calcext:value-type="string">
            <text:p>Les múltiples cares de la crisi a què ens enfrontem obliguen a </text:p>
            <text:p>experimentar i consolidar noves formes d’entendre l’empresa i </text:p>
            <text:p>l’economia. Si s’aposta per solucions als problemes existents, cal </text:p>
            <text:p>pensar en esquemes diferents als que han portat a la situació actual. En</text:p>
            <text:p> aquest sentit l’economia cooperativa, social i solidària (ECSS) pot </text:p>
            <text:p>donar una visió dinàmica i transformadora a més d’un vessant educatiu i </text:p>
            <text:p>sociopolític.</text:p>
          </table:table-cell>
          <table:table-cell table:style-name="ce50" table:number-columns-repeated="24"/>
          <table:table-cell table:number-columns-repeated="996"/>
        </table:table-row>
        <table:table-row table:style-name="ro10">
          <table:table-cell table:style-name="ce33" office:value-type="string" calcext:value-type="string">
            <text:p>1_2_2_2_l</text:p>
          </table:table-cell>
          <table:table-cell table:number-columns-repeated="3" table:style-name="ce66" office:value-type="string" calcext:value-type="string">
            <text:p>https://decidim.barcelona/categories#subcategory_11</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2_3</text:p>
          </table:table-cell>
          <table:table-cell table:style-name="ce37" office:value-type="string" calcext:value-type="string">
            <text:p>Un nou lideratge públic</text:p>
          </table:table-cell>
          <table:table-cell table:style-name="ce92" office:value-type="string" calcext:value-type="string">
            <text:p>Un nuevo liderazgo público</text:p>
          </table:table-cell>
          <table:table-cell table:style-name="ce37" office:value-type="string" calcext:value-type="string">
            <text:p>Un nou lideratge públic</text:p>
          </table:table-cell>
          <table:table-cell/>
          <table:table-cell table:style-name="ce50" table:number-columns-repeated="23"/>
          <table:table-cell table:number-columns-repeated="996"/>
        </table:table-row>
        <table:table-row table:style-name="ro10">
          <table:table-cell table:style-name="ce31" office:value-type="string" calcext:value-type="string">
            <text:p>1_2_2_3_1</text:p>
          </table:table-cell>
          <table:table-cell table:style-name="ce59" office:value-type="string" calcext:value-type="string">
            <text:p>Els recursos públics són un bé comú i la redistribució que se’n faci ha de ser transparent, equitativa i justa. Les contractacions de béns, obres i serveis que adjudiquen les administracions són una eina clau en el repartiment d’oportunitats. Cal desplegar al màxim tots els instruments de què disposa l’Ajuntament per promoure un model socioeconòmic just socialment i ambientalment, treballant en els àmbits de la fiscalitat, la contractació pública, els pressupostos i les externalitzacions.</text:p>
          </table:table-cell>
          <table:table-cell table:style-name="ce92" office:value-type="string" calcext:value-type="string">
            <text:p>Los recursos públicos son un bien común y la redistribución de estos debe ser transparente, equitativa y justa. Las contrataciones de bienes, obras y servicios que adjudican las administraciones son una herramienta clave en el reparto de oportunidades. Hay que desplegar al máximo todos los instrumentos de los que dispone el Ayuntamiento para promover un modelo socioeconómico justo social y ambientalmente, trabajando en los ámbitos de la fiscalidad, la contratación pública, los presupuestos y las externalizaciones.</text:p>
          </table:table-cell>
          <table:table-cell table:style-name="ce37" office:value-type="string" calcext:value-type="string">
            <text:p>Els recursos públics són un bé comú i la redistribució que se’n faci ha de ser transparent, equitativa i justa. Les contractacions de béns, obres i serveis que adjudiquen les administracions són una eina clau en el repartiment d’oportunitats. Cal desplegar al màxim tots els instruments de què disposa l’Ajuntament per tal de promoure un model socioeconòmic just socialment i ambientalment, treballant sobre els àmbits de la fiscalitat, la contractació pública, els pressupostos i les externalitzacions.</text:p>
          </table:table-cell>
          <table:table-cell table:style-name="ce50" table:number-columns-repeated="24"/>
          <table:table-cell table:number-columns-repeated="996"/>
        </table:table-row>
        <table:table-row table:style-name="ro10">
          <table:table-cell table:style-name="ce33" office:value-type="string" calcext:value-type="string">
            <text:p>1_2_2_3_l</text:p>
          </table:table-cell>
          <table:table-cell table:number-columns-repeated="3" table:style-name="ce66" office:value-type="string" calcext:value-type="string">
            <text:p>https://decidim.barcelona/categories#subcategory_24</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2_4</text:p>
          </table:table-cell>
          <table:table-cell table:style-name="ce37" office:value-type="string" calcext:value-type="string">
            <text:p>Ocupació de qualitat</text:p>
          </table:table-cell>
          <table:table-cell table:style-name="ce92" office:value-type="string" calcext:value-type="string">
            <text:p>Empleo de calidad</text:p>
          </table:table-cell>
          <table:table-cell table:style-name="ce37" office:value-type="string" calcext:value-type="string">
            <text:p>Ocupació de qualitat</text:p>
          </table:table-cell>
          <table:table-cell/>
          <table:table-cell table:style-name="ce50" table:number-columns-repeated="23"/>
          <table:table-cell table:number-columns-repeated="996"/>
        </table:table-row>
        <table:table-row table:style-name="ro10">
          <table:table-cell table:style-name="ce31" office:value-type="string" calcext:value-type="string">
            <text:p>1_2_2_4_1</text:p>
          </table:table-cell>
          <table:table-cell table:style-name="ce59" office:value-type="string" calcext:value-type="string">
            <text:p>Tenir una ocupació laboral estable i de qualitat és una de les variables bàsiques per garantir una vida digna per a tothom. Cal dissenyar una estratègia de lluita contra l’atur que impliqui els actors socials de la ciutat a generar oportunitats d’ocupació de qualitat per a tothom, especialment per als col·lectius més vulnerables, i que inclogui, de manera transversal, la perspectiva de gènere i la reflexió sobre la distribució de l’ocupació disponible, així com el reequilibri territorial.</text:p>
          </table:table-cell>
          <table:table-cell table:style-name="ce92" office:value-type="string" calcext:value-type="string">
            <text:p>Tener una ocupación laboral estable y de calidad es una de las variables básicas para garantizar una vida digna para todos. Hay que diseñar una estrategia de lucha contra el paro que implique a los actores sociales de la ciudad en generar oportunidades de empleo de calidad para todos, especialmente para los colectivos más vulnerables, y que incluya, de manera transversal, la perspectiva de género y la reflexión sobre la distribución del empleo disponible, así como el reequilibrio territorial.</text:p>
          </table:table-cell>
          <table:table-cell table:style-name="ce37" office:value-type="string" calcext:value-type="string">
            <text:p>Tenir una ocupació laboral estable i de qualitat és una de les variables bàsiques per poder garantir una vida digna per a tothom. Cal dissenyar </text:p>
            <text:p>una estratègia de lluita contra l’atur que impliqui els actors socials de la ciutat a generar oportunitats d’ocupació de qualitat per a tothom, especialment per als col·lectius més vulnerables, i que inclogui, de manera transversal, la perspectiva de gènere i la reflexió sobre la distribució de l’ocupació disponible, així com el reequilibri territorial.</text:p>
          </table:table-cell>
          <table:table-cell table:style-name="ce50" table:number-columns-repeated="24"/>
          <table:table-cell table:number-columns-repeated="996"/>
        </table:table-row>
        <table:table-row table:style-name="ro10">
          <table:table-cell table:style-name="ce33" office:value-type="string" calcext:value-type="string">
            <text:p>1_2_2_4_l</text:p>
          </table:table-cell>
          <table:table-cell table:number-columns-repeated="3" table:style-name="ce66" office:value-type="string" calcext:value-type="string">
            <text:p>https://decidim.barcelona/categories#subcategory_12</text:p>
          </table:table-cell>
          <table:table-cell table:style-name="ce66" table:number-columns-repeated="24"/>
          <table:table-cell table:style-name="ce118" table:number-columns-repeated="996"/>
        </table:table-row>
        <table:table-row table:style-name="ro10">
          <table:table-cell table:style-name="ce31" office:value-type="string" calcext:value-type="string">
            <text:p>1_2_2_5</text:p>
          </table:table-cell>
          <table:table-cell table:style-name="ce37" office:value-type="string" calcext:value-type="string">
            <text:p>Turisme sostenible</text:p>
          </table:table-cell>
          <table:table-cell table:style-name="ce92" office:value-type="string" calcext:value-type="string">
            <text:p>Turismo sostenible</text:p>
          </table:table-cell>
          <table:table-cell table:style-name="ce37" office:value-type="string" calcext:value-type="string">
            <text:p>Turisme sostenible</text:p>
          </table:table-cell>
          <table:table-cell/>
          <table:table-cell table:style-name="ce50" table:number-columns-repeated="23"/>
          <table:table-cell table:number-columns-repeated="996"/>
        </table:table-row>
        <table:table-row table:style-name="ro10">
          <table:table-cell table:style-name="ce31" office:value-type="string" calcext:value-type="string">
            <text:p>1_2_2_5_1</text:p>
          </table:table-cell>
          <table:table-cell table:style-name="ce59" office:value-type="string" calcext:value-type="string">
            <text:p>El turisme representa un sector central de Barcelona, i el creixement que ha tingut els darrers anys així ho corrobora. Alhora, en l’àmbit territorial, el turisme no s’ha distribuït homogèniament sobre el conjunt de la ciutat, sinó que només alguns districtes concentren bona part de l’activitat i la pressió. Cal garantir la sostenibilitat del turisme a la ciutat, reduir-ne els impactes negatius i assegurar que els beneficis reverteixen en el conjunt de la ciutat, es generen llocs de treball de qualitat i, així, es posa fi a la precarietat. Cal evitar, també, la concentració excessiva i el conflicte entre la vida veïnal i la dimensió turística de Barcelona, tal com ja passa en alguns barris de la ciutat i en altres capitals europees. </text:p>
          </table:table-cell>
          <table:table-cell table:style-name="ce92" office:value-type="string" calcext:value-type="string">
            <text:p>El turismo representa un sector central de Barcelona, y el crecimiento que ha tenido en los últimos años así lo corrobora. Al mismo tiempo, en el ámbito territorial, el turismo no se ha distribuido homogéneamente sobre el conjunto de la ciudad, sino que solo algunos distritos concentran buena parte de la actividad y la presión. Debe garantizarse la sostenibilidad del turismo en la ciudad, reducir sus impactos negativos y asegurar que los beneficios revierten en el conjunto de la ciudad, se generan puestos de trabajo de calidad y, así, se pone fin a la precariedad. Hay que evitar, también, la concentración excesiva y el conflicto entre la vida vecinal y la dimensión turística de Barcelona, tal como ya pasa en algunos barrios de la ciudad y en otras capitales europeas. </text:p>
          </table:table-cell>
          <table:table-cell table:style-name="ce37" office:value-type="string" calcext:value-type="string">
            <text:p>El turisme representa un sector central de Barcelona, i el creixement que ha tingut els darrers anys així ho corrobora. Alhora, en l’àmbit territorial, el turisme no s’ha distribuït homogèniament sobre el conjunt de la ciutat, sinó que uns pocs districtes concentren bona part de l’activitat i la pressió.Cal garantir la sostenibilitat del turisme a la ciutat, reduir-ne els impactes negatius i assegurar que els beneficis es reverteixen en el conjunt de la ciutat, generant llocs de treball de qualitat i posant fi a la precarietat. Evitar la concentració excessiva i el conflicte entre la vida veïnal amb la dimensió turística de Barcelona, tal com ja està passant a alguns barris de la ciutat i a altres capitals europees.</text:p>
          </table:table-cell>
          <table:table-cell table:style-name="ce50" table:number-columns-repeated="24"/>
          <table:table-cell table:number-columns-repeated="996"/>
        </table:table-row>
        <table:table-row table:style-name="ro10">
          <table:table-cell table:style-name="ce33" office:value-type="string" calcext:value-type="string">
            <text:p>1_2_2_5_l</text:p>
          </table:table-cell>
          <table:table-cell table:number-columns-repeated="3" table:style-name="ce66" office:value-type="string" calcext:value-type="string">
            <text:p>https://decidim.barcelona/categories#subcategory_13</text:p>
          </table:table-cell>
          <table:table-cell table:style-name="ce66" table:number-columns-repeated="24"/>
          <table:table-cell table:style-name="ce118" table:number-columns-repeated="996"/>
        </table:table-row>
        <table:table-row table:style-name="ro10">
          <table:table-cell table:style-name="ce36"/>
          <table:table-cell table:style-name="ce52" table:number-columns-repeated="27"/>
          <table:table-cell table:style-name="ce113" table:number-columns-repeated="996"/>
        </table:table-row>
        <table:table-row table:style-name="ro10">
          <table:table-cell table:style-name="ce32" office:value-type="string" calcext:value-type="string">
            <text:p>1_2_3</text:p>
          </table:table-cell>
          <table:table-cell table:style-name="ce65" office:value-type="string" calcext:value-type="string">
            <text:p>Transició ecològica</text:p>
          </table:table-cell>
          <table:table-cell table:style-name="ce95" office:value-type="string" calcext:value-type="string">
            <text:p>Transición ecológica</text:p>
          </table:table-cell>
          <table:table-cell table:style-name="ce65" office:value-type="string" calcext:value-type="string">
            <text:p>Transició ecològica</text:p>
          </table:table-cell>
          <table:table-cell/>
          <table:table-cell table:style-name="ce65" table:number-columns-repeated="23"/>
          <table:table-cell table:number-columns-repeated="996"/>
        </table:table-row>
        <table:table-row table:style-name="ro27">
          <table:table-cell table:style-name="ce29" office:value-type="string" calcext:value-type="string">
            <text:p>1_2_3_0</text:p>
          </table:table-cell>
          <table:table-cell table:style-name="ce59" office:value-type="string" calcext:value-type="string">
            <text:p><text:span text:style-name="T4">El món es troba davant un repte vital: aturar el canvi climàtic. I això no depèn només de petits canvis, sinó d’una transformació d’arrel de les formes de produir, de moure’s, d’habitar el territori. Les ciutats tenen un paper clau en aquest repte, i Barcelona hi vol estar al capdavant. Tenim, doncs, una responsabilitat respecte a la transformació necessària per preservar la vida al planeta; perquè construir una Barcelona més sostenible és construir una Barcelona per viure, per viure-hi millor.</text:span></text:p>
            <text:p/>
            <text:p><text:span text:style-name="T4">Volem qualitat de vida, i això vol dir qualitat del medi ambient i de l’espai públic. Una ciutat respirable, neta, tranquil·la i confortable. Amb places i carrers acollidors, on viure i conviure, a tots els barris. Una ciutat més verda, on tothom pugui gaudir del contacte amb els elements naturals a prop de casa. Qualitat de vida és, sobretot, que hi hagi serveis i oportunitats a cada barri de la ciutat. </text:span></text:p>
          </table:table-cell>
          <table:table-cell table:style-name="ce92" office:value-type="string" calcext:value-type="string">
            <text:p><text:span text:style-name="T4">El mundo se encuentra ante un reto vital: detener el cambio climático. Y no depende solo de pequeños cambios, sino de una transformación de raíz de las formas de producir, de moverse, de habitar el territorio. Las ciudades tienen un papel clave en este reto, y Barcelona quiere estar al frente. Tenemos, pues, una responsabilidad con respecto a la transformación necesaria para preservar la vida en el planeta; porque construir una Barcelona más sostenible es construir una Barcelona para vivir, para vivir mejor en la ciudad.</text:span></text:p>
            <text:p/>
            <text:p><text:span text:style-name="T4">Queremos calidad de vida, y eso significa calidad del medio ambiente y del espacio público. Una ciudad respirable, limpia, tranquila y confortable, con plazas y calles acogedoras, donde vivir y convivir, en todos los barrios. Una ciudad más verde, en la que todo el mundo pueda disfrutar del contacto con los elementos naturales cerca de casa. Calidad de vida es, sobre todo, que haya servicios y oportunidades en cada barrio de la ciudad. </text:span></text:p>
          </table:table-cell>
          <table:table-cell table:style-name="ce37" office:value-type="string" calcext:value-type="string">
            <text:p>El món es troba davant un repte vital: aturar el canvi climàtic. I això no depèn només de petits canvis, sinó d’una transformació d’arrel de les nostres formes de produir, de moure’ns, d’habitar el territori. Les ciutats tenen un paper clau en aquest repte, i Barcelona vol estar al capdavant. Tenim, doncs, una responsabilitat amb la transformació necessària per preservar la vida al planeta. Perquè construir una Barcelona més sostenible és construir una Barcelona per viure, per viure-hi millor.</text:p>
            <text:p/>
            <text:p>Volem qualitat de vida, i això vol dir qualitat del medi ambient i de l’espai públic. Una ciutat respirable, neta, tranquil·la i confortable. Amb places i carrers acollidors, on viure i conviure, a tots els barris. Una ciutat més verda, on tothom pugui gaudir del contacte amb els elements naturals a prop de casa. Qualitat de vida és, sobretot, que hi hagi serveis i oportunitats a cada barri de la ciutat. </text:p>
          </table:table-cell>
          <table:table-cell table:style-name="ce83" table:number-columns-repeated="24"/>
          <table:table-cell table:number-columns-repeated="996"/>
        </table:table-row>
        <table:table-row table:style-name="ro10">
          <table:table-cell table:style-name="ce29" office:value-type="string" calcext:value-type="string">
            <text:p>1_2_3_0_l_</text:p>
          </table:table-cell>
          <table:table-cell table:number-columns-repeated="3" table:style-name="ce65" office:value-type="string" calcext:value-type="string">
            <text:p>https://decidim.barcelona/categories#category_3</text:p>
          </table:table-cell>
          <table:table-cell table:style-name="ce83" table:number-columns-repeated="24"/>
          <table:table-cell table:number-columns-repeated="996"/>
        </table:table-row>
        <table:table-row table:style-name="ro10">
          <table:table-cell table:style-name="ce37" office:value-type="string" calcext:value-type="string">
            <text:p>1_2_3_1</text:p>
          </table:table-cell>
          <table:table-cell table:style-name="ce37" office:value-type="string" calcext:value-type="string">
            <text:p>Medi ambient i espai públic</text:p>
          </table:table-cell>
          <table:table-cell table:style-name="ce92" office:value-type="string" calcext:value-type="string">
            <text:p>Medio ambiente y espacio público</text:p>
          </table:table-cell>
          <table:table-cell table:style-name="ce37" office:value-type="string" calcext:value-type="string">
            <text:p>Medi ambient i espai públic</text:p>
          </table:table-cell>
          <table:table-cell/>
          <table:table-cell table:style-name="ce83" table:number-columns-repeated="23"/>
          <table:table-cell table:number-columns-repeated="996"/>
        </table:table-row>
        <table:table-row table:style-name="ro10">
          <table:table-cell table:style-name="ce37" office:value-type="string" calcext:value-type="string">
            <text:p>1_2_3_1_1</text:p>
          </table:table-cell>
          <table:table-cell table:style-name="ce59" office:value-type="string" calcext:value-type="string">
            <text:p>No hi ha dret a la ciutat sense garantir la màxima qualitat del medi ambient i l’espai públic. La qualitat de l’aire i el confort acústic són, avui, els principals reptes, tots dos molt vinculats a l’excessiu protagonisme de la circulació motoritzada.</text:p>
          </table:table-cell>
          <table:table-cell table:style-name="ce92" office:value-type="string" calcext:value-type="string">
            <text:p>No hay derecho a la ciudad sin garantizar la máxima calidad del medio ambiente y el espacio público. La calidad del aire y el confort acústico son, hoy, los principales retos, ambos muy vinculados al excesivo protagonismo de la circulación motorizada.</text:p>
          </table:table-cell>
          <table:table-cell table:style-name="ce37" office:value-type="string" calcext:value-type="string">
            <text:p>No hi ha dret a la ciutat sense garantir la màxima qualitat del medi ambient i l’espai públic. La qualitat de l’aire i el confort acústic són, avui, els principals reptes, tots dos molt vinculats a l’excessiu protagonisme de la circulació motoritzada.</text:p>
          </table:table-cell>
          <table:table-cell table:style-name="ce37"/>
          <table:table-cell table:style-name="ce83" table:number-columns-repeated="23"/>
          <table:table-cell table:number-columns-repeated="996"/>
        </table:table-row>
        <table:table-row table:style-name="ro10">
          <table:table-cell table:style-name="ce38" office:value-type="string" calcext:value-type="string">
            <text:p>1_2_3_1_l</text:p>
          </table:table-cell>
          <table:table-cell table:number-columns-repeated="3" table:style-name="ce38" office:value-type="string" calcext:value-type="string">
            <text:p>https://decidim.barcelona/categories#subcategory_14</text:p>
          </table:table-cell>
          <table:table-cell table:style-name="ce38"/>
          <table:table-cell table:style-name="ce114" table:number-columns-repeated="23"/>
          <table:table-cell table:style-name="ce118" table:number-columns-repeated="996"/>
        </table:table-row>
        <table:table-row table:style-name="ro10">
          <table:table-cell table:style-name="ce37" office:value-type="string" calcext:value-type="string">
            <text:p>1_2_3_2</text:p>
          </table:table-cell>
          <table:table-cell table:style-name="ce37" office:value-type="string" calcext:value-type="string">
            <text:p>Verd urbà i biodiversitat</text:p>
          </table:table-cell>
          <table:table-cell table:style-name="ce92" office:value-type="string" calcext:value-type="string">
            <text:p>Verde urbano y biodiversidad</text:p>
          </table:table-cell>
          <table:table-cell table:style-name="ce37" office:value-type="string" calcext:value-type="string">
            <text:p>Verd urbà i biodiversitat</text:p>
          </table:table-cell>
          <table:table-cell/>
          <table:table-cell table:style-name="ce83" table:number-columns-repeated="23"/>
          <table:table-cell table:number-columns-repeated="996"/>
        </table:table-row>
        <table:table-row table:style-name="ro10">
          <table:table-cell table:style-name="ce37" office:value-type="string" calcext:value-type="string">
            <text:p>1_2_3_2_1</text:p>
          </table:table-cell>
          <table:table-cell table:style-name="ce59" office:value-type="string" calcext:value-type="string">
            <text:p><text:span text:style-name="T4">Qualitat de vida també significa una ciutat més verda, on tothom pugui gaudir del contacte amb els elements naturals a prop de casa. Els espais </text:span></text:p>
            <text:p><text:span text:style-name="T4">verds urbans aporten valors ecològics que són essencials per a la ciutat, com ara la naturalitat, la biodiversitat, la complexitat i la connectivitat, i valors socioculturals, com la salut, el benestar, la bellesa, el paisatge, la cultura i la facilitació de les relacions socials. Cal, doncs, millorar tant la quantitat del verd a la ciutat com la seva qualitat i connectivitat. </text:span></text:p>
          </table:table-cell>
          <table:table-cell table:style-name="ce92" office:value-type="string" calcext:value-type="string">
            <text:p>Calidad de vida también significa una ciudad más verde, donde todo el mundo pueda disfrutar del contacto con los elementos naturales cerca de casa. Los espacios verdes urbanos aportan valores ecológicos que son esenciales para la ciudad, como la naturalidad, la biodiversidad, la complejidad y la conectividad, y valores socioculturales, como la salud, el bienestar, la belleza, el paisaje, la cultura y la facilitación de las relaciones sociales. Por tanto, es necesario mejorar tanto la cantidad de verde en la ciudad como su calidad y conectividad. </text:p>
          </table:table-cell>
          <table:table-cell table:style-name="ce37" office:value-type="string" calcext:value-type="string">
            <text:p>Qualitat de vida també significa una ciutat més verda, on tothom pugui gaudir del contacte amb els elements naturals a prop de casa. Els espais </text:p>
            <text:p>verds urbans aporten valors ecològics que són essencials per a la ciutat, com ara la naturalitat, la biodiversitat, la complexitat i la connectivitat, i valors socioculturals, com la salut, el benestar, la bellesa, el paisatge, la cultura i la facilitació de les relacions socials. Cal, doncs, millorar tant la quantitat del verd a la ciutat com la seva qualitat i connectivitat. </text:p>
          </table:table-cell>
          <table:table-cell table:style-name="ce37"/>
          <table:table-cell table:style-name="ce83" table:number-columns-repeated="23"/>
          <table:table-cell table:number-columns-repeated="996"/>
        </table:table-row>
        <table:table-row table:style-name="ro10">
          <table:table-cell table:style-name="ce38" office:value-type="string" calcext:value-type="string">
            <text:p>1_2_3_2_l</text:p>
          </table:table-cell>
          <table:table-cell table:number-columns-repeated="3" table:style-name="ce38" office:value-type="string" calcext:value-type="string">
            <text:p>https://decidim.barcelona/categories#subcategory_25</text:p>
          </table:table-cell>
          <table:table-cell table:style-name="ce38"/>
          <table:table-cell table:style-name="ce114" table:number-columns-repeated="23"/>
          <table:table-cell table:style-name="ce118" table:number-columns-repeated="996"/>
        </table:table-row>
        <table:table-row table:style-name="ro10">
          <table:table-cell table:style-name="ce37" office:value-type="string" calcext:value-type="string">
            <text:p>1_2_3_3</text:p>
          </table:table-cell>
          <table:table-cell table:style-name="ce37" office:value-type="string" calcext:value-type="string">
            <text:p>Urbanisme per als barris</text:p>
          </table:table-cell>
          <table:table-cell table:style-name="ce92" office:value-type="string" calcext:value-type="string">
            <text:p>Urbanismo para los barrios</text:p>
          </table:table-cell>
          <table:table-cell table:style-name="ce37" office:value-type="string" calcext:value-type="string">
            <text:p>Urbanisme per als barris</text:p>
          </table:table-cell>
          <table:table-cell/>
          <table:table-cell table:style-name="ce83" table:number-columns-repeated="23"/>
          <table:table-cell table:number-columns-repeated="996"/>
        </table:table-row>
        <table:table-row table:style-name="ro10">
          <table:table-cell table:style-name="ce37" office:value-type="string" calcext:value-type="string">
            <text:p>1_2_3_3_1</text:p>
          </table:table-cell>
          <table:table-cell table:style-name="ce59" office:value-type="string" calcext:value-type="string">
            <text:p>La ciutat construïda ha esdevingut una gran àrea metropolitana amb les mateixes exigències de cohesió territorial i sostenibilitat ambiental que les grans urbs europees. Alhora, la importància del barri en aquesta nova realitat, obliga a actuar de manera decidida per evitar fractures territorials, garantir les mateixes oportunitats a qualsevol indret de la ciutat i generar un espai de proximitat indispensable per a la implicació social i la generació d’entorns que esdevinguin promotors de salut i benestar de la ciutadania. En aquest context, la defensa i l’aposta pel bé més preuat d’una ciutat, l’espai públic, esdevé un objectiu central.</text:p>
          </table:table-cell>
          <table:table-cell table:style-name="ce92" office:value-type="string" calcext:value-type="string">
            <text:p>La ciudad construida se ha convertido en una gran área metropolitana con las mismas exigencias de cohesión territorial y sostenibilidad ambiental que las grandes urbes europeas. Al mismo tiempo, la importancia del barrio en esta nueva realidad obliga a actuar de forma decidida para evitar fracturas territoriales, garantizar las mismas oportunidades en cualquier lugar de la ciudad y generar un espacio de proximidad indispensable para la implicación social y la generación de entornos que se conviertan promotores de salud y bienestar de la ciudadanía. En este contexto, la defensa y la apuesta por el bien más preciado de una ciudad, el espacio público, se convierte en un objetivo central.</text:p>
          </table:table-cell>
          <table:table-cell table:style-name="ce37" office:value-type="string" calcext:value-type="string">
            <text:p>La ciutat construïda ha esdevingut una gran àrea metropolitana amb les mateixes exigències de cohesió territorial i sostenibilitat ambiental que les grans urbs europees. Alhora, la importància del barri en aquesta nova realitat, obliga a actuar de manera decidida per evitar fractures territorials, garantir les mateixes oportunitats a qualsevol indret de la ciutat i generar un espai de proximitat indispensable per a la implicació social i la generació d’entorns que esdevinguin promotors de salut i benestar de la ciutadania. En aquest context la defensa i l’aposta pel bé més preuat d’una ciutat, l’espai públic, esdevé un objectiu central.</text:p>
          </table:table-cell>
          <table:table-cell table:style-name="ce37"/>
          <table:table-cell table:style-name="ce83" table:number-columns-repeated="23"/>
          <table:table-cell table:number-columns-repeated="996"/>
        </table:table-row>
        <table:table-row table:style-name="ro10">
          <table:table-cell table:style-name="ce38" office:value-type="string" calcext:value-type="string">
            <text:p>1_2_3_3_l</text:p>
          </table:table-cell>
          <table:table-cell table:number-columns-repeated="3" table:style-name="ce38" office:value-type="string" calcext:value-type="string">
            <text:p>https://decidim.barcelona/categories#subcategory_15</text:p>
          </table:table-cell>
          <table:table-cell table:style-name="ce38"/>
          <table:table-cell table:style-name="ce114" table:number-columns-repeated="23"/>
          <table:table-cell table:style-name="ce118" table:number-columns-repeated="996"/>
        </table:table-row>
        <table:table-row table:style-name="ro10">
          <table:table-cell table:style-name="ce37" office:value-type="string" calcext:value-type="string">
            <text:p>1_2_3_4</text:p>
          </table:table-cell>
          <table:table-cell table:style-name="ce37" office:value-type="string" calcext:value-type="string">
            <text:p>Mobilitat sostenible</text:p>
          </table:table-cell>
          <table:table-cell table:style-name="ce92" office:value-type="string" calcext:value-type="string">
            <text:p>Movilidad sostenible</text:p>
          </table:table-cell>
          <table:table-cell table:style-name="ce37" office:value-type="string" calcext:value-type="string">
            <text:p>Mobilitat sostenible</text:p>
          </table:table-cell>
          <table:table-cell/>
          <table:table-cell table:style-name="ce83" table:number-columns-repeated="23"/>
          <table:table-cell table:number-columns-repeated="996"/>
        </table:table-row>
        <table:table-row table:style-name="ro10">
          <table:table-cell table:style-name="ce37" office:value-type="string" calcext:value-type="string">
            <text:p>1_2_3_4_1</text:p>
          </table:table-cell>
          <table:table-cell table:style-name="ce55" office:value-type="string" calcext:value-type="string">
            <text:p><text:span text:style-name="T5">Qualitat de vida també és tornar els carrers a les persones. Cal actuar en diversos flancs: fomentar l’ecomobilitat (per exemple, creant noves àrees de vianants, ampliant la xarxa de carrils bicicleta, optimitzant i ampliant la xarxa de bus i ambientalitzant la flota de vehicles públics); reduir i gestionar el trànsit a la ciutat (per exemple, limitant la velocitat a 30 km/h, creant superilles, impulsant els vehicles elèctrics, fomentant el </text:span><text:span text:style-name="T6">carsharing</text:span><text:span text:style-name="T7"> i regulant els horaris de distribució de mercaderies), i també renovar el parc automobilístic amb l’objectiu d’augmentar la proporció de vehicles menys contaminants i més eficients energèticament.</text:span></text:p>
          </table:table-cell>
          <table:table-cell table:style-name="ce55" office:value-type="string" calcext:value-type="string">
            <text:p><text:span text:style-name="T5">Calidad de vida también es devolver las calles a las personas. Hay que actuar en varios flancos: fomentar la ecomovilidad (por ejemplo, creando nuevas áreas de peatones, ampliando la red de carriles bici, optimizando y ampliando la red de bus y ambientando la flota de vehículos públicos); reducir y gestionar el tráfico en la ciudad (por ejemplo, limitando la velocidad a 30 km/h, creando superislas, impulsando los vehículos eléctricos, fomentando el </text:span><text:span text:style-name="T6">carsharing</text:span><text:span text:style-name="T7"> y regulando los horarios de distribución de mercancías), y también renovar el parque automovilístico con el objetivo de aumentar la proporción de vehículos menos contaminantes y más eficientes energéticamente.</text:span></text:p>
          </table:table-cell>
          <table:table-cell table:style-name="ce37" office:value-type="string" calcext:value-type="string">
            <text:p>Qualitat de vida també és tornar els carrers a les persones. Cal actuar en diversos flancs: fomentar l’ecomobilitat (per exemple, creant noves àrees de vianants, ampliant la xarxa de carrils bicicleta, optimitzant i ampliant la xarxa de bus i ambientalitzant la flota de vehicles públics); reduir i gestionar el trànsit a la ciutat (per exemple, limitant la velocitat a 30 km/h, creant superilles, impulsant els vehicles elèctrics, fomentant el carsharing i regulant els horaris de distribució de mercaderies), i també renovar el parc automobilístic amb l’objectiu d’augmentar la proporció de vehicles menys contaminants i més eficients energèticament.</text:p>
          </table:table-cell>
          <table:table-cell table:style-name="ce37"/>
          <table:table-cell table:style-name="ce83" table:number-columns-repeated="23"/>
          <table:table-cell table:number-columns-repeated="996"/>
        </table:table-row>
        <table:table-row table:style-name="ro10">
          <table:table-cell table:style-name="ce37" office:value-type="string" calcext:value-type="string">
            <text:p>1_2_3_4_l</text:p>
          </table:table-cell>
          <table:table-cell table:number-columns-repeated="3" table:style-name="ce37" office:value-type="string" calcext:value-type="string">
            <text:p>https://decidim.barcelona/categories#subcategory_16</text:p>
          </table:table-cell>
          <table:table-cell table:style-name="ce37"/>
          <table:table-cell table:style-name="ce83" table:number-columns-repeated="23"/>
          <table:table-cell table:number-columns-repeated="996"/>
        </table:table-row>
        <table:table-row table:style-name="ro10">
          <table:table-cell table:style-name="ce37" office:value-type="string" calcext:value-type="string">
            <text:p>1_2_3_5</text:p>
          </table:table-cell>
          <table:table-cell table:style-name="ce37" office:value-type="string" calcext:value-type="string">
            <text:p>Energia i canvi climàtic</text:p>
          </table:table-cell>
          <table:table-cell table:style-name="ce92" office:value-type="string" calcext:value-type="string">
            <text:p>Energía y cambio climático</text:p>
          </table:table-cell>
          <table:table-cell table:style-name="ce37" office:value-type="string" calcext:value-type="string">
            <text:p>Energia i canvi climàtic</text:p>
          </table:table-cell>
          <table:table-cell/>
          <table:table-cell table:style-name="ce83" table:number-columns-repeated="23"/>
          <table:table-cell table:number-columns-repeated="996"/>
        </table:table-row>
        <table:table-row table:style-name="ro10">
          <table:table-cell table:style-name="ce31" office:value-type="string" calcext:value-type="string">
            <text:p>1_2_3_5_1</text:p>
          </table:table-cell>
          <table:table-cell table:style-name="ce59" office:value-type="string" calcext:value-type="string">
            <text:p>Una ciutat sostenible és la que pot perdurar en el temps i té futur, perquè s’assegura els recursos i les condicions necessàries per mantenir i millorar la qualitat de vida. Per això volem caminar decididament cap al subministrament d’energia 100% renovable, i amb zero emissions de gasos d’efecte hivernacle. Per fer-ho possible, cal dotar-nos de mecanismes de gestió adients, com ara un operador energètic municipal. De manera similar, l’obtenció d’aigua, de materials i d’aliments, i l’abocament de productes residuals, produeix impactes sobre el territori i els ecosistemes naturals.</text:p>
          </table:table-cell>
          <table:table-cell table:style-name="ce92" office:value-type="string" calcext:value-type="string">
            <text:p>Una ciudad sostenible es la que puede perdurar en el tiempo y tiene futuro, porque se aseguran los recursos y las condiciones necesarias para mantener y mejorar la calidad de vida. Por eso, queremos dirigirnos decididamente hacia el suministro de energía 100 % renovable, y con cero emisiones de gases de efecto invernadero. Para hacerlo posible, debemos dotarnos de mecanismos de gestión adecuados, como un operador energético municipal. De manera similar, la obtención de agua, de materiales y de alimentos, y el vertido de productos residuales producen impactos sobre el territorio y los ecosistemas naturales.</text:p>
          </table:table-cell>
          <table:table-cell table:style-name="ce37" office:value-type="string" calcext:value-type="string">
            <text:p>Una ciutat sostenible és la que pot perdurar en el temps i té futur, perquè s’assegura els recursos i les condicions necessàries per mantenir i millorar la qualitat de vida.Per això volem caminar decididament cap al subministrament d’energia 100% renovable, i amb zero emissions de gasos d’efecte hivernacle. Per fer-ho possible cal dotar-nos de mecanismes de gestió adients, com ara un operador energètic municipal.De manera similar, l’obtenció d’aigua, de materials i d’aliments, i l’abocament de productes residuals, produeix impactes sobre el territori i els ecosistemes naturals.</text:p>
          </table:table-cell>
          <table:table-cell table:style-name="ce50" table:number-columns-repeated="24"/>
          <table:table-cell table:number-columns-repeated="996"/>
        </table:table-row>
        <table:table-row table:style-name="ro10">
          <table:table-cell table:style-name="ce33" office:value-type="string" calcext:value-type="string">
            <text:p>1_2_3_5_l</text:p>
          </table:table-cell>
          <table:table-cell table:number-columns-repeated="3" table:style-name="ce38" office:value-type="string" calcext:value-type="string">
            <text:p>https://decidim.barcelona/categories#subcategory_17</text:p>
          </table:table-cell>
          <table:table-cell table:style-name="ce66" table:number-columns-repeated="24"/>
          <table:table-cell table:style-name="ce118" table:number-columns-repeated="996"/>
        </table:table-row>
        <table:table-row table:style-name="ro10">
          <table:table-cell table:style-name="ce31"/>
          <table:table-cell table:style-name="ce37" table:number-columns-repeated="3"/>
          <table:table-cell table:style-name="ce50" table:number-columns-repeated="24"/>
          <table:table-cell table:number-columns-repeated="996"/>
        </table:table-row>
        <table:table-row table:style-name="ro10">
          <table:table-cell table:style-name="ce32" office:value-type="string" calcext:value-type="string">
            <text:p>1_2_4</text:p>
          </table:table-cell>
          <table:table-cell table:style-name="ce65" office:value-type="string" calcext:value-type="string">
            <text:p>Bon govern</text:p>
          </table:table-cell>
          <table:table-cell table:style-name="ce95" office:value-type="string" calcext:value-type="string">
            <text:p>Buen gobierno</text:p>
          </table:table-cell>
          <table:table-cell table:style-name="ce65" office:value-type="string" calcext:value-type="string">
            <text:p>Bon govern</text:p>
          </table:table-cell>
          <table:table-cell/>
          <table:table-cell table:style-name="ce65" table:number-columns-repeated="23"/>
          <table:table-cell table:number-columns-repeated="996"/>
        </table:table-row>
        <table:table-row table:style-name="ro19">
          <table:table-cell table:style-name="ce29" office:value-type="string" calcext:value-type="string">
            <text:p>1_2_4_0</text:p>
          </table:table-cell>
          <table:table-cell table:style-name="ce59" office:value-type="string" calcext:value-type="string">
            <text:p>La crisi econòmica ha anat acompanyada d’una forta crisi política que ha posat en qüestió el sistema democràtic actual. Això s’ha vist reflectit en una falta de confiança cap a les institucions i els seus representants polítics, que s’ha vist agreujada per una lenta però constant retirada de l’Estat en matèria de drets socials. Ens trobem, doncs, en una crisi que no és només econòmica, sinó també social i política, i que ha fet emergir una clara demanda ciutadana de democràcia, la qual cosa ha fet augmentar l’exigència d’informació i transparència, més i millor sobirania en la capacitat de definir els models de vida, territoris i infraestructures, així com pràctiques comunitàries de gestió d’alguns serveis, recursos i béns comuns.</text:p>
            <text:p/>
            <text:p>El Pla Municipal actual vol reflectir el convenciment que són possibles altres formes de governar, que posin en el centre la ciutadania i que estiguin supeditades a la coresponsabilitat i la coproducció de les polítiques entre tècnics, polítics i ciutadania. El repte que tenim avui és desenvolupar i crear espais i mecanismes que facin possible aquesta administració col·lectiva i democràtica d’allò públic i comú.</text:p>
          </table:table-cell>
          <table:table-cell table:style-name="ce92" office:value-type="string" calcext:value-type="string">
            <text:p>La crisis económica ha ido acompañada de una fuerte crisis política que ha puesto en cuestión el sistema democrático actual. Eso se ha visto reflejado en una falta de confianza hacia las instituciones y sus representantes políticos, la cual se ha visto agravada por una lenta pero constante retirada del Estado en materia de derechos sociales. Nos encontramos, pues, en una crisis que no es solo económica, sino también social y política, y que ha hecho emerger una clara demanda ciudadana de democracia, lo que ha provocado una mayor exigencia de información y transparencia, más y mejor soberanía en la capacidad de definir los modelos de vida, territorios e infraestructuras, así como prácticas comunitarias de gestión de algunos servicios, recursos y bienes comunes.</text:p>
            <text:p/>
            <text:p>El Plan Municipal actual quiere reflejar el convencimiento de que son posibles otras formas de gobernar, que pongan en el centro a la ciudadanía y que estén supeditadas a la corresponsabilidad y la coproducción de las políticas entre técnicos, políticos y ciudadanía. El reto actual es desarrollar y crear espacios y mecanismos que hagan posible esta administración colectiva y democrática de lo público y común.</text:p>
          </table:table-cell>
          <table:table-cell table:style-name="ce37" office:value-type="string" calcext:value-type="string">
            <text:p>La crisi econòmica ha anat acompanyada d’una forta crisi política que ha posat en qüestió el sistema democràtic actual. Això s’ha vist reflectit en una falta de confiança cap a les institucions i els seus representants polítics, que s’ha vist agreujada per una lenta però constant retirada de l’Estat en matèria de drets socials. Ens trobem, doncs, en una crisi que no és només econòmica, sinó també social i política, i que ha fet emergir una clara demanda ciutadana de democràcia, fet que ha fet augmentar l’exigència d’informació i transparència, més i millor sobirania en la capacitat de definir els nostres models de vida, territoris i infraestructures, així com pràctiques comunitàries de gestió d’alguns serveis, recursos i béns comuns.</text:p>
            <text:p/>
            <text:p>El Pla Municipal actual vol reflectir el convenciment que són possibles altres formes de governar, que posin en el centre la ciutadania i que estiguin supeditades a la coresponsabilitat i la coproducció de les polítiques entre tècnics, polítics i ciutadania. El repte que tenim avui és desenvolupar i crear espais i mecanismes que facin possible aquesta administració col·lectiva i democràtica d’allò públic i comú.</text:p>
          </table:table-cell>
          <table:table-cell table:style-name="ce50" table:number-columns-repeated="24"/>
          <table:table-cell table:number-columns-repeated="996"/>
        </table:table-row>
        <table:table-row table:style-name="ro10">
          <table:table-cell table:style-name="ce29" office:value-type="string" calcext:value-type="string">
            <text:p>1_2_4_0_l</text:p>
          </table:table-cell>
          <table:table-cell table:number-columns-repeated="3" table:style-name="ce65" office:value-type="string" calcext:value-type="string">
            <text:p>https://decidim.barcelona/categories#category_4</text:p>
          </table:table-cell>
          <table:table-cell table:style-name="ce50" table:number-columns-repeated="24"/>
          <table:table-cell table:number-columns-repeated="996"/>
        </table:table-row>
        <table:table-row table:style-name="ro10">
          <table:table-cell table:style-name="ce37" office:value-type="string" calcext:value-type="string">
            <text:p>1_2_4_1</text:p>
          </table:table-cell>
          <table:table-cell table:style-name="ce37" office:value-type="string" calcext:value-type="string">
            <text:p>Govern transparent i rendició de comptes</text:p>
          </table:table-cell>
          <table:table-cell table:style-name="ce92" office:value-type="string" calcext:value-type="string">
            <text:p>Gobierno transparente y rendición de cuentas</text:p>
          </table:table-cell>
          <table:table-cell table:style-name="ce37" office:value-type="string" calcext:value-type="string">
            <text:p>Govern transparent i rendició de comptes</text:p>
          </table:table-cell>
          <table:table-cell/>
          <table:table-cell table:style-name="ce50" table:number-columns-repeated="23"/>
          <table:table-cell table:number-columns-repeated="996"/>
        </table:table-row>
        <table:table-row table:style-name="ro10">
          <table:table-cell table:style-name="ce37" office:value-type="string" calcext:value-type="string">
            <text:p>1_2_4_1_1</text:p>
          </table:table-cell>
          <table:table-cell table:style-name="ce59" office:value-type="string" calcext:value-type="string">
            <text:p>Un govern realment transparent és el que obre i garanteix l’accés a les dades, publica els seus projectes i actuacions, i facilita el control ciutadà de l’acció municipal. Que obre canals per escoltar de manera efectiva l’opinió i les propostes ciutadanes i que explica els resultats de les seves activitats.</text:p>
          </table:table-cell>
          <table:table-cell table:style-name="ce92" office:value-type="string" calcext:value-type="string">
            <text:p>Un gobierno realmente transparente es el que abre y garantiza el acceso a los datos, publica sus proyectos y actuaciones y facilita el control ciudadano de la acción municipal; que abre canales para escuchar de manera efectiva la opinión y las propuestas ciudadanas y que explica los resultados de sus actividades.</text:p>
          </table:table-cell>
          <table:table-cell table:style-name="ce37" office:value-type="string" calcext:value-type="string">
            <text:p>Un govern realment transparent és aquell que obre i garanteix l’accés a les dades, publica els seus projectes i actuacions, que facilita el control ciutadà de l’acció municipal. Que obre canals per escoltar de manera efectiva l’opinió i les propostes ciutadanes i que explica els resultats de les seves activitats.</text:p>
          </table:table-cell>
          <table:table-cell table:style-name="ce37"/>
          <table:table-cell table:style-name="ce50" table:number-columns-repeated="23"/>
          <table:table-cell table:number-columns-repeated="996"/>
        </table:table-row>
        <table:table-row table:style-name="ro10">
          <table:table-cell table:style-name="ce38" office:value-type="string" calcext:value-type="string">
            <text:p>1_2_4_1_l</text:p>
          </table:table-cell>
          <table:table-cell table:number-columns-repeated="3" table:style-name="ce38" office:value-type="string" calcext:value-type="string">
            <text:p>https://decidim.barcelona/categories#subcategory_26</text:p>
          </table:table-cell>
          <table:table-cell table:style-name="ce38"/>
          <table:table-cell table:style-name="ce66" table:number-columns-repeated="23"/>
          <table:table-cell table:style-name="ce118" table:number-columns-repeated="996"/>
        </table:table-row>
        <table:table-row table:style-name="ro10">
          <table:table-cell table:style-name="ce37" office:value-type="string" calcext:value-type="string">
            <text:p>1_2_4_2</text:p>
          </table:table-cell>
          <table:table-cell table:style-name="ce37" office:value-type="string" calcext:value-type="string">
            <text:p>Participació ciutadana</text:p>
          </table:table-cell>
          <table:table-cell table:style-name="ce92" office:value-type="string" calcext:value-type="string">
            <text:p>Participación ciudadana</text:p>
          </table:table-cell>
          <table:table-cell table:style-name="ce37" office:value-type="string" calcext:value-type="string">
            <text:p>Participació ciutadana</text:p>
          </table:table-cell>
          <table:table-cell/>
          <table:table-cell table:style-name="ce50" table:number-columns-repeated="23"/>
          <table:table-cell table:number-columns-repeated="996"/>
        </table:table-row>
        <table:table-row table:style-name="ro10">
          <table:table-cell table:style-name="ce37" office:value-type="string" calcext:value-type="string">
            <text:p>1_2_4_2_1</text:p>
          </table:table-cell>
          <table:table-cell table:style-name="ce59" office:value-type="string" calcext:value-type="string">
            <text:p>En un sistema democràtic, el poder emana del poble; però per avançar cap a una democràcia plena cal garantir la capacitat de decisió de la ciutadania, no només de quines persones l’han de representar a les institucions, sinó pel que fa a tots els assumptes d’importància especial. Cal desenvolupar, doncs, eines i infraestructures que permetin articular una tecnopolítica segura, a través de codi lliure i auditable, amb mecanismes de verificabilitat i traçabilitat, per millorar la qualitat democràtica i la col·laboració social. Necessitem, per tant, crear un marc que doni més autonomia i capacitat de decisió (política i econòmica) als districtes per planificar i pensar la ciutat a partir de les necessitats territorials i amb visió de ciutat. </text:p>
          </table:table-cell>
          <table:table-cell table:style-name="ce92" office:value-type="string" calcext:value-type="string">
            <text:p>En un sistema democrático, el poder emana del pueblo, pero para avanzar hacia una democracia plena hay que garantizar la capacidad de decisión de la ciudadanía, no solo de qué personas la deben representar en las instituciones, sino con respecto a todos los asuntos de especial importancia. Es necesario desarrollar, pues, herramientas e infraestructuras que permitan articular una tecnopolítica segura, a través de código libre y auditable, con mecanismos de verificabilidad y trazabilidad, para mejorar la calidad democrática y la colaboración social. Necesitamos, por lo tanto, crear un marco que dé más autonomía y capacidad de decisión (política y económica) a los distritos para planificar y pensar la ciudad a partir de las necesidades territoriales y con visión de ciudad. </text:p>
          </table:table-cell>
          <table:table-cell table:style-name="ce37" office:value-type="string" calcext:value-type="string">
            <text:p>En un sistema democràtic, el poder emana del poble. Però per avançar cap a una democràcia plena cal garantir la capacitat de decisió de la ciutadania, no només sobre quines persones l’han de representar a les institucions, sinó sobre tots aquells assumptes d’importància especial. Cal desenvolupar, doncs, eines i infraestructures que permetin articular una tecnopolítica segura, a través de codi lliure i auditable, amb mecanismes de verificabilitat i traçabilitat, per millorar la qualitat democràtica i la col·laboració social. Necessitem, per tant, crear un marc que doni més autonomia i capacitat de decisió (política i econòmica) als districtes per planificar i pensar la ciutat des de les necessitats territorials i amb visió de ciutat. </text:p>
          </table:table-cell>
          <table:table-cell table:style-name="ce37"/>
          <table:table-cell table:style-name="ce50" table:number-columns-repeated="23"/>
          <table:table-cell table:number-columns-repeated="996"/>
        </table:table-row>
        <table:table-row table:style-name="ro10">
          <table:table-cell table:style-name="ce38" office:value-type="string" calcext:value-type="string">
            <text:p>1_2_4_2_l</text:p>
          </table:table-cell>
          <table:table-cell table:number-columns-repeated="3" table:style-name="ce38" office:value-type="string" calcext:value-type="string">
            <text:p>https://decidim.barcelona/categories#subcategory_18</text:p>
          </table:table-cell>
          <table:table-cell table:style-name="ce38"/>
          <table:table-cell table:style-name="ce66" table:number-columns-repeated="23"/>
          <table:table-cell table:style-name="ce118" table:number-columns-repeated="996"/>
        </table:table-row>
        <table:table-row table:style-name="ro10">
          <table:table-cell table:style-name="ce37" office:value-type="string" calcext:value-type="string">
            <text:p>1_2_4_3</text:p>
          </table:table-cell>
          <table:table-cell table:style-name="ce37" office:value-type="string" calcext:value-type="string">
            <text:p>Acció comunitària</text:p>
          </table:table-cell>
          <table:table-cell table:style-name="ce92" office:value-type="string" calcext:value-type="string">
            <text:p>Acción comunitaria</text:p>
          </table:table-cell>
          <table:table-cell table:style-name="ce37" office:value-type="string" calcext:value-type="string">
            <text:p>Acció comunitària</text:p>
          </table:table-cell>
          <table:table-cell/>
          <table:table-cell table:style-name="ce50" table:number-columns-repeated="23"/>
          <table:table-cell table:number-columns-repeated="996"/>
        </table:table-row>
        <table:table-row table:style-name="ro28">
          <table:table-cell table:style-name="ce37" office:value-type="string" calcext:value-type="string">
            <text:p>1_2_4_3_1</text:p>
          </table:table-cell>
          <table:table-cell table:style-name="ce59" office:value-type="string" calcext:value-type="string">
            <text:p>Els barris són un espai d’oportunitat per millorar les situacions de vulnerabilitat que afecten les persones que hi viuen i per impulsar processos de cohesió social. L’escenari de crisi política, social i econòmica està transformant la relació entre l’Administració local i les organitzacions socials, així com els papers respectius en la gestió de serveis i equipaments públics. En aquest context, sorgeixen experiències de gestió ciutadana que qüestionen l’expansió de l’externalització de serveis, i alhora permeten a la ciutadania incidir en els recursos i les polítiques públiques i tenir-ne més control. </text:p>
          </table:table-cell>
          <table:table-cell table:style-name="ce92" office:value-type="string" calcext:value-type="string">
            <text:p>Los barrios son un espacio de oportunidad para mejorar las situaciones de vulnerabilidad que afectan a las personas que viven en ellos y para impulsar procesos de cohesión social. El escenario de crisis política, social y económica está transformando la relación entre la Administración local y las organizaciones sociales, así como los papeles respectivos en la gestión de servicios y equipamientos públicos. En este contexto, surgen experiencias de gestión ciudadana que cuestionan la expansión de la externalización de servicios y, al mismo tiempo, permiten a la ciudadanía incidir en los recursos y las políticas públicas y tener más control sobre estos. </text:p>
          </table:table-cell>
          <table:table-cell table:style-name="ce37" office:value-type="string" calcext:value-type="string">
            <text:p>Els barris són un espai d’oportunitat per millorar les situacions de vulnerabilitat que afecten les persones que hi viuen i per impulsar processos de cohesió social. L’escenari de crisi política, social i econòmica està transformant la relació entre l’Administració local i les organitzacions socials, així com els papers respectius en la gestió de serveis i equipaments públics. En aquest context, sorgeixen experiències de gestió ciutadana que qüestionen l’expansió de l’externalització de serveis, alhora que representen la possibilitat de més incidència i control de la ciutadania en els recursos i les polítiques públiques.</text:p>
          </table:table-cell>
          <table:table-cell table:style-name="ce37"/>
          <table:table-cell table:style-name="ce50" table:number-columns-repeated="23"/>
          <table:table-cell table:number-columns-repeated="996"/>
        </table:table-row>
        <table:table-row table:style-name="ro10">
          <table:table-cell table:style-name="ce38" office:value-type="string" calcext:value-type="string">
            <text:p>1_2_4_3_l</text:p>
          </table:table-cell>
          <table:table-cell table:number-columns-repeated="3" table:style-name="ce38" office:value-type="string" calcext:value-type="string">
            <text:p>https://decidim.barcelona/categories#subcategory_19</text:p>
          </table:table-cell>
          <table:table-cell table:style-name="ce38"/>
          <table:table-cell table:style-name="ce66" table:number-columns-repeated="23"/>
          <table:table-cell table:style-name="ce118" table:number-columns-repeated="996"/>
        </table:table-row>
        <table:table-row table:style-name="ro10">
          <table:table-cell table:style-name="ce37" office:value-type="string" calcext:value-type="string">
            <text:p>1_2_4_4</text:p>
          </table:table-cell>
          <table:table-cell table:style-name="ce37" office:value-type="string" calcext:value-type="string">
            <text:p>Administració intel·ligent i inclusiva</text:p>
          </table:table-cell>
          <table:table-cell table:style-name="ce92" office:value-type="string" calcext:value-type="string">
            <text:p>Administración inteligente e inclusiva</text:p>
          </table:table-cell>
          <table:table-cell table:style-name="ce37" office:value-type="string" calcext:value-type="string">
            <text:p>Administració intel·ligent i inclusiva</text:p>
          </table:table-cell>
          <table:table-cell/>
          <table:table-cell table:style-name="ce50" table:number-columns-repeated="23"/>
          <table:table-cell table:number-columns-repeated="996"/>
        </table:table-row>
        <table:table-row table:style-name="ro10">
          <table:table-cell table:style-name="ce37" office:value-type="string" calcext:value-type="string">
            <text:p>1_2_4_4_1</text:p>
          </table:table-cell>
          <table:table-cell table:style-name="ce59" office:value-type="string" calcext:value-type="string">
            <text:p>L’Administració ha de millorar els seus processos de producció de serveis per fer-los més eficients i facilitar al seu actiu principal, el personal municipal, els recursos i mitjans necessaris per assolir els màxims nivells de qualitat. La ciutat requereix una administració integral i transversal, basada en una estratègia compartida amb la societat civil per reduir desigualtats, reduir l’exclusió social i aconseguir una ciutat més cohesionada i una ciutadania activa des de tots els àmbits municipals. </text:p>
          </table:table-cell>
          <table:table-cell table:style-name="ce55" office:value-type="string" calcext:value-type="string">
            <text:p><text:span text:style-name="T3">La Administración debe mejorar sus procesos de producción de servicios para hacerlos más eficientes y facilitar a su activo principal, el personal municipal, los recursos y medios necesarios para alcanzar los máximos niveles de calidad. La ciudad requiere una administración integral y transversal, basada en una estrategia compartida con la sociedad civil para reducir desigualdades, reducir la exclusión social y conseguir una ciudad más cohesionada y una ciudadanía activa desde todos los ámbitos municipales. </text:span><text:span text:style-name="T8"> </text:span></text:p>
          </table:table-cell>
          <table:table-cell table:style-name="ce37" office:value-type="string" calcext:value-type="string">
            <text:p>L’Administració ha de millorar els seus processos de producció de serveis per fer-los més eficients i facilitar al seu actiu principal, el personal municipal, els recursos i mitjans necessaris per assolir els màxims nivells de qualitat.La ciutat requereix una Administració integral i transversal, basada en una estratègia compartida amb la societat civil per reduir desigualtats, reduir l’exclusió social i aconseguir una ciutat més cohesionada i una ciutadania activa des de tots els àmbits municipals. </text:p>
          </table:table-cell>
          <table:table-cell table:style-name="ce37"/>
          <table:table-cell table:style-name="ce50" table:number-columns-repeated="23"/>
          <table:table-cell table:number-columns-repeated="996"/>
        </table:table-row>
        <table:table-row table:style-name="ro10">
          <table:table-cell table:style-name="ce38" office:value-type="string" calcext:value-type="string">
            <text:p>1_2_4_4_l</text:p>
          </table:table-cell>
          <table:table-cell table:number-columns-repeated="3" table:style-name="ce38" office:value-type="string" calcext:value-type="string">
            <text:p>https://decidim.barcelona/categories#subcategory_20</text:p>
          </table:table-cell>
          <table:table-cell table:style-name="ce38"/>
          <table:table-cell table:style-name="ce66" table:number-columns-repeated="23"/>
          <table:table-cell table:style-name="ce118" table:number-columns-repeated="996"/>
        </table:table-row>
        <table:table-row table:style-name="ro10">
          <table:table-cell table:style-name="ce37" office:value-type="string" calcext:value-type="string">
            <text:p>1_2_4_5</text:p>
          </table:table-cell>
          <table:table-cell table:style-name="ce37" office:value-type="string" calcext:value-type="string">
            <text:p>Eficiència i professionalitat</text:p>
          </table:table-cell>
          <table:table-cell table:style-name="ce92" office:value-type="string" calcext:value-type="string">
            <text:p>Eficiencia y profesionalidad</text:p>
          </table:table-cell>
          <table:table-cell table:style-name="ce37" office:value-type="string" calcext:value-type="string">
            <text:p>Eficiència i professionalitat</text:p>
          </table:table-cell>
          <table:table-cell/>
          <table:table-cell table:style-name="ce50" table:number-columns-repeated="23"/>
          <table:table-cell table:number-columns-repeated="996"/>
        </table:table-row>
        <table:table-row table:style-name="ro10">
          <table:table-cell table:style-name="ce31" office:value-type="string" calcext:value-type="string">
            <text:p>1_2_4_5_1</text:p>
          </table:table-cell>
          <table:table-cell table:style-name="ce59" office:value-type="string" calcext:value-type="string">
            <text:p>Una administració municipal moderna exigeix una revaloració i reestructuració de la seva organització, especialment en una època com l’actual, de ràpida transformació, per aconseguir una gestió eficient i eficaç de l’interès públic. Així, per poder-ho assolir, l’Administració municipal incorpora nous sistemes de gestió i de processos, d’especialització, d’autoritat i de coresponsabilitat.</text:p>
          </table:table-cell>
          <table:table-cell table:style-name="ce92" office:value-type="string" calcext:value-type="string">
            <text:p>Una administración municipal moderna exige una retasación y reestructuración de su organización, especialmente en una época como la actual, de rápida transformación, para conseguir una gestión eficiente y eficaz del interés público. Así, para poder alcanzarlo, la Administración municipal incorpora nuevos sistemas de gestión y de procesos, de especialización, de autoridad y de corresponsabilidad.</text:p>
          </table:table-cell>
          <table:table-cell table:style-name="ce37" office:value-type="string" calcext:value-type="string">
            <text:p>Una Administració municipal moderna exigeix una revaloració i reestructuració de la seva organització, especialment en una època com l’actual, de ràpida transformació, per tal d’aconseguir una gestió eficient i eficaç de l’interès públic. Així, per poder-ho assolir, l’Administració municipal incorpora nous sistemes de gestió i de processos, d’especialització, d’autoritat i de coresponsabilitat.</text:p>
          </table:table-cell>
          <table:table-cell table:style-name="ce50" table:number-columns-repeated="24"/>
          <table:table-cell table:number-columns-repeated="996"/>
        </table:table-row>
        <table:table-row table:style-name="ro10">
          <table:table-cell table:style-name="ce33" office:value-type="string" calcext:value-type="string">
            <text:p>1_2_4_5_l</text:p>
          </table:table-cell>
          <table:table-cell table:number-columns-repeated="3" table:style-name="ce38" office:value-type="string" calcext:value-type="string">
            <text:p>https://decidim.barcelona/categories#subcategory_27</text:p>
          </table:table-cell>
          <table:table-cell table:style-name="ce66" table:number-columns-repeated="24"/>
          <table:table-cell table:style-name="ce118" table:number-columns-repeated="996"/>
        </table:table-row>
        <table:table-row table:style-name="ro10">
          <table:table-cell table:style-name="ce31"/>
          <table:table-cell table:style-name="ce37" table:number-columns-repeated="3"/>
          <table:table-cell table:style-name="ce50" table:number-columns-repeated="24"/>
          <table:table-cell table:number-columns-repeated="996"/>
        </table:table-row>
        <table:table-row table:style-name="ro10">
          <table:table-cell table:style-name="ce32" office:value-type="string" calcext:value-type="string">
            <text:p>1_2_5</text:p>
          </table:table-cell>
          <table:table-cell table:style-name="ce65" office:value-type="string" calcext:value-type="string">
            <text:p>Justícia global</text:p>
          </table:table-cell>
          <table:table-cell table:style-name="ce95" office:value-type="string" calcext:value-type="string">
            <text:p>Justicia global</text:p>
          </table:table-cell>
          <table:table-cell table:style-name="ce65" office:value-type="string" calcext:value-type="string">
            <text:p>Justícia global</text:p>
          </table:table-cell>
          <table:table-cell/>
          <table:table-cell table:style-name="ce65" table:number-columns-repeated="23"/>
          <table:table-cell table:number-columns-repeated="996"/>
        </table:table-row>
        <table:table-row table:style-name="ro16">
          <table:table-cell table:style-name="ce29" office:value-type="string" calcext:value-type="string">
            <text:p>1_2_5_0</text:p>
          </table:table-cell>
          <table:table-cell table:style-name="ce59" office:value-type="string" calcext:value-type="string">
            <text:p><text:span text:style-name="T4">Barcelona no només ha de ser una referència en la transició cap a un nou model econòmic, social i ambiental; també ha d’impulsar un model de relacions internacionals basat en la defensa dels drets humans i de la justícia global. Barcelona ha d’estar al capdavant de les xarxes de ciutats europees i del món que impulsen el dret a la cultura, el dret a la pau i al desenvolupament, la lluita contra les desigualtats, la contaminació i el canvi climàtic. </text:span></text:p>
            <text:p/>
            <text:p><text:span text:style-name="T4">L’Ajuntament continuarà treballant amb la seva ciutadania i les entitats dedicades a la justícia global, articulant-s’hi i facilitant-ne el lideratge i el treball en xarxa a diferents nivells. També continuarà treballant amb les comunitats presents a la ciutat per establir vincles amb els seus països d’origen, sempre des d’un punt de vista solidari i respectuós vers les diferents cultures.</text:span></text:p>
          </table:table-cell>
          <table:table-cell table:style-name="ce92" office:value-type="string" calcext:value-type="string">
            <text:p><text:span text:style-name="T4">Barcelona no solo debe ser una referencia en la transición hacia un nuevo modelo económico, social y ambiental; también tiene que impulsar un modelo de relaciones internacionales basado en la defensa de los derechos humanos y de la justicia global. Barcelona debe estar al frente de las redes de ciudades europeas y del mundo que impulsan el derecho a la cultura, el derecho a la paz y al desarrollo, la lucha contra las desigualdades, la contaminación y el cambio climático. </text:span></text:p>
            <text:p/>
            <text:p><text:span text:style-name="T4">El Ayuntamiento continuará trabajando con su ciudadanía y las entidades dedicadas a la justicia global, articulándose y facilitando el liderazgo y el trabajo en red en diferentes niveles. También continuará trabajando con las comunidades presentes en la ciudad para establecer vínculos con sus países de origen, siempre desde un punto de vista solidario y respetuoso hacia las diferentes culturas.</text:span></text:p>
          </table:table-cell>
          <table:table-cell table:style-name="ce37" office:value-type="string" calcext:value-type="string">
            <text:p>Barcelona no només ha de ser una referència en la transició cap a un nou model econòmic, social i ambiental. També ha d’impulsar un model de relacions internacionals basat en la defensa dels drets humans i de la justícia global. Barcelona ha d’estar al capdavant de les xarxes de ciutats europees i del món que impulsen el dret a la cultura, el dret a la pau i al desenvolupament, la lluita contra les desigualtats, la contaminació i el canvi climàtic. </text:p>
            <text:p/>
            <text:p>L’Ajuntament continuarà treballant amb la seva ciutadania i les entitats dedicades a la justícia global, articulant-s’hi i facilitant-ne el lideratge i el treball en xarxa a diferents nivells. També continuarà treballant amb les comunitats presents a la ciutat per establir vincles amb els seus països d’origen, sempre des d’un punt de vista solidari i respectuós amb les diferents cultures.</text:p>
          </table:table-cell>
          <table:table-cell table:style-name="ce50" table:number-columns-repeated="24"/>
          <table:table-cell table:number-columns-repeated="996"/>
        </table:table-row>
        <table:table-row table:style-name="ro10">
          <table:table-cell table:style-name="ce28" office:value-type="string" calcext:value-type="string">
            <text:p>1_2_5 <text:span text:style-name="T2">0_</text:span>l</text:p>
          </table:table-cell>
          <table:table-cell table:number-columns-repeated="3" table:style-name="ce65" office:value-type="string" calcext:value-type="string">
            <text:p>https://decidim.barcelona/categories#category_5</text:p>
          </table:table-cell>
          <table:table-cell table:style-name="ce50" table:number-columns-repeated="24"/>
          <table:table-cell table:number-columns-repeated="996"/>
        </table:table-row>
        <table:table-row table:style-name="ro10">
          <table:table-cell table:style-name="ce28" office:value-type="string" calcext:value-type="string">
            <text:p>1_2_5_1</text:p>
          </table:table-cell>
          <table:table-cell table:style-name="ce50" office:value-type="string" calcext:value-type="string">
            <text:p>Justícia global</text:p>
          </table:table-cell>
          <table:table-cell table:style-name="ce96" office:value-type="string" calcext:value-type="string">
            <text:p>Justicia global</text:p>
          </table:table-cell>
          <table:table-cell table:style-name="ce50" office:value-type="string" calcext:value-type="string">
            <text:p>Justícia global</text:p>
          </table:table-cell>
          <table:table-cell/>
          <table:table-cell table:style-name="ce50" table:number-columns-repeated="23"/>
          <table:table-cell table:number-columns-repeated="996"/>
        </table:table-row>
        <table:table-row table:style-name="ro10">
          <table:table-cell table:style-name="ce28" office:value-type="string" calcext:value-type="string">
            <text:p>1_2_5_1_1</text:p>
          </table:table-cell>
          <table:table-cell table:style-name="ce59" office:value-type="string" calcext:value-type="string">
            <text:p><text:span text:style-name="T4">Es proposen mesures per continuar promovent la projecció exterior de la ciutat, un fet encara més rellevant per la importància creixent de les ciutats en el context polític global. Amb aquest objectiu es planteja reforçar el treball conjunt amb les principals ciutats del món, no només per intercanviar pràctiques millors i portar a terme un aprenentatge mutu com a gestors municipals, sinó per impulsar les principals polítiques internacionals i col·laborar-hi.</text:span></text:p>
            <text:p><text:span text:style-name="T4">De la mateixa manera, es vol reforçar l’enxarxament econòmic de la ciutat, per transmetre i potenciar els mateixos valors econòmics que s’estan promovent per a l’activitat interior de la ciutat.</text:span></text:p>
          </table:table-cell>
          <table:table-cell table:style-name="ce92" office:value-type="string" calcext:value-type="string">
            <text:p><text:span text:style-name="T4">Se proponen medidas para continuar promoviendo la proyección exterior de la ciudad, un hecho todavía más relevante por la importancia creciente de las ciudades en el contexto político global. Con este objetivo, se plantea reforzar el trabajo conjunto con las principales ciudades del mundo, no solo para intercambiar mejores prácticas y llevar a cabo un aprendizaje mutuo como gestores municipales, sino para impulsar las principales políticas internacionales y colaborar con ellas.</text:span></text:p>
            <text:p><text:span text:style-name="T4">Del mismo modo, se quiere reforzar la interrelación económica de la ciudad, para transmitir y potenciar los mismos valores económicos que se están promoviendo para la actividad interior de la ciudad.</text:span></text:p>
          </table:table-cell>
          <table:table-cell table:style-name="ce37" office:value-type="string" calcext:value-type="string">
            <text:p>Es proposen mesures per continuar promovent la projecció exterior de la ciutat, un fet encara més important per la importància creixent de les ciutats en el context polític global. Amb aquest objectiu es planteja reforçar el treball conjunt amb les principals ciutats del món, no només per intercanviar pràctiques millors i portar a terme un aprenentatge mutu com a gestors municipals, sinó per impulsar i coelaborar les principals polítiques internacionals.</text:p>
            <text:p>De la mateixa manera es vol reforçar l’enxarxament econòmic de la ciutat per transmetre i potenciar els mateixos valors econòmics que s’estan promovent per a l’activitat interior de la ciutat.</text:p>
          </table:table-cell>
          <table:table-cell table:style-name="ce50" table:number-columns-repeated="24"/>
          <table:table-cell table:number-columns-repeated="996"/>
        </table:table-row>
        <table:table-row table:style-name="ro10">
          <table:table-cell table:style-name="ce39" office:value-type="string" calcext:value-type="string">
            <text:p>1_2_5_1_l</text:p>
          </table:table-cell>
          <table:table-cell table:number-columns-repeated="3" table:style-name="ce66" office:value-type="string" calcext:value-type="string">
            <text:p>https://decidim.barcelona/categories#subcategory_28</text:p>
          </table:table-cell>
          <table:table-cell table:style-name="ce66" table:number-columns-repeated="24"/>
          <table:table-cell table:style-name="ce118" table:number-columns-repeated="996"/>
        </table:table-row>
        <table:table-row table:style-name="ro10">
          <table:table-cell table:style-name="ce28" office:value-type="string" calcext:value-type="string">
            <text:p>1_2_5_2</text:p>
          </table:table-cell>
          <table:table-cell table:style-name="ce50" office:value-type="string" calcext:value-type="string">
            <text:p>Ciutat d’acollida</text:p>
          </table:table-cell>
          <table:table-cell table:style-name="ce96" office:value-type="string" calcext:value-type="string">
            <text:p>Ciudad de acogida</text:p>
          </table:table-cell>
          <table:table-cell table:style-name="ce50" office:value-type="string" calcext:value-type="string">
            <text:p>Ciutat d’acollida</text:p>
          </table:table-cell>
          <table:table-cell/>
          <table:table-cell table:style-name="ce50" table:number-columns-repeated="23"/>
          <table:table-cell table:number-columns-repeated="996"/>
        </table:table-row>
        <table:table-row table:style-name="ro10">
          <table:table-cell table:style-name="ce28" office:value-type="string" calcext:value-type="string">
            <text:p>1_2_5_2_1</text:p>
          </table:table-cell>
          <table:table-cell table:style-name="ce59" office:value-type="string" calcext:value-type="string">
            <text:p>La ciutat posarà en marxa el pla “Barcelona, ciutat refugi” per donar resposta a la crisi humanitària internacional de persones refugiades i preparar la ciutat per acollir-les, respectant i restablint els seus drets humans. <text:s/>Amb aquesta iniciativa, Barcelona reivindica el paper de lideratge que tenen les ciutats per fer front als problemes globals i per posar sobre la taula de l’agenda política internacional la necessitat de resoldre conflictes. No només es tracta d’ajudar les persones que han d’emigrar forçosament, sinó que també s’ha de posar el focus en els desequilibris socioeconòmics i geopolítics que provoquen les onades de refugiats. </text:p>
          </table:table-cell>
          <table:table-cell table:style-name="ce92" office:value-type="string" calcext:value-type="string">
            <text:p>La ciudad pondrá en marcha el plan "Barcelona, ciudad refugio" para dar respuesta a la crisis humanitaria internacional de personas refugiadas y preparar la ciudad para acogerlas, respetando y restableciendo sus derechos humanos. Con esta iniciativa, Barcelona reivindica el papel de liderazgo que tienen las ciudades para hacer frente a los problemas globales y para poner sobre la mesa de la agenda política internacional la necesidad de resolver conflictos. No solo se trata de ayudar a las personas que deben emigrar forzosamente, sino que también se debe poner el foco en los desequilibrios socioeconómicos y geopolíticos que provocan las oleadas de refugiados. </text:p>
          </table:table-cell>
          <table:table-cell table:style-name="ce37" office:value-type="string" calcext:value-type="string">
            <text:p>La ciutat posarà en marxa el pla “Barcelona, ciutat refugi” per donar resposta a la crisi humanitària internacional de persones refugiades i preparar la ciutat per acollir-les, tot respectant i restablint els seu drets humans. Barcelona reivindica amb aquesta iniciativa el paper de lideratge que tenen les ciutats per fer front als problemes globals i per posar sobre la taula de l’agenda política internacional la necessitat de resoldre conflictes. No només es tracta d’ajudar les persones que han d’emigrar forçosament, sinó que també s’ha de posar el focus en els desequilibris socioeconòmics i geopolítics que provoquen les onades de refugiats.</text:p>
          </table:table-cell>
          <table:table-cell table:style-name="ce50" table:number-columns-repeated="24"/>
          <table:table-cell table:number-columns-repeated="996"/>
        </table:table-row>
        <table:table-row table:style-name="ro10">
          <table:table-cell table:style-name="ce39" office:value-type="string" calcext:value-type="string">
            <text:p>1_2_5_2_l</text:p>
          </table:table-cell>
          <table:table-cell table:number-columns-repeated="3" table:style-name="ce66" office:value-type="string" calcext:value-type="string">
            <text:p>https://decidim.barcelona/categories#subcategory_29</text:p>
          </table:table-cell>
          <table:table-cell table:style-name="ce66" table:number-columns-repeated="24"/>
          <table:table-cell table:style-name="ce118"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30" office:value-type="string" calcext:value-type="string">
            <text:p>2_1</text:p>
          </table:table-cell>
          <table:table-cell table:style-name="ce58" office:value-type="string" calcext:value-type="string">
            <text:p>El procés partipatiu del Pla Municipal</text:p>
          </table:table-cell>
          <table:table-cell table:style-name="ce91" office:value-type="string" calcext:value-type="string">
            <text:p>El proceso participativo del Plan Municipal</text:p>
          </table:table-cell>
          <table:table-cell table:style-name="ce58" office:value-type="string" calcext:value-type="string">
            <text:p>El procés partipatiu del Pla Municipal</text:p>
          </table:table-cell>
          <table:table-cell table:style-name="ce103" table:number-columns-repeated="24"/>
          <table:table-cell table:number-columns-repeated="996"/>
        </table:table-row>
        <table:table-row table:style-name="ro11">
          <table:table-cell table:style-name="ce28" office:value-type="string" calcext:value-type="string">
            <text:p>2_1_1</text:p>
          </table:table-cell>
          <table:table-cell table:style-name="ce59" office:value-type="string" calcext:value-type="string">
            <text:p>El Govern de la ciutat ha inclòs el procés de participació ciutadana com un dels elements clau del Pla Municipal, i, per primera vegada, ha aconseguit portar endavant un procés de construcció col·lectiva de Barcelona. Per mitjà d'aquest procés de participació ciutadana es vol construir, pensar i debatre les actuacions i prioritats proposades pel Govern, ampliant l'espai de debat per incloure les propostes dels mateixos ciutadans, organitzacions i entitats.</text:p>
          </table:table-cell>
          <table:table-cell table:style-name="ce92" office:value-type="string" calcext:value-type="string">
            <text:p>El Gobierno de la ciudad ha incluido el proceso de participación ciudadana como uno de los elementos clave del Plan Municipal, y, por primera vez, ha conseguido sacar adelante un proceso de construcción colectiva de Barcelona. Por medio de este proceso de participación ciudadana, se quiere construir, pensar y debatir las actuaciones y prioridades propuestas por el Gobierno, ampliando el espacio de debate para incluir las propuestas de los mismos ciudadanos, organizaciones y entidades.</text:p>
          </table:table-cell>
          <table:table-cell table:style-name="ce37" office:value-type="string" calcext:value-type="string">
            <text:p>El govern de la ciutat ha inclòs el procés de participació ciutadana com un dels elements claus del Pla Municipal, aconseguint per primera vegada portar endavant un procés de construcció col·lectiva de Barcelona. Aquest procés de participació ciutadana vol construir, pensar i debatre les actuacions i prioritats proposades pel govern, ampliant l'espai de debat per a incloure les propostes dels propis ciutadans, organitzacions i entitats.</text:p>
          </table:table-cell>
          <table:table-cell table:style-name="ce50" table:number-columns-repeated="24"/>
          <table:table-cell table:number-columns-repeated="996"/>
        </table:table-row>
        <table:table-row table:style-name="ro12">
          <table:table-cell table:style-name="ce28"/>
          <table:table-cell table:style-name="ce37" table:number-columns-repeated="3"/>
          <table:table-cell table:style-name="ce50" table:number-columns-repeated="24"/>
          <table:table-cell table:number-columns-repeated="996"/>
        </table:table-row>
        <table:table-row table:style-name="ro12">
          <table:table-cell table:style-name="ce28" office:value-type="string" calcext:value-type="string">
            <text:p>2_2_svg</text:p>
          </table:table-cell>
          <table:table-cell table:style-name="ce37" office:value-type="string" calcext:value-type="string">
            <text:p>svg/2_2_cat.svg</text:p>
          </table:table-cell>
          <table:table-cell table:style-name="ce37" office:value-type="string" calcext:value-type="string">
            <text:p>svg/2_2_cas.svg</text:p>
          </table:table-cell>
          <table:table-cell table:style-name="ce37" office:value-type="string" calcext:value-type="string">
            <text:p>svg/2_2_cat.svg</text:p>
          </table:table-cell>
          <table:table-cell table:style-name="ce50" table:number-columns-repeated="24"/>
          <table:table-cell table:number-columns-repeated="996"/>
        </table:table-row>
        <table:table-row table:style-name="ro12">
          <table:table-cell table:style-name="ce28" office:value-type="string" calcext:value-type="string">
            <text:p>2_2_png</text:p>
          </table:table-cell>
          <table:table-cell table:style-name="ce37" office:value-type="string" calcext:value-type="string">
            <text:p>img/2_2cat.png</text:p>
          </table:table-cell>
          <table:table-cell table:style-name="ce37" office:value-type="string" calcext:value-type="string">
            <text:p>img/2_2cas.png</text:p>
          </table:table-cell>
          <table:table-cell table:style-name="ce37" office:value-type="string" calcext:value-type="string">
            <text:p>img/2_2cat.png</text:p>
          </table:table-cell>
          <table:table-cell table:style-name="ce50"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40" office:value-type="string" calcext:value-type="string">
            <text:p>2_2</text:p>
          </table:table-cell>
          <table:table-cell table:style-name="ce68" office:value-type="string" calcext:value-type="string">
            <text:p>Un procés col·lectiu i multicapa</text:p>
          </table:table-cell>
          <table:table-cell table:style-name="ce97" office:value-type="string" calcext:value-type="string">
            <text:p>Un proceso colectivo y multicapa</text:p>
          </table:table-cell>
          <table:table-cell table:style-name="ce68" office:value-type="string" calcext:value-type="string">
            <text:p>Un procés col·lectiu i multicapa</text:p>
          </table:table-cell>
          <table:table-cell table:style-name="ce104" table:number-columns-repeated="24"/>
          <table:table-cell table:style-name="ce113"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28" office:value-type="string" calcext:value-type="string">
            <text:p>2_2_1</text:p>
          </table:table-cell>
          <table:table-cell table:style-name="ce59" office:value-type="string" calcext:value-type="string">
            <text:p>El procés participatiu del Pla Municipal ha obert a la ciutadania diversos canals de participació. A partir d'una primera proposta de l'equip de govern, que recollia el programa de Barcelona en Comú, fet participativament, s'ha obert un procés col·lectiu i multicapa que ha vinculat la participació presencial als barris amb la participació digital.</text:p>
          </table:table-cell>
          <table:table-cell table:style-name="ce92" office:value-type="string" calcext:value-type="string">
            <text:p>El proceso participativo del Plan Municipal ha abierto a la ciudadanía diversos canales de participación. A partir de una primera propuesta del equipo de gobierno, que recogía el programa de Barcelona en Comú, elaborado participativamente, se ha abierto un proceso colectivo y multicapa que ha vinculado la participación presencial en los barrios con la participación digital.</text:p>
          </table:table-cell>
          <table:table-cell table:style-name="ce37" office:value-type="string" calcext:value-type="string">
            <text:p>El procés participatiu del Pla Municipal ha obert a la ciutadania diversos canals de participació. A partir d'una primera proposta de l'equip de govern, que recollia el programa de Barcelona en comú realitzat participativament, s'ha obert un procés col·lectiu i multicapa que ha vinculat la participació presencial als barris amb la participació digital.</text:p>
          </table:table-cell>
          <table:table-cell table:style-name="ce50"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2">
          <table:table-cell table:style-name="ce28" office:value-type="string" calcext:value-type="string">
            <text:p>2_2_2</text:p>
          </table:table-cell>
          <table:table-cell table:style-name="ce59" office:value-type="string" calcext:value-type="string">
            <text:p>Les cites presencials</text:p>
          </table:table-cell>
          <table:table-cell table:style-name="ce92" office:value-type="string" calcext:value-type="string">
            <text:p>Las citas presenciales</text:p>
          </table:table-cell>
          <table:table-cell table:style-name="ce59" office:value-type="string" calcext:value-type="string">
            <text:p>Les cites presencials</text:p>
          </table:table-cell>
          <table:table-cell/>
          <table:table-cell table:style-name="ce50" table:number-columns-repeated="23"/>
          <table:table-cell table:number-columns-repeated="996"/>
        </table:table-row>
        <table:table-row table:style-name="ro10">
          <table:table-cell table:style-name="ce28"/>
          <table:table-cell table:style-name="ce37" table:number-columns-repeated="3"/>
          <table:table-cell/>
          <table:table-cell table:style-name="ce50" table:number-columns-repeated="23"/>
          <table:table-cell table:number-columns-repeated="996"/>
        </table:table-row>
        <table:table-row table:style-name="ro13">
          <table:table-cell table:style-name="ce28" office:value-type="string" calcext:value-type="string">
            <text:p>2_2_3</text:p>
          </table:table-cell>
          <table:table-cell table:style-name="ce59" office:value-type="string" calcext:value-type="string">
            <text:p>Les 410 cites presencials han permès la participació de la ciutadania, els agents socials i les associacions en la discussió i l'elaboració de noves propostes. S'han dut a terme per àmbit territorial i per sectors.</text:p>
          </table:table-cell>
          <table:table-cell table:style-name="ce92" office:value-type="string" calcext:value-type="string">
            <text:p>Las 410 citas presenciales han permitido la participación de la ciudadanía, los agentes sociales y las asociaciones en la discusión y la elaboración de nuevas propuestas. Se han llevado a cabo por ámbito territorial y por sectores.</text:p>
          </table:table-cell>
          <table:table-cell table:style-name="ce59" office:value-type="string" calcext:value-type="string">
            <text:p>Les 410 cites presencials han permès la participació de la ciutadania, els agents socials i les associacions en la discussió i l'elaboració de noves propostes. S'han dut a terme per àmbit territorial i per sectors.</text:p>
          </table:table-cell>
          <table:table-cell/>
          <table:table-cell table:style-name="ce50" table:number-columns-repeated="23"/>
          <table:table-cell table:number-columns-repeated="996"/>
        </table:table-row>
        <table:table-row table:style-name="ro10">
          <table:table-cell table:style-name="ce28"/>
          <table:table-cell table:style-name="ce37" table:number-columns-repeated="3"/>
          <table:table-cell/>
          <table:table-cell table:style-name="ce50" table:number-columns-repeated="23"/>
          <table:table-cell table:number-columns-repeated="996"/>
        </table:table-row>
        <table:table-row table:style-name="ro10">
          <table:table-cell table:style-name="ce41" office:value-type="string" calcext:value-type="string">
            <text:p>2_2_3_0</text:p>
          </table:table-cell>
          <table:table-cell table:style-name="ce69" office:value-type="string" calcext:value-type="string">
            <text:p>Els carretons</text:p>
          </table:table-cell>
          <table:table-cell table:style-name="ce98" office:value-type="string" calcext:value-type="string">
            <text:p>Los carritos</text:p>
          </table:table-cell>
          <table:table-cell table:style-name="ce69" office:value-type="string" calcext:value-type="string">
            <text:p>Els carretons</text:p>
          </table:table-cell>
          <table:table-cell table:style-name="ce105"/>
          <table:table-cell table:style-name="ce51" table:number-columns-repeated="23"/>
          <table:table-cell table:style-name="ce105" table:number-columns-repeated="996"/>
        </table:table-row>
        <table:table-row table:style-name="ro10">
          <table:table-cell table:style-name="ce28"/>
          <table:table-cell table:style-name="ce37" table:number-columns-repeated="3"/>
          <table:table-cell/>
          <table:table-cell table:style-name="ce50" table:number-columns-repeated="23"/>
          <table:table-cell table:number-columns-repeated="996"/>
        </table:table-row>
        <table:table-row table:style-name="ro14">
          <table:table-cell table:style-name="ce28" office:value-type="string" calcext:value-type="string">
            <text:p>2_2_4</text:p>
          </table:table-cell>
          <table:table-cell table:style-name="ce37" office:value-type="string" calcext:value-type="string">
            <text:p>Els carretons del Pla Municipal són punts de participació mòbils, un per cada districte. S'han realitzat 265 sortides amb els carretons mòbils.</text:p>
          </table:table-cell>
          <table:table-cell table:style-name="ce92" office:value-type="string" calcext:value-type="string">
            <text:p>Los carritos del Plan Municipal son puntos de participación móviles, uno por cada distrito. Se han hecho 265 salidas con los carritos móviles.</text:p>
          </table:table-cell>
          <table:table-cell table:style-name="ce37" office:value-type="string" calcext:value-type="string">
            <text:p>Els carretons del Pla Municipal són punts de participació mòbils, un per cada districte. S'han realitzat 265 sortides amb els carretons mòbils.</text:p>
          </table:table-cell>
          <table:table-cell table:style-name="ce106"/>
          <table:table-cell table:style-name="ce115" table:number-columns-repeated="23"/>
          <table:table-cell table:number-columns-repeated="996"/>
        </table:table-row>
        <table:table-row table:style-name="ro10">
          <table:table-cell table:style-name="ce28"/>
          <table:table-cell table:style-name="ce37" table:number-columns-repeated="3"/>
          <table:table-cell/>
          <table:table-cell table:style-name="ce50" table:number-columns-repeated="23"/>
          <table:table-cell table:number-columns-repeated="996"/>
        </table:table-row>
        <table:table-row table:style-name="ro10">
          <table:table-cell table:style-name="ce28" office:value-type="string" calcext:value-type="string">
            <text:p>2_2_5</text:p>
          </table:table-cell>
          <table:table-cell table:number-columns-repeated="3" table:style-name="ce37" office:value-type="string" calcext:value-type="string">
            <text:p>La plataforma digital</text:p>
          </table:table-cell>
          <table:table-cell/>
          <table:table-cell table:style-name="ce50" table:number-columns-repeated="23"/>
          <table:table-cell table:number-columns-repeated="996"/>
        </table:table-row>
        <table:table-row table:style-name="ro10">
          <table:table-cell table:style-name="ce28"/>
          <table:table-cell table:style-name="ce37" table:number-columns-repeated="3"/>
          <table:table-cell/>
          <table:table-cell table:style-name="ce50" table:number-columns-repeated="23"/>
          <table:table-cell table:number-columns-repeated="996"/>
        </table:table-row>
        <table:table-row table:style-name="ro18">
          <table:table-cell table:style-name="ce28" office:value-type="string" calcext:value-type="string">
            <text:p>2_2_6</text:p>
          </table:table-cell>
          <table:table-cell table:style-name="ce59" office:value-type="string" calcext:value-type="string">
            <text:p>S'ha posat en marxa una plataforma digital, decidim.barcelona, que a partir d'ara vehicularà els processos participatius de la ciutat. A través d'aquesta plataforma, s'han exposat les propostes, s'han recollit els suports, s'han fet trobades digitals amb membres de l'equip de govern i s'ha generat el vincle amb les cites presencials.</text:p>
          </table:table-cell>
          <table:table-cell table:style-name="ce92" office:value-type="string" calcext:value-type="string">
            <text:p>Se ha puesto en marcha una plataforma digital, decidim.barcelona, que a partir de ahora vehiculará los procesos participativos de la ciudad. A través de esta plataforma, se han expuesto las propuestas, se han recogido los apoyos, se han realizado encuentros digitales con miembros del equipo de gobierno y se ha generado el vínculo con las citas presenciales.</text:p>
          </table:table-cell>
          <table:table-cell table:style-name="ce59" office:value-type="string" calcext:value-type="string">
            <text:p>S'ha posat en marxa una plataforma digital, decidim.barcelona, que a partir d'ara vehicularà els processos participatius de la ciutat. A través d'aquesta plataforma, s'han exposat les propostes, s'han recollit els suports, s'han fet trobades digitals amb membres de l'equip de govern i s'ha generat el vincle amb les cites presencials.</text:p>
          </table:table-cell>
          <table:table-cell/>
          <table:table-cell table:style-name="ce50" table:number-columns-repeated="23"/>
          <table:table-cell table:number-columns-repeated="996"/>
        </table:table-row>
        <table:table-row table:style-name="ro10">
          <table:table-cell table:style-name="ce28" office:value-type="string" calcext:value-type="string">
            <text:p>2_2_6_l</text:p>
          </table:table-cell>
          <table:table-cell table:number-columns-repeated="3" table:style-name="ce50" office:value-type="string" calcext:value-type="string">
            <text:p>https://decidim.barcelona/</text:p>
          </table:table-cell>
          <table:table-cell/>
          <table:table-cell table:style-name="ce50" table:number-columns-repeated="23"/>
          <table:table-cell table:number-columns-repeated="996"/>
        </table:table-row>
        <table:table-row table:style-name="ro10">
          <table:table-cell table:style-name="ce28" office:value-type="string" calcext:value-type="string">
            <text:p>2_2_7</text:p>
          </table:table-cell>
          <table:table-cell table:style-name="ce37" office:value-type="string" calcext:value-type="string">
            <text:p>Les xarxes socials</text:p>
          </table:table-cell>
          <table:table-cell table:style-name="ce92" office:value-type="string" calcext:value-type="string">
            <text:p>Las redes sociales</text:p>
          </table:table-cell>
          <table:table-cell table:style-name="ce37" office:value-type="string" calcext:value-type="string">
            <text:p>Les xarxes socials</text:p>
          </table:table-cell>
          <table:table-cell/>
          <table:table-cell table:style-name="ce50" table:number-columns-repeated="23"/>
          <table:table-cell table:number-columns-repeated="996"/>
        </table:table-row>
        <table:table-row table:style-name="ro10">
          <table:table-cell table:style-name="ce28"/>
          <table:table-cell table:style-name="ce50" table:number-columns-repeated="27"/>
          <table:table-cell table:number-columns-repeated="996"/>
        </table:table-row>
        <table:table-row table:style-name="ro29">
          <table:table-cell table:style-name="ce28" office:value-type="string" calcext:value-type="string">
            <text:p>2_2_8</text:p>
          </table:table-cell>
          <table:table-cell table:style-name="ce37" office:value-type="string" calcext:value-type="string">
            <text:p>S'han realitzat 69 micro campanyes de comunicació a les Xarxes Socials amb l'objectiu de fer conèixer el procés del Pla Municipal als ciutadans i fomentar la participació tant de la ciutadania en general com de col·lectius amb interessos més especialitzats. </text:p>
          </table:table-cell>
          <table:table-cell table:style-name="ce92" office:value-type="string" calcext:value-type="string">
            <text:p>Se han hecho 69 microcampañas de comunicación en las redes sociales con el objetivo de dar a conocer el proceso del Plan Municipal a los ciudadanos y fomentar la participación tanto de la ciudadanía en general como de colectivos con intereses más especializados. </text:p>
          </table:table-cell>
          <table:table-cell table:style-name="ce37" office:value-type="string" calcext:value-type="string">
            <text:p>S'han realitzat 69 micro campanyes de comunicació a les Xarxes Socials amb l'objectiu de fer conèixer el procés del Pla Municipal als ciutadans i fomentar la participació tant de la ciutadania en general com de col·lectius amb interessos més especialitzats. </text:p>
          </table:table-cell>
          <table:table-cell table:style-name="ce50" office:value-type="string" calcext:value-type="string">
            <office:annotation draw:style-name="gr1" draw:text-style-name="P1" svg:width="3.8291in" svg:height="3.9941in" svg:x="20.835in" svg:y="57.0106in" draw:caption-point-x="-0.1898in" draw:caption-point-y="1.5835in">
              <dc:date>2016-06-06T00:00:00</dc:date>
              <text:p text:style-name="P1"><text:span text:style-name="T1">Te lo paso adjunto en mail. Es una aproximación de cómo se invirtió poco dinero llegando a mucha gente</text:span></text:p>
              <text:p text:style-name="P1"><text:span text:style-name="T1">La diseñé y ejecuté yo esta campaña asi que pregú</text:span></text:p>
              <text:p text:style-name="P1"><text:span text:style-name="T1"/></text:p>
              <text:p text:style-name="P1"><text:span text:style-name="T1">ntame lo que quieras</text:span></text:p>
              <text:p text:style-name="P1"><text:span text:style-name="T1"><text:tab/></text:span><text:span text:style-name="T1">-Thais Ruiz de Alda</text:span></text:p>
              <text:p text:style-name="P1"><text:span text:style-name="T1">Thais, lo he dejado en los números más generales para que cuadre con el discurso metodológico. Tampoco especificaría el nombre de las redes, así que he sumado las cifras de microcampañas en Facebook y en Twitter.</text:span></text:p>
              <text:p text:style-name="P1"><text:span text:style-name="T1"><text:tab/></text:span><text:span text:style-name="T1">-Mar Santamaria</text:span></text:p>
              <text:p text:style-name="P1"><text:span text:style-name="T1">Ok podriem parlar de l' audiència final impactada: no és cap tonteria dir que a través de les xxss més de 700.000 persones can quedar impactades</text:span></text:p>
              <text:p text:style-name="P1"><text:span text:style-name="T1"><text:tab/></text:span><text:span text:style-name="T1">-Thais Ruiz de Alda</text:span></text:p>
              <text:p text:style-name="P1"><text:span text:style-name="T1">Aquí expliquem més el com que el resultat final. Potser ho podríem afegir més endavant.</text:span></text:p>
              <text:p text:style-name="P1"><text:span text:style-name="T1"><text:tab/></text:span><text:span text:style-name="T1">-Mar Santamaria</text:span></text:p>
            </office:annotation>
            <text:p>coments arriba. Te paso el resumen más o menos por aqui</text:p>
          </table:table-cell>
          <table:table-cell table:style-name="ce50" table:number-columns-repeated="23"/>
          <table:table-cell table:number-columns-repeated="996"/>
        </table:table-row>
        <table:table-row table:style-name="ro10">
          <table:table-cell table:style-name="ce28"/>
          <table:table-cell table:style-name="ce37"/>
          <table:table-cell table:style-name="ce92"/>
          <table:table-cell table:style-name="ce37"/>
          <table:table-cell table:style-name="ce50" table:number-columns-repeated="24"/>
          <table:table-cell table:number-columns-repeated="996"/>
        </table:table-row>
        <table:table-row table:style-name="ro10">
          <table:table-cell table:style-name="ce41" office:value-type="string" calcext:value-type="string">
            <text:p>2_2_9</text:p>
          </table:table-cell>
          <table:table-cell table:style-name="ce70" office:value-type="string" calcext:value-type="string">
            <text:p>Els debats </text:p>
          </table:table-cell>
          <table:table-cell table:style-name="ce70" office:value-type="string" calcext:value-type="string">
            <text:p>Los debates</text:p>
          </table:table-cell>
          <table:table-cell table:style-name="ce70" office:value-type="string" calcext:value-type="string">
            <text:p>Els debats </text:p>
          </table:table-cell>
          <table:table-cell table:style-name="ce51" table:number-columns-repeated="24"/>
          <table:table-cell table:style-name="ce105" table:number-columns-repeated="996"/>
        </table:table-row>
        <table:table-row table:style-name="ro13">
          <table:table-cell table:style-name="ce41" office:value-type="string" calcext:value-type="string">
            <text:p>2_2_10</text:p>
          </table:table-cell>
          <table:table-cell table:style-name="ce70" office:value-type="string" calcext:value-type="string">
            <text:p>Els debats són un espai obert de preguntes amb els diferents tinents d'alcaldia i l'alcadessa de Barcelona. En el marc del Pla Municipal s'han fet 5 debats en línia.</text:p>
          </table:table-cell>
          <table:table-cell table:style-name="ce70" office:value-type="string" calcext:value-type="string">
            <text:p>Los debates son un espacio abierto de preguntas con los diferentes tenientes de alcaldía y la alcaldesa de Barcelona. En el marco del Plan Municipal se han hecho 5 debates en línea. </text:p>
          </table:table-cell>
          <table:table-cell table:style-name="ce70" office:value-type="string" calcext:value-type="string">
            <text:p>Els debats són un espai obert de preguntes amb els diferents tinents d'alcaldia i l'alcadessa de Barcelona. En el marc del Pla Municipal s'han fet 5 debats en línia.</text:p>
          </table:table-cell>
          <table:table-cell table:style-name="ce51" table:number-columns-repeated="24"/>
          <table:table-cell table:style-name="ce105" table:number-columns-repeated="996"/>
        </table:table-row>
        <table:table-row table:style-name="ro12">
          <table:table-cell table:style-name="ce41"/>
          <table:table-cell table:style-name="ce70" table:number-columns-repeated="3"/>
          <table:table-cell table:style-name="ce51" table:number-columns-repeated="24"/>
          <table:table-cell table:style-name="ce105" table:number-columns-repeated="996"/>
        </table:table-row>
        <table:table-row table:style-name="ro10">
          <table:table-cell table:style-name="ce41" office:value-type="string" calcext:value-type="string">
            <text:p>2_2_11</text:p>
          </table:table-cell>
          <table:table-cell table:number-columns-repeated="3" table:style-name="ce70" office:value-type="string" calcext:value-type="string">
            <text:p>decidim.barcelona </text:p>
          </table:table-cell>
          <table:table-cell table:style-name="ce51" table:number-columns-repeated="24"/>
          <table:table-cell table:style-name="ce105" table:number-columns-repeated="996"/>
        </table:table-row>
        <table:table-row table:style-name="ro29">
          <table:table-cell table:style-name="ce41" office:value-type="string" calcext:value-type="string">
            <text:p>2_2_12</text:p>
          </table:table-cell>
          <table:table-cell table:style-name="ce70" office:value-type="string" calcext:value-type="string">
            <text:p>decidim.barcelona és la plataforma de participació digital de l'Ajuntament de Barcelona. Pretén ser un espai de referència per construir una ciutat democràtica, oberta i transparent que potenciï la participació de la ciutadania en la construcció i definició de les polítiques de la ciutat. </text:p>
          </table:table-cell>
          <table:table-cell table:style-name="ce70" office:value-type="string" calcext:value-type="string">
            <text:p>decidim.barcelona es la plataforma de participación digital del Ayuntamiento de Barcelona. Pretende ser un espacio de referencia para construir una ciudad democrática, abierta y transparente que potencie la participación de la ciudadanía en la construcción y definición de las políticas de la ciudad. </text:p>
          </table:table-cell>
          <table:table-cell table:style-name="ce70" office:value-type="string" calcext:value-type="string">
            <text:p>decidim.barcelona és la plataforma de participació digital de l'Ajuntament de Barcelona. Pretén ser un espai de referència per construir una ciutat democràtica, oberta i transparent que potenciï la participació de la ciutadania en la construcció i definició de les polítiques de la ciutat. </text:p>
          </table:table-cell>
          <table:table-cell table:style-name="ce51" table:number-columns-repeated="24"/>
          <table:table-cell table:style-name="ce105" table:number-columns-repeated="996"/>
        </table:table-row>
        <table:table-row table:style-name="ro10">
          <table:table-cell table:style-name="ce41" office:value-type="string" calcext:value-type="string">
            <text:p>2_2_12_l</text:p>
          </table:table-cell>
          <table:table-cell table:number-columns-repeated="3" table:style-name="ce70" office:value-type="string" calcext:value-type="string">
            <text:p>https://decidim.barcelona/ </text:p>
          </table:table-cell>
          <table:table-cell table:style-name="ce51" table:number-columns-repeated="24"/>
          <table:table-cell table:style-name="ce105" table:number-columns-repeated="996"/>
        </table:table-row>
        <table:table-row table:style-name="ro10">
          <table:table-cell table:style-name="ce28"/>
          <table:table-cell table:style-name="ce37"/>
          <table:table-cell table:style-name="ce92"/>
          <table:table-cell table:style-name="ce37"/>
          <table:table-cell table:style-name="ce50"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30" office:value-type="string" calcext:value-type="string">
            <text:p>2_3</text:p>
          </table:table-cell>
          <table:table-cell table:style-name="ce58" office:value-type="string" calcext:value-type="string">
            <text:p>Les quatre fases del Pla Municipal</text:p>
          </table:table-cell>
          <table:table-cell table:style-name="ce91" office:value-type="string" calcext:value-type="string">
            <text:p>Las cuatro fases del Plan Municipal</text:p>
          </table:table-cell>
          <table:table-cell table:style-name="ce58" office:value-type="string" calcext:value-type="string">
            <text:p>Les 4 fases del Pla Municipal</text:p>
          </table:table-cell>
          <table:table-cell table:style-name="ce103"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28" office:value-type="string" calcext:value-type="string">
            <text:p>2_3_svg</text:p>
          </table:table-cell>
          <table:table-cell table:number-columns-repeated="3" table:style-name="ce50" office:value-type="string" calcext:value-type="string">
            <text:p>svg/2.3.svg</text:p>
          </table:table-cell>
          <table:table-cell table:style-name="ce50"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4">
          <table:table-cell table:style-name="ce42" office:value-type="string" calcext:value-type="string">
            <text:p>2_3_1_1</text:p>
          </table:table-cell>
          <table:table-cell table:style-name="ce59" office:value-type="string" calcext:value-type="string">
            <text:p>El procés d'elaboració del Pla Municipal s'ha estructurat en quatre fases. Es va iniciar al mes d’octubre del 2015 i acaba amb l'aprovació al ple municipal. </text:p>
          </table:table-cell>
          <table:table-cell table:style-name="ce92" office:value-type="string" calcext:value-type="string">
            <text:p>El proceso de elaboración del Plan Municipal se ha estructurado en cuatro fases. Se inició en el mes de octubre del 2015 y acaba con la aprobación en el Pleno municipal. </text:p>
          </table:table-cell>
          <table:table-cell table:style-name="ce71" office:value-type="string" calcext:value-type="string">
            <text:p>El procés d'elaboració del Pla Municipal s'ha estructurat en 4 fases. S’inicia al mes d’octubre de 2015 i finalitza amb la seva aprovació al ple municipal. </text:p>
          </table:table-cell>
          <table:table-cell table:style-name="ce76" table:number-columns-repeated="24"/>
          <table:table-cell table:style-name="ce119" table:number-columns-repeated="996"/>
        </table:table-row>
        <table:table-row table:style-name="ro12">
          <table:table-cell table:style-name="Default"/>
          <table:table-cell table:style-name="ce71" table:number-columns-repeated="3"/>
          <table:table-cell table:style-name="ce76" table:number-columns-repeated="24"/>
          <table:table-cell table:style-name="ce119" table:number-columns-repeated="996"/>
        </table:table-row>
        <table:table-row table:style-name="ro30">
          <table:table-cell table:style-name="ce43" office:value-type="string" calcext:value-type="string">
            <text:p>2_3_1_2</text:p>
          </table:table-cell>
          <table:table-cell table:number-columns-repeated="3" table:style-name="ce72" office:value-type="string" calcext:value-type="string">
            <text:p>Fase 1</text:p>
          </table:table-cell>
          <table:table-cell table:style-name="ce107" table:number-columns-repeated="24"/>
          <table:table-cell table:style-name="ce120" table:number-columns-repeated="996"/>
        </table:table-row>
        <table:table-row table:style-name="ro30">
          <table:table-cell table:style-name="ce43" office:value-type="string" calcext:value-type="string">
            <text:p>2_3_1_2_1</text:p>
          </table:table-cell>
          <table:table-cell table:style-name="ce72" office:value-type="string" calcext:value-type="string">
            <text:p>Elaboració de la proposta inicial.</text:p>
          </table:table-cell>
          <table:table-cell table:style-name="ce72" office:value-type="string" calcext:value-type="string">
            <text:p>Elaboración de la propuesta inicial. </text:p>
          </table:table-cell>
          <table:table-cell table:style-name="ce72" office:value-type="string" calcext:value-type="string">
            <text:p>Elaboració de la proposta inicial.</text:p>
          </table:table-cell>
          <table:table-cell table:style-name="ce107" table:number-columns-repeated="24"/>
          <table:table-cell table:style-name="ce120" table:number-columns-repeated="996"/>
        </table:table-row>
        <table:table-row table:style-name="ro31">
          <table:table-cell table:style-name="ce43" office:value-type="string" calcext:value-type="string">
            <text:p>2_3_1_2_2</text:p>
          </table:table-cell>
          <table:table-cell table:style-name="ce73" office:value-type="string" calcext:value-type="string">
            <text:p><text:s/>L'Ajuntament ha elaborat un primer document de propostes a partir de les línies estratègiques de l’actual govern, de les contribucions dels consells de barri i a través de diverses trobades amb entitats i organitzacions socials de la ciutat. </text:p>
          </table:table-cell>
          <table:table-cell table:style-name="ce73" office:value-type="string" calcext:value-type="string">
            <text:p>El Ayuntamiento ha elaborado un primer documento de propuestas a partir de las líneas estratégicas del actual Gobierno, de las contribuciones de los consejos de barrio y a través de diversos encuentros con entidades y organizaciones sociales de la ciudad. </text:p>
          </table:table-cell>
          <table:table-cell table:style-name="ce73" office:value-type="string" calcext:value-type="string">
            <text:p><text:s/>L'Ajuntament ha elaborat un primer document de propostes a partir de les línies estratègiques de l’actual govern, de les contribucions dels consells de barri i a través de diverses trobades amb entitats i organitzacions socials de la ciutat. </text:p>
          </table:table-cell>
          <table:table-cell table:style-name="ce107" table:number-columns-repeated="24"/>
          <table:table-cell table:style-name="ce120" table:number-columns-repeated="996"/>
        </table:table-row>
        <table:table-row table:style-name="ro30">
          <table:table-cell table:style-name="ce42"/>
          <table:table-cell table:style-name="ce71" table:number-columns-repeated="3"/>
          <table:table-cell table:style-name="ce76" table:number-columns-repeated="24"/>
          <table:table-cell table:style-name="ce119" table:number-columns-repeated="996"/>
        </table:table-row>
        <table:table-row table:style-name="ro30">
          <table:table-cell table:style-name="ce42" office:value-type="string" calcext:value-type="string">
            <text:p>2_3_1_3</text:p>
          </table:table-cell>
          <table:table-cell table:number-columns-repeated="3" table:style-name="ce74" office:value-type="string" calcext:value-type="string">
            <text:p>Fase 2</text:p>
          </table:table-cell>
          <table:table-cell table:style-name="ce76" table:number-columns-repeated="24"/>
          <table:table-cell table:style-name="ce119" table:number-columns-repeated="996"/>
        </table:table-row>
        <table:table-row table:style-name="ro32">
          <table:table-cell table:style-name="ce42" office:value-type="string" calcext:value-type="string">
            <text:p>2_3_1_3_1</text:p>
          </table:table-cell>
          <table:table-cell table:style-name="ce74" office:value-type="string" calcext:value-type="string">
            <text:p>Procés participatiu</text:p>
          </table:table-cell>
          <table:table-cell table:style-name="ce92" office:value-type="string" calcext:value-type="string">
            <text:p>Proceso participativo</text:p>
          </table:table-cell>
          <table:table-cell table:style-name="ce74" office:value-type="string" calcext:value-type="string">
            <text:p>Procés participatiu</text:p>
          </table:table-cell>
          <table:table-cell table:style-name="ce76" table:number-columns-repeated="24"/>
          <table:table-cell table:style-name="ce119" table:number-columns-repeated="996"/>
        </table:table-row>
        <table:table-row table:style-name="ro13">
          <table:table-cell table:style-name="ce42" office:value-type="string" calcext:value-type="string">
            <text:p>2_3_1_3_2</text:p>
          </table:table-cell>
          <table:table-cell table:style-name="ce74" office:value-type="string" calcext:value-type="string">
            <text:p>S'ha obert el procés de participació a la ciutadania de manera presencial i digital; s'han discutit les propostes, se n'han elaborat de noves i s'han recollit els suports i comentaris.</text:p>
          </table:table-cell>
          <table:table-cell table:style-name="ce92" office:value-type="string" calcext:value-type="string">
            <text:p>Se ha abierto el proceso de participación a la ciudadanía de manera presencial y digital; se han discutido las propuestas, se han elaborado otras nuevas y se han recogido los apoyos y comentarios.</text:p>
          </table:table-cell>
          <table:table-cell table:style-name="ce74" office:value-type="string" calcext:value-type="string">
            <text:p>S'ha obert el procés de participació a la ciutadania de manera presencial i digital; s'han discutit les propostes, se n'han elaborat de noves i s'han recollit els suports i comentaris.</text:p>
          </table:table-cell>
          <table:table-cell table:style-name="ce76" table:number-columns-repeated="24"/>
          <table:table-cell table:style-name="ce119" table:number-columns-repeated="996"/>
        </table:table-row>
        <table:table-row table:style-name="ro30">
          <table:table-cell table:style-name="ce42"/>
          <table:table-cell table:style-name="ce71" table:number-columns-repeated="3"/>
          <table:table-cell table:style-name="ce76" table:number-columns-repeated="24"/>
          <table:table-cell table:style-name="ce119" table:number-columns-repeated="996"/>
        </table:table-row>
        <table:table-row table:style-name="ro30">
          <table:table-cell table:style-name="ce42" office:value-type="string" calcext:value-type="string">
            <text:p>2_3_1_4</text:p>
          </table:table-cell>
          <table:table-cell table:number-columns-repeated="3" table:style-name="ce74" office:value-type="string" calcext:value-type="string">
            <text:p>Fase 3</text:p>
          </table:table-cell>
          <table:table-cell table:style-name="ce76" table:number-columns-repeated="24"/>
          <table:table-cell table:style-name="ce119" table:number-columns-repeated="996"/>
        </table:table-row>
        <table:table-row table:style-name="ro32">
          <table:table-cell table:style-name="ce42" office:value-type="string" calcext:value-type="string">
            <text:p>2_3_1_4_1</text:p>
          </table:table-cell>
          <table:table-cell table:style-name="ce75" office:value-type="string" calcext:value-type="string">
            <text:p>Estudi de propostes i retorn</text:p>
          </table:table-cell>
          <table:table-cell table:style-name="ce92" office:value-type="string" calcext:value-type="string">
            <text:p>Estudio de propuestas y retorno</text:p>
          </table:table-cell>
          <table:table-cell table:style-name="ce75" office:value-type="string" calcext:value-type="string">
            <text:p>Estudi de propostes i retorn</text:p>
          </table:table-cell>
          <table:table-cell table:style-name="ce76" table:number-columns-repeated="24"/>
          <table:table-cell table:style-name="ce119" table:number-columns-repeated="996"/>
        </table:table-row>
        <table:table-row table:style-name="ro18">
          <table:table-cell table:style-name="ce42" office:value-type="string" calcext:value-type="string">
            <text:p>2_3_1_4_2</text:p>
          </table:table-cell>
          <table:table-cell table:style-name="ce74" office:value-type="string" calcext:value-type="string">
            <text:p>L'Ajuntament inicia un procés per agrupar les propostes similars i valora incloure les propostes que tenen més suport de la ciutadania als documents del Pla Municipal i el Plans de Districte. D'aquest procés sortirà el document que inclourà les propostes de l'Ajuntament i les de la ciutadania, i que representa una versió enriquida i col·laborativa del Pla Municipal.</text:p>
          </table:table-cell>
          <table:table-cell table:style-name="ce92" office:value-type="string" calcext:value-type="string">
            <text:p>El Ayuntamiento inicia un proceso para agrupar las propuestas similares y valora incluir las propuestas que tienen más apoyo de la ciudadanía en los documentos del Plan Municipal y los planes de distrito. De este proceso surgirá el documento que incluirá las propuestas del Ayuntamiento y las de la ciudadanía, y que representa una versión enriquecida y colaborativa del Plan Municipal.</text:p>
          </table:table-cell>
          <table:table-cell table:style-name="ce74" office:value-type="string" calcext:value-type="string">
            <text:p>L'Ajuntament inicia un procés per agrupar les propostes similars i valora incloure les propostes que tenen més suport de la ciutadania als documents del Pla Municipal i el Plans de Districte. D'aquest procés sortirà el document que inclourà les propostes de l'Ajuntament i les de la ciutadania, i que representa una versió enriquida i col·laborativa del Pla Municipal.</text:p>
          </table:table-cell>
          <table:table-cell table:style-name="ce76" table:number-columns-repeated="24"/>
          <table:table-cell table:style-name="ce119" table:number-columns-repeated="996"/>
        </table:table-row>
        <table:table-row table:style-name="ro30">
          <table:table-cell table:style-name="ce42"/>
          <table:table-cell table:style-name="ce71" table:number-columns-repeated="3"/>
          <table:table-cell table:style-name="ce76" table:number-columns-repeated="24"/>
          <table:table-cell table:style-name="ce119" table:number-columns-repeated="996"/>
        </table:table-row>
        <table:table-row table:style-name="ro30">
          <table:table-cell table:style-name="ce42" office:value-type="string" calcext:value-type="string">
            <text:p>2_3_1_5</text:p>
          </table:table-cell>
          <table:table-cell table:number-columns-repeated="3" table:style-name="ce74" office:value-type="string" calcext:value-type="string">
            <text:p>Fase 4</text:p>
          </table:table-cell>
          <table:table-cell table:style-name="ce76" table:number-columns-repeated="24"/>
          <table:table-cell table:style-name="ce119" table:number-columns-repeated="996"/>
        </table:table-row>
        <table:table-row table:style-name="ro32">
          <table:table-cell table:style-name="ce42" office:value-type="string" calcext:value-type="string">
            <text:p>2_3_1_5_1</text:p>
          </table:table-cell>
          <table:table-cell table:style-name="ce74" office:value-type="string" calcext:value-type="string">
            <text:p>Aprovació del Pla Municipal</text:p>
          </table:table-cell>
          <table:table-cell table:style-name="ce92" office:value-type="string" calcext:value-type="string">
            <text:p>Aprobación del Plan Municipal</text:p>
          </table:table-cell>
          <table:table-cell table:style-name="ce74" office:value-type="string" calcext:value-type="string">
            <text:p>Aprovació del Pla Municipal</text:p>
          </table:table-cell>
          <table:table-cell table:style-name="ce76" table:number-columns-repeated="24"/>
          <table:table-cell table:style-name="ce119" table:number-columns-repeated="996"/>
        </table:table-row>
        <table:table-row table:style-name="ro18">
          <table:table-cell table:style-name="ce42" office:value-type="string" calcext:value-type="string">
            <text:p>2_3_1_5_2</text:p>
          </table:table-cell>
          <table:table-cell table:style-name="ce74" office:value-type="string" calcext:value-type="string">
            <text:p>El pla definitiu es presentarà al Plenari del Consell Municipal i se sotmetrà a votació. Un cop aprovat, el Pla Municipal es presentarà públicament i s'avaluarà el debat ciutadà. Posteriorment, es durà a terme un informe d'avaluació del procés i es constituirà un grup de seguiment de l'execució del Pla Municipal durant tot el mandat.</text:p>
          </table:table-cell>
          <table:table-cell table:style-name="ce92" office:value-type="string" calcext:value-type="string">
            <text:p>El plan definitivo se presentará en el Plenario del Consejo Municipal y se someterá a votación. Una vez aprobado, el Plan Municipal se presentará públicamente y se evaluará el debate ciudadano. Posteriormente, se llevará a cabo un informe de evaluación del proceso y se constituirá un grupo de seguimiento de la ejecución del Plan Municipal durante todo el mandato.</text:p>
          </table:table-cell>
          <table:table-cell table:style-name="ce74" office:value-type="string" calcext:value-type="string">
            <text:p>El pla definitiu es presentarà al Plenari del Consell Municipal i se sotmetrà a votació. Un cop aprovat, el Pla Municipal es presentarà públicament i s'avaluarà el debat ciutadà. Posteriorment, es durà a terme un informe d'avaluació del procés i es constituirà un grup de seguiment de l'execució del Pla Municipal durant tot el mandat.</text:p>
          </table:table-cell>
          <table:table-cell table:style-name="ce76" table:number-columns-repeated="24"/>
          <table:table-cell table:style-name="ce119" table:number-columns-repeated="996"/>
        </table:table-row>
        <table:table-row table:style-name="ro10">
          <table:table-cell table:style-name="ce42"/>
          <table:table-cell table:style-name="ce76" table:number-columns-repeated="27"/>
          <table:table-cell table:style-name="ce119" table:number-columns-repeated="996"/>
        </table:table-row>
        <table:table-row table:style-name="ro30">
          <table:table-cell table:style-name="ce44" office:value-type="string" calcext:value-type="string">
            <text:p>2_3_2</text:p>
          </table:table-cell>
          <table:table-cell table:style-name="ce77" office:value-type="string" calcext:value-type="string">
            <text:p>El calendari del procés participatiu</text:p>
          </table:table-cell>
          <table:table-cell table:style-name="ce77" office:value-type="string" calcext:value-type="string">
            <text:p>El calendario del proceso participativo</text:p>
          </table:table-cell>
          <table:table-cell table:style-name="ce77" office:value-type="string" calcext:value-type="string">
            <text:p>El calendari del procés participatiu</text:p>
          </table:table-cell>
          <table:table-cell table:style-name="ce76" table:number-columns-repeated="24"/>
          <table:table-cell table:style-name="ce119" table:number-columns-repeated="996"/>
        </table:table-row>
        <table:table-row table:style-name="ro10">
          <table:table-cell table:style-name="ce45"/>
          <table:table-cell table:style-name="ce78"/>
          <table:table-cell table:style-name="ce79" table:number-columns-repeated="2"/>
          <table:table-cell table:style-name="ce76" table:number-columns-repeated="24"/>
          <table:table-cell table:style-name="ce119" table:number-columns-repeated="996"/>
        </table:table-row>
        <table:table-row table:style-name="ro33">
          <table:table-cell table:style-name="ce44" office:value-type="string" calcext:value-type="string">
            <text:p>2_3_3</text:p>
          </table:table-cell>
          <table:table-cell table:style-name="ce77" office:value-type="string" calcext:value-type="string">
            <text:p>Actualment, s'ha tancat la segona fase del procés d'elaboració del Pla Municipal que es correspon amb el procés participatiu. Al llarg de més de tres mesos, s'han dut a terme noves propostes, s'han convocat cites presencials i s'han fet debats online. </text:p>
          </table:table-cell>
          <table:table-cell table:style-name="ce77" office:value-type="string" calcext:value-type="string">
            <text:p>Actualmente, se ha cerrado la segunda fase del proceso de elaboración del Plan Municipal correspiente al proceso participativo. A lo largo de más de tres meses, se han llevado a cabo nuevas propuestas, se han convocado citas presenciales y se han hecho debates online.</text:p>
          </table:table-cell>
          <table:table-cell table:style-name="ce77" office:value-type="string" calcext:value-type="string">
            <text:p>Actualment, s'ha tancat la segona fase del procés d'elaboració del Pla Municipal que es correspon amb el procés participatiu. Al llarg de més de tres mesos, s'han dut a terme noves propostes, s'han convocat cites presencials i s'han fet debats online. </text:p>
          </table:table-cell>
          <table:table-cell table:style-name="ce76" table:number-columns-repeated="24"/>
          <table:table-cell table:style-name="ce119" table:number-columns-repeated="996"/>
        </table:table-row>
        <table:table-row table:style-name="ro10">
          <table:table-cell table:style-name="ce45"/>
          <table:table-cell table:style-name="ce78"/>
          <table:table-cell table:style-name="ce79" table:number-columns-repeated="2"/>
          <table:table-cell table:style-name="ce76" table:number-columns-repeated="24"/>
          <table:table-cell table:style-name="ce119" table:number-columns-repeated="996"/>
        </table:table-row>
        <table:table-row table:style-name="ro34">
          <table:table-cell table:style-name="ce46" office:value-type="string" calcext:value-type="string">
            <text:p>2_3_4</text:p>
          </table:table-cell>
          <table:table-cell table:style-name="ce79" office:value-type="string" calcext:value-type="string">
            <text:p>Consulta el calendari del procés participatiu del Pla Municipal (fase 2) desplaçant-te per la línia de temps.</text:p>
          </table:table-cell>
          <table:table-cell table:style-name="ce79" office:value-type="string" calcext:value-type="string">
            <text:p>Consulta el calendario del proceso participativo del Plan Municipal (fase 2) desplazándote por la línea de tiempo.</text:p>
          </table:table-cell>
          <table:table-cell table:style-name="ce79" office:value-type="string" calcext:value-type="string">
            <text:p>Consulta el calendari del procés participatiu del Pla Municipal (Fase 2) desplaçant-te per la línia de temps.</text:p>
          </table:table-cell>
          <table:table-cell table:style-name="ce108" table:number-columns-repeated="24"/>
          <table:table-cell table:style-name="ce121" table:number-columns-repeated="996"/>
        </table:table-row>
        <table:table-row table:style-name="ro30">
          <table:table-cell table:style-name="ce47" office:value-type="string" calcext:value-type="string">
            <text:p>2_3_4_1</text:p>
          </table:table-cell>
          <table:table-cell table:style-name="ce80" office:value-type="string" calcext:value-type="string">
            <text:p>Propostes</text:p>
          </table:table-cell>
          <table:table-cell table:style-name="ce80" office:value-type="string" calcext:value-type="string">
            <text:p>Propuestas</text:p>
          </table:table-cell>
          <table:table-cell table:style-name="ce80" office:value-type="string" calcext:value-type="string">
            <text:p>Propostes</text:p>
          </table:table-cell>
          <table:table-cell table:style-name="ce109" table:number-columns-repeated="24"/>
          <table:table-cell table:style-name="ce122" table:number-columns-repeated="996"/>
        </table:table-row>
        <table:table-row table:style-name="ro30">
          <table:table-cell table:style-name="ce47" office:value-type="string" calcext:value-type="string">
            <text:p>2_3_4_2</text:p>
          </table:table-cell>
          <table:table-cell table:style-name="ce80" office:value-type="string" calcext:value-type="string">
            <text:p>Cites</text:p>
          </table:table-cell>
          <table:table-cell table:style-name="ce80" office:value-type="string" calcext:value-type="string">
            <text:p>Citas</text:p>
          </table:table-cell>
          <table:table-cell table:style-name="ce80" office:value-type="string" calcext:value-type="string">
            <text:p>Cites</text:p>
          </table:table-cell>
          <table:table-cell table:style-name="ce109" table:number-columns-repeated="24"/>
          <table:table-cell table:style-name="ce122" table:number-columns-repeated="996"/>
        </table:table-row>
        <table:table-row table:style-name="ro10">
          <table:table-cell table:style-name="ce47" office:value-type="string" calcext:value-type="string">
            <text:p>2_3_4_3</text:p>
          </table:table-cell>
          <table:table-cell table:style-name="ce81" office:value-type="string" calcext:value-type="string">
            <text:p>Comentaris</text:p>
          </table:table-cell>
          <table:table-cell table:style-name="ce81" office:value-type="string" calcext:value-type="string">
            <text:p>Comentarios</text:p>
          </table:table-cell>
          <table:table-cell table:style-name="ce81" office:value-type="string" calcext:value-type="string">
            <text:p>Comentaris</text:p>
          </table:table-cell>
          <table:table-cell table:style-name="ce110" table:number-columns-repeated="24"/>
          <table:table-cell table:style-name="ce123" table:number-columns-repeated="996"/>
        </table:table-row>
        <table:table-row table:style-name="ro10">
          <table:table-cell table:style-name="ce48" office:value-type="string" calcext:value-type="string">
            <text:p>2_3_4_4</text:p>
          </table:table-cell>
          <table:table-cell table:number-columns-repeated="3" table:style-name="ce81" office:value-type="string" calcext:value-type="string">
            <text:p>Tweets</text:p>
          </table:table-cell>
          <table:table-cell table:style-name="ce110" table:number-columns-repeated="24"/>
          <table:table-cell table:style-name="ce123"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30" office:value-type="string" calcext:value-type="string">
            <text:p>2_4</text:p>
          </table:table-cell>
          <table:table-cell table:style-name="ce58" office:value-type="string" calcext:value-type="string">
            <text:p>Un procés amb moltes veus</text:p>
          </table:table-cell>
          <table:table-cell table:style-name="ce91" office:value-type="string" calcext:value-type="string">
            <text:p>Un proceso con muchas voces</text:p>
          </table:table-cell>
          <table:table-cell table:style-name="ce58" office:value-type="string" calcext:value-type="string">
            <text:p>Un procés amb moltes veus</text:p>
          </table:table-cell>
          <table:table-cell table:style-name="ce103" table:number-columns-repeated="24"/>
          <table:table-cell table:number-columns-repeated="996"/>
        </table:table-row>
        <table:table-row table:style-name="ro10">
          <table:table-cell table:style-name="ce28"/>
          <table:table-cell table:style-name="ce37" table:number-columns-repeated="3"/>
          <table:table-cell table:style-name="ce50" table:number-columns-repeated="24"/>
          <table:table-cell table:number-columns-repeated="996"/>
        </table:table-row>
        <table:table-row table:style-name="ro35">
          <table:table-cell table:style-name="ce28" office:value-type="string" calcext:value-type="string">
            <text:p>2_4_1</text:p>
          </table:table-cell>
          <table:table-cell table:style-name="ce59" office:value-type="string" calcext:value-type="string">
            <office:annotation draw:style-name="gr2" draw:text-style-name="P1" svg:width="6.8063in" svg:height="2.5705in" svg:x="6.4587in" svg:y="71.2244in" draw:caption-point-x="-0.1898in" draw:caption-point-y="-0.9004in">
              <dc:date>2016-06-06T00:00:00</dc:date>
              <text:p text:style-name="P1"><text:span text:style-name="T1">Aquestes són les xifres originals:</text:span></text:p>
              <text:p text:style-name="P1"><text:span text:style-name="T1"/></text:p>
              <text:p text:style-name="P1"><text:span text:style-name="T1">- 42.312 persones han participat en el procés del PAM</text:span></text:p>
              <text:p text:style-name="P1"><text:span text:style-name="T1">- 2.469 organitzacions han participat en el procés del PAM"</text:span></text:p>
              <text:p text:style-name="P1"><text:span text:style-name="T1"/></text:p>
              <text:p text:style-name="P1"><text:span text:style-name="T1">- 18.228 persones han participat de manera presencial</text:span></text:p>
              <text:p text:style-name="P1"><text:span text:style-name="T1">- 2.099 organitzacions han participat de manera presencial</text:span></text:p>
              <text:p text:style-name="P1"><text:span text:style-name="T1">- 6.651 intervencions en els carretons del PAM</text:span></text:p>
              <text:p text:style-name="P1"><text:span text:style-name="T1"/></text:p>
              <text:p text:style-name="P1"><text:span text:style-name="T1">- 24.084 persones s'han registrat a la plataforma decidim.barcelona per participar digitalment</text:span></text:p>
              <text:p text:style-name="P1"><text:span text:style-name="T1">- 370 organitzacions s'han registrat a la plataforma decidim.barcelona per participar digitalment</text:span></text:p>
              <text:p text:style-name="P1"><text:span text:style-name="T1"><text:tab/></text:span><text:span text:style-name="T1">-Mar Santamaria</text:span></text:p>
            </office:annotation>
            <text:p>El procés participatiu del Pla Municipal ha facilitat la participació de tots els ciutadans i les entitats de la ciutat. </text:p>
            <text:p/>
            <text:p>Al Pla Municipal hi han participat més de 42.000 persones. Un 43% de la participació s'ha fet de manera presencial i un 57% digitalment a través de la plataforma decidim.barcelona. </text:p>
            <text:p/>
            <text:p>Concretament, la plataforma digital permet veure com s'ha anat construint aquest espai de trobada i relacions entre l'Administració, els col·lectius i les persones.</text:p>
          </table:table-cell>
          <table:table-cell table:style-name="ce92" office:value-type="string" calcext:value-type="string">
            <office:annotation draw:style-name="gr2" draw:text-style-name="P1" svg:width="6.8063in" svg:height="2.5705in" svg:x="11.9413in" svg:y="71.2244in" draw:caption-point-x="-0.1898in" draw:caption-point-y="-0.9004in">
              <dc:date>2016-06-06T00:00:00</dc:date>
              <text:p text:style-name="P1"><text:span text:style-name="T1">Aquestes són les xifres originals:</text:span></text:p>
              <text:p text:style-name="P1"><text:span text:style-name="T1"/></text:p>
              <text:p text:style-name="P1"><text:span text:style-name="T1">- 42.312 persones han participat en el procés del PAM</text:span></text:p>
              <text:p text:style-name="P1"><text:span text:style-name="T1">- 2.469 organitzacions han participat en el procés del PAM"</text:span></text:p>
              <text:p text:style-name="P1"><text:span text:style-name="T1"/></text:p>
              <text:p text:style-name="P1"><text:span text:style-name="T1">- 18.228 persones han participat de manera presencial</text:span></text:p>
              <text:p text:style-name="P1"><text:span text:style-name="T1">- 2.099 organitzacions han participat de manera presencial</text:span></text:p>
              <text:p text:style-name="P1"><text:span text:style-name="T1">- 6.651 intervencions en els carretons del PAM</text:span></text:p>
              <text:p text:style-name="P1"><text:span text:style-name="T1"/></text:p>
              <text:p text:style-name="P1"><text:span text:style-name="T1">- 24.084 persones s'han registrat a la plataforma decidim.barcelona per participar digitalment</text:span></text:p>
              <text:p text:style-name="P1"><text:span text:style-name="T1">- 370 organitzacions s'han registrat a la plataforma decidim.barcelona per participar digitalment</text:span></text:p>
              <text:p text:style-name="P1"><text:span text:style-name="T1"><text:tab/></text:span><text:span text:style-name="T1">-Mar Santamaria</text:span></text:p>
            </office:annotation>
            <text:p>El proceso participativo del Plan Municipal ha facilitado la participación de todos los ciudadanos y las entidades de la ciudad. </text:p>
            <text:p/>
            <text:p>En el Plan Municipal han participado más de 42.000 personas. Un 43 % de la participación se ha realizado de manera presencial y un 57 % digitalmente a través de la plataforma decidim.barcelona. </text:p>
            <text:p/>
            <text:p>Concretamente, la plataforma digital permite ver cómo se ha ido construyendo este espacio de encuentro y relaciones entre la Administración, los colectivos y las personas.</text:p>
          </table:table-cell>
          <table:table-cell table:style-name="ce37" office:value-type="string" calcext:value-type="string">
            <office:annotation draw:style-name="gr2" draw:text-style-name="P1" svg:width="6.8063in" svg:height="2.5705in" svg:x="16.9453in" svg:y="71.2244in" draw:caption-point-x="-0.1898in" draw:caption-point-y="-0.9004in">
              <dc:date>2016-06-06T00:00:00</dc:date>
              <text:p text:style-name="P1"><text:span text:style-name="T1">Aquestes són les xifres originals:</text:span></text:p>
              <text:p text:style-name="P1"><text:span text:style-name="T1"/></text:p>
              <text:p text:style-name="P1"><text:span text:style-name="T1">- 42.312 persones han participat en el procés del PAM</text:span></text:p>
              <text:p text:style-name="P1"><text:span text:style-name="T1">- 2.469 organitzacions han participat en el procés del PAM"</text:span></text:p>
              <text:p text:style-name="P1"><text:span text:style-name="T1"/></text:p>
              <text:p text:style-name="P1"><text:span text:style-name="T1">- 18.228 persones han participat de manera presencial</text:span></text:p>
              <text:p text:style-name="P1"><text:span text:style-name="T1">- 2.099 organitzacions han participat de manera presencial</text:span></text:p>
              <text:p text:style-name="P1"><text:span text:style-name="T1">- 6.651 intervencions en els carretons del PAM</text:span></text:p>
              <text:p text:style-name="P1"><text:span text:style-name="T1"/></text:p>
              <text:p text:style-name="P1"><text:span text:style-name="T1">- 24.084 persones s'han registrat a la plataforma decidim.barcelona per participar digitalment</text:span></text:p>
              <text:p text:style-name="P1"><text:span text:style-name="T1">- 370 organitzacions s'han registrat a la plataforma decidim.barcelona per participar digitalment</text:span></text:p>
              <text:p text:style-name="P1"><text:span text:style-name="T1"><text:tab/></text:span><text:span text:style-name="T1">-Mar Santamaria</text:span></text:p>
            </office:annotation>
            <text:p>El procés participatiu del Pla Municipal ha facilitat la participació de tots els ciutadans i les entitats de la ciutat. </text:p>
            <text:p/>
            <text:p>El Pla Municipal ha comptat amb més de 42.000 participants. Un 43% de la participació s'ha realitzat de manera presencial i un 57% digitalment a través de la plataforma decidim.barcelona. </text:p>
            <text:p/>
            <text:p>Concretament, la plataforma digital permet visualitzar com s'ha anat construïnt aquest espai de trobada i relacions entre l'administració, els col·lectius i les persones.</text:p>
          </table:table-cell>
          <table:table-cell/>
          <table:table-cell table:style-name="ce50" table:number-columns-repeated="23"/>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4">
          <table:table-cell table:style-name="ce28" office:value-type="string" calcext:value-type="string">
            <text:p>2_4_2</text:p>
          </table:table-cell>
          <table:table-cell table:style-name="ce82" office:value-type="string" calcext:value-type="string">
            <text:p>Explora el graf per veure qui ha participat al Pla Municipal i amb quins altres participants ha interactuat a la plataforma digital.</text:p>
          </table:table-cell>
          <table:table-cell table:style-name="ce82" office:value-type="string" calcext:value-type="string">
            <text:p>Explora el grafo para ver quién ha participado en el Plan Municipal y con qué otros participantes ha interactuado en la plataforma digital.</text:p>
          </table:table-cell>
          <table:table-cell table:style-name="ce82" office:value-type="string" calcext:value-type="string">
            <text:p>Explora el graf per veure qui ha participat al Pla Municipal i amb quins altres participants ha interactuat a la plataforma digital.</text:p>
          </table:table-cell>
          <table:table-cell table:style-name="ce50" table:number-columns-repeated="24"/>
          <table:table-cell table:number-columns-repeated="996"/>
        </table:table-row>
        <table:table-row table:style-name="ro10">
          <table:table-cell table:style-name="ce28"/>
          <table:table-cell table:style-name="ce50"/>
          <table:table-cell table:style-name="ce82"/>
          <table:table-cell table:style-name="ce50" table:number-columns-repeated="25"/>
          <table:table-cell table:number-columns-repeated="996"/>
        </table:table-row>
        <table:table-row table:style-name="ro10">
          <table:table-cell table:style-name="ce49" office:value-type="float" office:value="3" calcext:value-type="float">
            <text:p>3</text:p>
          </table:table-cell>
          <table:table-cell table:style-name="ce83" office:value-type="string" calcext:value-type="string">
            <text:p>Les propostes</text:p>
          </table:table-cell>
          <table:table-cell table:style-name="ce99" office:value-type="string" calcext:value-type="string">
            <text:p>Las propuestas</text:p>
          </table:table-cell>
          <table:table-cell table:style-name="ce83" office:value-type="string" calcext:value-type="string">
            <text:p>Les propostes</text:p>
          </table:table-cell>
          <table:table-cell table:style-name="ce83"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30" office:value-type="string" calcext:value-type="string">
            <text:p>3_1</text:p>
          </table:table-cell>
          <table:table-cell table:style-name="ce58" office:value-type="string" calcext:value-type="string">
            <text:p>Les interaccions</text:p>
          </table:table-cell>
          <table:table-cell table:style-name="ce91" office:value-type="string" calcext:value-type="string">
            <text:p>Las interacciones</text:p>
          </table:table-cell>
          <table:table-cell table:style-name="ce58" office:value-type="string" calcext:value-type="string">
            <text:p>Les interaccions</text:p>
          </table:table-cell>
          <table:table-cell table:style-name="ce103" table:number-columns-repeated="24"/>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13">
          <table:table-cell table:style-name="ce50" office:value-type="string" calcext:value-type="string">
            <text:p>3_1_1</text:p>
          </table:table-cell>
          <table:table-cell table:style-name="ce59" office:value-type="string" calcext:value-type="string">
            <text:p>Al llarg del procés participatiu del Pla Municipal, s'han comptabilitzat més de 220.000 interaccions presencials i digitals entre propostes, comentaris, debats, suports, vots i intervencions presencials. </text:p>
          </table:table-cell>
          <table:table-cell table:style-name="ce92" office:value-type="string" calcext:value-type="string">
            <text:p>A lo largo del proceso participativo del Plan Municipal, se han contabilizado más de 220.000 interacciones presenciales y digitales entre propuestas, comentarios, debates, apoyos, votos e intervenciones presenciales. </text:p>
          </table:table-cell>
          <table:table-cell table:style-name="ce59" office:value-type="string" calcext:value-type="string">
            <text:p>Al llarg del procés participatiu del Pla Municipal, s'han comptabilitzat més de 220.000 interaccions presencials i digitals entre propostes, comentaris, debats, suports, vots i intervencions presencials. </text:p>
          </table:table-cell>
          <table:table-cell/>
          <table:table-cell table:style-name="ce50" table:number-columns-repeated="23"/>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12">
          <table:table-cell table:style-name="ce50" office:value-type="string" calcext:value-type="string">
            <text:p>3_1_2</text:p>
          </table:table-cell>
          <table:table-cell table:style-name="ce82" office:value-type="string" calcext:value-type="string">
            <text:p>Explora el gràfic per veure quantes interaccions s'han realitzat. </text:p>
          </table:table-cell>
          <table:table-cell table:style-name="ce92" office:value-type="string" calcext:value-type="string">
            <text:p>Explora el gráfico para ver cuántas interacciones se han realizado. </text:p>
          </table:table-cell>
          <table:table-cell table:style-name="ce82" office:value-type="string" calcext:value-type="string">
            <text:p>Explora el gràfic per veure quantes interaccions s'han realitzat. </text:p>
          </table:table-cell>
          <table:table-cell/>
          <table:table-cell table:style-name="ce50" table:number-columns-repeated="23"/>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26">
          <table:table-cell table:style-name="ce51" office:value-type="string" calcext:value-type="string">
            <text:p>3_1_3</text:p>
          </table:table-cell>
          <table:table-cell table:style-name="ce51" office:value-type="string" calcext:value-type="string">
            <text:p>Dades gràfic:</text:p>
            <text:p>10.859 propostes</text:p>
            <text:p>18.191 comentaris</text:p>
            <text:p>5 debats</text:p>
            <text:p>165.087 suports a propostes </text:p>
            <text:p>13.210 vots a comentaris</text:p>
            <text:p>13.614 intervencions en cites presencials</text:p>
          </table:table-cell>
          <table:table-cell table:style-name="ce100" office:value-type="string" calcext:value-type="string">
            <text:p><text:span text:style-name="T4">Datos del gráfico:</text:span></text:p>
            <text:p><text:span text:style-name="T4">9.559 propuestas</text:span></text:p>
            <text:p><text:span text:style-name="T4">18.191 comentarios</text:span></text:p>
            <text:p><text:span text:style-name="T4">5 debates</text:span></text:p>
            <text:p><text:span text:style-name="T4">165.121 apoyos a propuestas </text:span></text:p>
            <text:p><text:span text:style-name="T4">13.210 votos a comentarios</text:span></text:p>
            <text:p><text:span text:style-name="T4">13.614 intervenciones en citas presenciales</text:span></text:p>
          </table:table-cell>
          <table:table-cell table:style-name="ce51" office:value-type="string" calcext:value-type="string">
            <text:p>Dades gràfic:</text:p>
            <text:p>10.859 propostes</text:p>
            <text:p>18.191 comentaris</text:p>
            <text:p>5 debats</text:p>
            <text:p>165.087 suports a propostes </text:p>
            <text:p>13.210 vots a comentaris</text:p>
            <text:p>13.614 intervencions en cites presencials</text:p>
          </table:table-cell>
          <table:table-cell table:style-name="ce111"/>
          <table:table-cell table:style-name="ce51" table:number-columns-repeated="23"/>
          <table:table-cell table:style-name="ce105" table:number-columns-repeated="996"/>
        </table:table-row>
        <table:table-row table:style-name="ro12">
          <table:table-cell table:style-name="ce52" table:number-columns-repeated="2"/>
          <table:table-cell table:style-name="ce101"/>
          <table:table-cell table:style-name="ce52"/>
          <table:table-cell table:style-name="ce112"/>
          <table:table-cell table:style-name="ce52" table:number-columns-repeated="23"/>
          <table:table-cell table:style-name="ce113" table:number-columns-repeated="996"/>
        </table:table-row>
        <table:table-row table:style-name="ro12">
          <table:table-cell table:style-name="ce52" office:value-type="string" calcext:value-type="string">
            <text:p>3_1_3_1</text:p>
          </table:table-cell>
          <table:table-cell table:style-name="ce52" office:value-type="string" calcext:value-type="string">
            <text:p>participants</text:p>
          </table:table-cell>
          <table:table-cell table:style-name="ce101" office:value-type="string" calcext:value-type="string">
            <text:p>participantes</text:p>
          </table:table-cell>
          <table:table-cell table:style-name="ce52" office:value-type="string" calcext:value-type="string">
            <text:p>participants</text:p>
          </table:table-cell>
          <table:table-cell table:style-name="ce112"/>
          <table:table-cell table:style-name="ce52" table:number-columns-repeated="23"/>
          <table:table-cell table:style-name="ce113" table:number-columns-repeated="996"/>
        </table:table-row>
        <table:table-row table:style-name="ro12">
          <table:table-cell table:style-name="ce52" office:value-type="string" calcext:value-type="string">
            <text:p>3_1_3_2</text:p>
          </table:table-cell>
          <table:table-cell table:style-name="ce52" office:value-type="string" calcext:value-type="string">
            <text:p>propostes</text:p>
          </table:table-cell>
          <table:table-cell table:style-name="ce101" office:value-type="string" calcext:value-type="string">
            <text:p>propuestas</text:p>
          </table:table-cell>
          <table:table-cell table:style-name="ce52" office:value-type="string" calcext:value-type="string">
            <text:p>propostes</text:p>
          </table:table-cell>
          <table:table-cell table:style-name="ce112"/>
          <table:table-cell table:style-name="ce52" table:number-columns-repeated="23"/>
          <table:table-cell table:style-name="ce113" table:number-columns-repeated="996"/>
        </table:table-row>
        <table:table-row table:style-name="ro12">
          <table:table-cell table:style-name="ce52" office:value-type="string" calcext:value-type="string">
            <text:p>3_1_3_3</text:p>
          </table:table-cell>
          <table:table-cell table:style-name="ce52" office:value-type="string" calcext:value-type="string">
            <text:p>intervencions en trobades presencials</text:p>
          </table:table-cell>
          <table:table-cell table:style-name="ce101" office:value-type="string" calcext:value-type="string">
            <text:p>intervenciones en encuentros presenciales</text:p>
          </table:table-cell>
          <table:table-cell table:style-name="ce52" office:value-type="string" calcext:value-type="string">
            <text:p>intervencions en trobades presencials</text:p>
          </table:table-cell>
          <table:table-cell table:style-name="ce112"/>
          <table:table-cell table:style-name="ce52" table:number-columns-repeated="23"/>
          <table:table-cell table:style-name="ce113" table:number-columns-repeated="996"/>
        </table:table-row>
        <table:table-row table:style-name="ro12">
          <table:table-cell table:style-name="ce52" office:value-type="string" calcext:value-type="string">
            <text:p>3_1_3_4</text:p>
          </table:table-cell>
          <table:table-cell office:value-type="string" calcext:value-type="string">
            <text:p>suports a comentaris</text:p>
          </table:table-cell>
          <table:table-cell table:style-name="ce101" office:value-type="string" calcext:value-type="string">
            <text:p>soportes a comentarios</text:p>
          </table:table-cell>
          <table:table-cell office:value-type="string" calcext:value-type="string">
            <text:p>suports a comentaris</text:p>
          </table:table-cell>
          <table:table-cell table:style-name="ce112"/>
          <table:table-cell table:style-name="ce52" table:number-columns-repeated="23"/>
          <table:table-cell table:style-name="ce113" table:number-columns-repeated="996"/>
        </table:table-row>
        <table:table-row table:style-name="ro12">
          <table:table-cell table:style-name="ce52" office:value-type="string" calcext:value-type="string">
            <text:p>3_1_3_5</text:p>
          </table:table-cell>
          <table:table-cell table:style-name="ce52" office:value-type="string" calcext:value-type="string">
            <text:p>comentaris</text:p>
          </table:table-cell>
          <table:table-cell table:style-name="ce101" office:value-type="string" calcext:value-type="string">
            <text:p>comentarios</text:p>
          </table:table-cell>
          <table:table-cell table:style-name="ce52" office:value-type="string" calcext:value-type="string">
            <text:p>comentaris</text:p>
          </table:table-cell>
          <table:table-cell table:style-name="ce112"/>
          <table:table-cell table:style-name="ce52" table:number-columns-repeated="23"/>
          <table:table-cell table:style-name="ce113" table:number-columns-repeated="996"/>
        </table:table-row>
        <table:table-row table:style-name="ro12">
          <table:table-cell table:style-name="ce52" office:value-type="string" calcext:value-type="string">
            <text:p>3_1_3_6</text:p>
          </table:table-cell>
          <table:table-cell table:style-name="ce52" office:value-type="string" calcext:value-type="string">
            <text:p>suports a propostes</text:p>
          </table:table-cell>
          <table:table-cell table:style-name="ce101" office:value-type="string" calcext:value-type="string">
            <text:p>soportes a propuestas</text:p>
          </table:table-cell>
          <table:table-cell table:style-name="ce52" office:value-type="string" calcext:value-type="string">
            <text:p>suports a propostes</text:p>
          </table:table-cell>
          <table:table-cell table:style-name="ce112"/>
          <table:table-cell table:style-name="ce52" table:number-columns-repeated="23"/>
          <table:table-cell table:style-name="ce113" table:number-columns-repeated="996"/>
        </table:table-row>
        <table:table-row table:style-name="ro10">
          <table:table-cell table:style-name="ce52" table:number-columns-repeated="4"/>
          <table:table-cell table:style-name="ce113"/>
          <table:table-cell table:style-name="ce52" table:number-columns-repeated="23"/>
          <table:table-cell table:style-name="ce113" table:number-columns-repeated="996"/>
        </table:table-row>
        <table:table-row table:style-name="ro10">
          <table:table-cell table:style-name="ce30" office:value-type="string" calcext:value-type="string">
            <text:p>3_2</text:p>
          </table:table-cell>
          <table:table-cell table:style-name="ce58" office:value-type="string" calcext:value-type="string">
            <text:p>Les propostes per tipologia</text:p>
          </table:table-cell>
          <table:table-cell table:style-name="ce91" office:value-type="string" calcext:value-type="string">
            <text:p>Las propuestas por tipología</text:p>
          </table:table-cell>
          <table:table-cell table:style-name="ce58" office:value-type="string" calcext:value-type="string">
            <text:p>Les propostes per tipologia</text:p>
          </table:table-cell>
          <table:table-cell table:style-name="ce103" table:number-columns-repeated="24"/>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13">
          <table:table-cell table:style-name="ce50" office:value-type="string" calcext:value-type="string">
            <text:p>3_2_1</text:p>
          </table:table-cell>
          <table:table-cell table:style-name="ce59" office:value-type="string" calcext:value-type="string">
            <text:p>S'han dut a terme un total de 10.859 propostes que han rebut 165.087 suports i 18.191 comentaris. S'han fet un 42% de propostes a escala de ciutat i un 58% de propostes de districte.</text:p>
          </table:table-cell>
          <table:table-cell table:style-name="ce92" office:value-type="string" calcext:value-type="string">
            <text:p>Se han llevado a cabo un total de 10.859 propuestas que han recibido 165.087 apoyos y 18.191 comentarios. Se han hecho un 42 % de propuestas a escala de ciudad y un 58 % de propuestas de distrito.</text:p>
          </table:table-cell>
          <table:table-cell table:style-name="ce59" office:value-type="string" calcext:value-type="string">
            <text:p>S'han dut a terme un total de 10.859 propostes que han rebut 165.087 suports i 18.191 comentaris. S'han fet un 42% de propostes a escala de ciutat i un 58% de propostes de districte.</text:p>
          </table:table-cell>
          <table:table-cell/>
          <table:table-cell table:style-name="ce50" table:number-columns-repeated="23"/>
          <table:table-cell table:number-columns-repeated="996"/>
        </table:table-row>
        <table:table-row table:style-name="ro10">
          <table:table-cell table:style-name="ce50"/>
          <table:table-cell table:style-name="ce84" table:number-columns-repeated="3"/>
          <table:table-cell/>
          <table:table-cell table:style-name="ce50" table:number-columns-repeated="23"/>
          <table:table-cell table:number-columns-repeated="996"/>
        </table:table-row>
        <table:table-row table:style-name="ro14">
          <table:table-cell table:style-name="ce50" office:value-type="string" calcext:value-type="string">
            <text:p>3_2_2</text:p>
          </table:table-cell>
          <table:table-cell table:style-name="ce82" office:value-type="string" calcext:value-type="string">
            <office:annotation draw:style-name="gr3" draw:text-style-name="P1" svg:width="6.8063in" svg:height="0.639in" svg:x="6.4587in" svg:y="80.1591in" draw:caption-point-x="-0.1898in" draw:caption-point-y="-1.9287in">
              <dc:date>2016-06-06T00:00:00</dc:date>
              <text:p text:style-name="P1"><text:span text:style-name="T1">potser s'afegirà un nou nivell de profunditat que és saber qui ha realitzat la proposta (admin, organitza, ciutadà)</text:span></text:p>
              <text:p text:style-name="P1"><text:span text:style-name="T1"><text:tab/></text:span><text:span text:style-name="T1">-Mar Santamaria</text:span></text:p>
            </office:annotation>
            <text:p>Explora el nombre de propostes i de suports per cada eix temàtic i línia estratègica.</text:p>
          </table:table-cell>
          <table:table-cell table:style-name="ce82" office:value-type="string" calcext:value-type="string">
            <office:annotation draw:style-name="gr3" draw:text-style-name="P1" svg:width="6.8063in" svg:height="0.639in" svg:x="11.9413in" svg:y="80.1591in" draw:caption-point-x="-0.1898in" draw:caption-point-y="-1.9287in">
              <dc:date>2016-06-06T00:00:00</dc:date>
              <text:p text:style-name="P1"><text:span text:style-name="T1">potser s'afegirà un nou nivell de profunditat que és saber qui ha realitzat la proposta (admin, organitza, ciutadà)</text:span></text:p>
              <text:p text:style-name="P1"><text:span text:style-name="T1"><text:tab/></text:span><text:span text:style-name="T1">-Mar Santamaria</text:span></text:p>
            </office:annotation>
            <text:p>Explora el número de propuestas y de apoyos por cada eje temático y línea estratégica.</text:p>
          </table:table-cell>
          <table:table-cell table:style-name="ce82" office:value-type="string" calcext:value-type="string">
            <office:annotation draw:style-name="gr3" draw:text-style-name="P1" svg:width="6.8063in" svg:height="0.639in" svg:x="16.9453in" svg:y="80.1591in" draw:caption-point-x="-0.1898in" draw:caption-point-y="-1.9287in">
              <dc:date>2016-06-06T00:00:00</dc:date>
              <text:p text:style-name="P1"><text:span text:style-name="T1">potser s'afegirà un nou nivell de profunditat que és saber qui ha realitzat la proposta (admin, organitza, ciutadà)</text:span></text:p>
              <text:p text:style-name="P1"><text:span text:style-name="T1"><text:tab/></text:span><text:span text:style-name="T1">-Mar Santamaria</text:span></text:p>
            </office:annotation>
            <text:p>Explora el nombre de propostes i de suports per cada eix temàtic i línia estratègica.</text:p>
          </table:table-cell>
          <table:table-cell/>
          <table:table-cell table:style-name="ce50" table:number-columns-repeated="23"/>
          <table:table-cell table:number-columns-repeated="996"/>
        </table:table-row>
        <table:table-row table:style-name="ro12">
          <table:table-cell table:style-name="ce50" office:value-type="string" calcext:value-type="string">
            <text:p>3_2_2_1</text:p>
          </table:table-cell>
          <table:table-cell table:style-name="ce82" office:value-type="string" calcext:value-type="string">
            <text:p>Districte</text:p>
          </table:table-cell>
          <table:table-cell table:style-name="ce82" office:value-type="string" calcext:value-type="string">
            <text:p>Distrito</text:p>
          </table:table-cell>
          <table:table-cell table:style-name="ce82" office:value-type="string" calcext:value-type="string">
            <text:p>Districte</text:p>
          </table:table-cell>
          <table:table-cell/>
          <table:table-cell table:style-name="ce50" table:number-columns-repeated="23"/>
          <table:table-cell table:number-columns-repeated="996"/>
        </table:table-row>
        <table:table-row table:style-name="ro12">
          <table:table-cell table:style-name="ce50" office:value-type="string" calcext:value-type="string">
            <text:p>3_2_2_2</text:p>
          </table:table-cell>
          <table:table-cell table:style-name="ce82" office:value-type="string" calcext:value-type="string">
            <text:p>Ciutat</text:p>
          </table:table-cell>
          <table:table-cell table:style-name="ce82" office:value-type="string" calcext:value-type="string">
            <text:p>Ciudad</text:p>
          </table:table-cell>
          <table:table-cell table:style-name="ce82" office:value-type="string" calcext:value-type="string">
            <text:p>Ciutat</text:p>
          </table:table-cell>
          <table:table-cell/>
          <table:table-cell table:style-name="ce50" table:number-columns-repeated="23"/>
          <table:table-cell table:number-columns-repeated="996"/>
        </table:table-row>
        <table:table-row table:style-name="ro12">
          <table:table-cell table:style-name="ce50" office:value-type="string" calcext:value-type="string">
            <text:p>3_2_2_3</text:p>
          </table:table-cell>
          <table:table-cell table:style-name="ce82" office:value-type="string" calcext:value-type="string">
            <text:p>Propostes</text:p>
          </table:table-cell>
          <table:table-cell table:style-name="ce82" office:value-type="string" calcext:value-type="string">
            <text:p>Propuestas</text:p>
          </table:table-cell>
          <table:table-cell table:style-name="ce82" office:value-type="string" calcext:value-type="string">
            <text:p>Propostes</text:p>
          </table:table-cell>
          <table:table-cell/>
          <table:table-cell table:style-name="ce50" table:number-columns-repeated="23"/>
          <table:table-cell table:number-columns-repeated="996"/>
        </table:table-row>
        <table:table-row table:style-name="ro12">
          <table:table-cell table:style-name="ce50" office:value-type="string" calcext:value-type="string">
            <text:p>3_2_2_4</text:p>
          </table:table-cell>
          <table:table-cell table:style-name="ce82" office:value-type="string" calcext:value-type="string">
            <text:p>Suports a propostes</text:p>
          </table:table-cell>
          <table:table-cell table:style-name="ce82" office:value-type="string" calcext:value-type="string">
            <text:p>Apoyos a propuestas</text:p>
          </table:table-cell>
          <table:table-cell table:style-name="ce82" office:value-type="string" calcext:value-type="string">
            <text:p>Suports a propostes</text:p>
          </table:table-cell>
          <table:table-cell/>
          <table:table-cell table:style-name="ce50" table:number-columns-repeated="23"/>
          <table:table-cell table:number-columns-repeated="996"/>
        </table:table-row>
        <table:table-row table:style-name="ro12">
          <table:table-cell table:style-name="ce50" office:value-type="string" calcext:value-type="string">
            <text:p>3_2_2_5</text:p>
          </table:table-cell>
          <table:table-cell table:style-name="ce82" office:value-type="string" calcext:value-type="string">
            <text:p>Comentaris</text:p>
          </table:table-cell>
          <table:table-cell table:style-name="ce82" office:value-type="string" calcext:value-type="string">
            <text:p>Comentarios</text:p>
          </table:table-cell>
          <table:table-cell table:style-name="ce82" office:value-type="string" calcext:value-type="string">
            <text:p>Comentaris</text:p>
          </table:table-cell>
          <table:table-cell/>
          <table:table-cell table:style-name="ce50" table:number-columns-repeated="23"/>
          <table:table-cell table:number-columns-repeated="996"/>
        </table:table-row>
        <table:table-row table:style-name="ro12" table:number-rows-repeated="2">
          <table:table-cell table:style-name="ce50"/>
          <table:table-cell table:style-name="ce82" table:number-columns-repeated="3"/>
          <table:table-cell/>
          <table:table-cell table:style-name="ce50" table:number-columns-repeated="23"/>
          <table:table-cell table:number-columns-repeated="996"/>
        </table:table-row>
        <table:table-row table:style-name="ro12">
          <table:table-cell table:style-name="ce53" office:value-type="string" calcext:value-type="string">
            <text:p>3_2_3_1</text:p>
          </table:table-cell>
          <table:table-cell table:style-name="ce82" office:value-type="string" calcext:value-type="string">
            <text:p>ciutadà</text:p>
          </table:table-cell>
          <table:table-cell table:style-name="ce82" office:value-type="string" calcext:value-type="string">
            <text:p>ciudadano</text:p>
          </table:table-cell>
          <table:table-cell table:style-name="ce82" office:value-type="string" calcext:value-type="string">
            <text:p>ciutadà</text:p>
          </table:table-cell>
          <table:table-cell/>
          <table:table-cell table:style-name="ce50" table:number-columns-repeated="23"/>
          <table:table-cell table:number-columns-repeated="996"/>
        </table:table-row>
        <table:table-row table:style-name="ro12">
          <table:table-cell table:style-name="ce50" office:value-type="string" calcext:value-type="string">
            <text:p>3_2_3_2</text:p>
          </table:table-cell>
          <table:table-cell table:style-name="ce82" office:value-type="string" calcext:value-type="string">
            <text:p>Mobilitat sostenible</text:p>
          </table:table-cell>
          <table:table-cell table:style-name="ce82" office:value-type="string" calcext:value-type="string">
            <text:p>Movilidad sostenible</text:p>
          </table:table-cell>
          <table:table-cell table:style-name="ce82" office:value-type="string" calcext:value-type="string">
            <text:p>Mobilitat sostenible</text:p>
          </table:table-cell>
          <table:table-cell/>
          <table:table-cell table:style-name="ce50" table:number-columns-repeated="23"/>
          <table:table-cell table:number-columns-repeated="996"/>
        </table:table-row>
        <table:table-row table:style-name="ro12">
          <table:table-cell table:style-name="ce50" office:value-type="string" calcext:value-type="string">
            <text:p>3_2_3_3</text:p>
          </table:table-cell>
          <table:table-cell table:style-name="ce82" office:value-type="string" calcext:value-type="string">
            <text:p>Transició ecològica</text:p>
          </table:table-cell>
          <table:table-cell table:style-name="ce82" office:value-type="string" calcext:value-type="string">
            <text:p>Transición ecológica</text:p>
          </table:table-cell>
          <table:table-cell table:style-name="ce82" office:value-type="string" calcext:value-type="string">
            <text:p>Transició ecològica</text:p>
          </table:table-cell>
          <table:table-cell/>
          <table:table-cell table:style-name="ce50" table:number-columns-repeated="23"/>
          <table:table-cell table:number-columns-repeated="996"/>
        </table:table-row>
        <table:table-row table:style-name="ro12">
          <table:table-cell table:style-name="ce50" office:value-type="string" calcext:value-type="string">
            <text:p>3_2_3_4</text:p>
          </table:table-cell>
          <table:table-cell table:style-name="ce82" office:value-type="string" calcext:value-type="string">
            <text:p>Ciutat</text:p>
          </table:table-cell>
          <table:table-cell table:style-name="ce82" office:value-type="string" calcext:value-type="string">
            <text:p>Ciudad</text:p>
          </table:table-cell>
          <table:table-cell table:style-name="ce82" office:value-type="string" calcext:value-type="string">
            <text:p>Ciutat</text:p>
          </table:table-cell>
          <table:table-cell/>
          <table:table-cell table:style-name="ce50" table:number-columns-repeated="23"/>
          <table:table-cell table:number-columns-repeated="996"/>
        </table:table-row>
        <table:table-row table:style-name="ro12" table:number-rows-repeated="3">
          <table:table-cell table:style-name="ce50"/>
          <table:table-cell table:style-name="ce82" table:number-columns-repeated="3"/>
          <table:table-cell/>
          <table:table-cell table:style-name="ce50" table:number-columns-repeated="23"/>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10">
          <table:table-cell table:style-name="ce30" office:value-type="string" calcext:value-type="string">
            <text:p>3_3</text:p>
          </table:table-cell>
          <table:table-cell table:style-name="ce58" office:value-type="string" calcext:value-type="string">
            <text:p>Mapa de les propostes</text:p>
          </table:table-cell>
          <table:table-cell table:style-name="ce91" office:value-type="string" calcext:value-type="string">
            <text:p>Mapa de las propuestas</text:p>
          </table:table-cell>
          <table:table-cell table:style-name="ce58" office:value-type="string" calcext:value-type="string">
            <text:p>Mapa de les propostes</text:p>
          </table:table-cell>
          <table:table-cell table:style-name="ce103" table:number-columns-repeated="24"/>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13">
          <table:table-cell table:style-name="ce50" office:value-type="string" calcext:value-type="string">
            <text:p>3_3_1</text:p>
          </table:table-cell>
          <table:table-cell table:style-name="ce59" office:value-type="string" calcext:value-type="string">
            <text:p>Durant el procés del Pla Municipal, s'han dut a terme cites presencials a tots els districtes i s'han presentat propostes a escala de districte i a escala de ciutat. Cada districte ha fet propostes que han tingut el suport d'altres districtes.</text:p>
          </table:table-cell>
          <table:table-cell table:style-name="ce92" office:value-type="string" calcext:value-type="string">
            <text:p>Durante el proceso del Plan Municipal, se han llevado a cabo citas presenciales en todos los distritos y se han presentado propuestas a escala de distrito y a escala de ciudad. Cada distrito ha hecho propuestas que han tenido el apoyo de otros distritos.</text:p>
          </table:table-cell>
          <table:table-cell table:style-name="ce37" office:value-type="string" calcext:value-type="string">
            <text:p>Durant el procés del Pla Municipal, s'han realitzat cites presencials a tots els districtes i s'han fet propostes a escala de districte i escala de ciutat. Cada districte ha realitzat propostes que han estat recolzades per altres districtes.</text:p>
          </table:table-cell>
          <table:table-cell/>
          <table:table-cell table:style-name="ce50" table:number-columns-repeated="23"/>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14">
          <table:table-cell table:style-name="ce50" office:value-type="string" calcext:value-type="string">
            <text:p>3_3_2</text:p>
          </table:table-cell>
          <table:table-cell table:style-name="ce82" office:value-type="string" calcext:value-type="string">
            <text:p>Compara quina ha estat la participació en el mapa següent en funció de les característiques socioeconòmiques dels districtes.</text:p>
          </table:table-cell>
          <table:table-cell table:style-name="ce82" office:value-type="string" calcext:value-type="string">
            <text:p>Compara cuál ha sido la participación en el mapa siguiente en función de las características socioeconómicas de los distritos.</text:p>
          </table:table-cell>
          <table:table-cell table:style-name="ce82" office:value-type="string" calcext:value-type="string">
            <text:p>Compara quina ha estat la participació en el mapa següent en funció de les característiques socioeconòmiques dels districtes.</text:p>
          </table:table-cell>
          <table:table-cell/>
          <table:table-cell table:style-name="ce50" table:number-columns-repeated="23"/>
          <table:table-cell table:number-columns-repeated="996"/>
        </table:table-row>
        <table:table-row table:style-name="ro10">
          <table:table-cell table:style-name="ce50" office:value-type="string" calcext:value-type="string">
            <text:p>3_3_3</text:p>
          </table:table-cell>
          <table:table-cell table:style-name="ce82" office:value-type="string" calcext:value-type="string">
            <text:p>Població</text:p>
          </table:table-cell>
          <table:table-cell table:style-name="ce82" office:value-type="string" calcext:value-type="string">
            <text:p>Población</text:p>
          </table:table-cell>
          <table:table-cell table:style-name="ce82" office:value-type="string" calcext:value-type="string">
            <text:p>Població</text:p>
          </table:table-cell>
          <table:table-cell/>
          <table:table-cell table:style-name="ce50" table:number-columns-repeated="23"/>
          <table:table-cell table:number-columns-repeated="996"/>
        </table:table-row>
        <table:table-row table:style-name="ro10">
          <table:table-cell table:style-name="ce50" office:value-type="string" calcext:value-type="string">
            <text:p>3_3_4</text:p>
          </table:table-cell>
          <table:table-cell table:style-name="ce82" office:value-type="string" calcext:value-type="string">
            <text:p>Edat</text:p>
          </table:table-cell>
          <table:table-cell table:style-name="ce82" office:value-type="string" calcext:value-type="string">
            <text:p>Edad</text:p>
          </table:table-cell>
          <table:table-cell table:style-name="ce82" office:value-type="string" calcext:value-type="string">
            <text:p>Edat</text:p>
          </table:table-cell>
          <table:table-cell/>
          <table:table-cell table:style-name="ce50" table:number-columns-repeated="23"/>
          <table:table-cell table:number-columns-repeated="996"/>
        </table:table-row>
        <table:table-row table:style-name="ro10">
          <table:table-cell table:style-name="ce50" office:value-type="string" calcext:value-type="string">
            <text:p>3_3_5</text:p>
          </table:table-cell>
          <table:table-cell table:style-name="ce82" office:value-type="string" calcext:value-type="string">
            <text:p>Renda familiar (RDF)</text:p>
          </table:table-cell>
          <table:table-cell table:style-name="ce82" office:value-type="string" calcext:value-type="string">
            <text:p>Renta familiar (RFD)</text:p>
          </table:table-cell>
          <table:table-cell table:style-name="ce82" office:value-type="string" calcext:value-type="string">
            <text:p>Renda familiar (RDF)</text:p>
          </table:table-cell>
          <table:table-cell/>
          <table:table-cell table:style-name="ce50" table:number-columns-repeated="23"/>
          <table:table-cell table:number-columns-repeated="996"/>
        </table:table-row>
        <table:table-row table:style-name="ro10">
          <table:table-cell table:style-name="ce50" office:value-type="string" calcext:value-type="string">
            <text:p>3_3_6</text:p>
          </table:table-cell>
          <table:table-cell table:style-name="ce82" office:value-type="string" calcext:value-type="string">
            <text:p>Atur</text:p>
          </table:table-cell>
          <table:table-cell table:style-name="ce82" office:value-type="string" calcext:value-type="string">
            <text:p>Paro </text:p>
          </table:table-cell>
          <table:table-cell table:style-name="ce82" office:value-type="string" calcext:value-type="string">
            <text:p>Atur</text:p>
          </table:table-cell>
          <table:table-cell/>
          <table:table-cell table:style-name="ce50" table:number-columns-repeated="23"/>
          <table:table-cell table:number-columns-repeated="996"/>
        </table:table-row>
        <table:table-row table:style-name="ro10">
          <table:table-cell table:style-name="ce50" office:value-type="string" calcext:value-type="string">
            <text:p>3_3_7</text:p>
          </table:table-cell>
          <table:table-cell table:style-name="ce82" office:value-type="string" calcext:value-type="string">
            <text:p>Nivell estudis universitaris</text:p>
          </table:table-cell>
          <table:table-cell table:style-name="ce82" office:value-type="string" calcext:value-type="string">
            <text:p>Nivel de estudios universitarios</text:p>
          </table:table-cell>
          <table:table-cell table:style-name="ce82" office:value-type="string" calcext:value-type="string">
            <text:p>Nivell estudis universitaris</text:p>
          </table:table-cell>
          <table:table-cell/>
          <table:table-cell table:style-name="ce50" table:number-columns-repeated="23"/>
          <table:table-cell table:number-columns-repeated="996"/>
        </table:table-row>
        <table:table-row table:style-name="ro10">
          <table:table-cell table:style-name="ce50" office:value-type="string" calcext:value-type="string">
            <text:p>3_3_8</text:p>
          </table:table-cell>
          <table:table-cell table:style-name="ce82" office:value-type="string" calcext:value-type="string">
            <text:p>Propostes</text:p>
          </table:table-cell>
          <table:table-cell table:style-name="ce82" office:value-type="string" calcext:value-type="string">
            <text:p>propuestas</text:p>
          </table:table-cell>
          <table:table-cell table:style-name="ce82" office:value-type="string" calcext:value-type="string">
            <text:p>Propostes</text:p>
          </table:table-cell>
          <table:table-cell table:style-name="ce105" office:value-type="string" calcext:value-type="string">
            <text:p>propostes</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9</text:p>
          </table:table-cell>
          <table:table-cell table:style-name="ce82" office:value-type="string" calcext:value-type="string">
            <text:p>% del total de propostes</text:p>
          </table:table-cell>
          <table:table-cell table:style-name="ce82" office:value-type="string" calcext:value-type="string">
            <text:p>% del total de propuestas</text:p>
          </table:table-cell>
          <table:table-cell table:style-name="ce82" office:value-type="string" calcext:value-type="string">
            <text:p>% del total de propostes</text:p>
          </table:table-cell>
          <table:table-cell table:style-name="ce105" office:value-type="string" calcext:value-type="string">
            <text:p>propopercentotal</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10</text:p>
          </table:table-cell>
          <table:table-cell table:style-name="ce82" office:value-type="string" calcext:value-type="string">
            <text:p>Vots</text:p>
          </table:table-cell>
          <table:table-cell table:style-name="ce82" office:value-type="string" calcext:value-type="string">
            <text:p>votos</text:p>
          </table:table-cell>
          <table:table-cell table:style-name="ce82" office:value-type="string" calcext:value-type="string">
            <text:p>Vots</text:p>
          </table:table-cell>
          <table:table-cell table:style-name="ce105" office:value-type="string" calcext:value-type="string">
            <text:p>vots</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11</text:p>
          </table:table-cell>
          <table:table-cell table:style-name="ce82" office:value-type="string" calcext:value-type="string">
            <text:p>% del total de vots</text:p>
          </table:table-cell>
          <table:table-cell table:style-name="ce82" office:value-type="string" calcext:value-type="string">
            <text:p>% del total de votos</text:p>
          </table:table-cell>
          <table:table-cell table:style-name="ce82" office:value-type="string" calcext:value-type="string">
            <text:p>% del total de vots</text:p>
          </table:table-cell>
          <table:table-cell table:style-name="ce105" office:value-type="string" calcext:value-type="string">
            <text:p>votspercentotal</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12</text:p>
          </table:table-cell>
          <table:table-cell table:style-name="ce82" office:value-type="string" calcext:value-type="string">
            <text:p>Comentaris</text:p>
          </table:table-cell>
          <table:table-cell table:style-name="ce82" office:value-type="string" calcext:value-type="string">
            <text:p>Comentarios</text:p>
          </table:table-cell>
          <table:table-cell table:style-name="ce82" office:value-type="string" calcext:value-type="string">
            <text:p>Comentaris</text:p>
          </table:table-cell>
          <table:table-cell table:style-name="ce105" office:value-type="string" calcext:value-type="string">
            <text:p>comentaris</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13</text:p>
          </table:table-cell>
          <table:table-cell table:style-name="ce82" office:value-type="string" calcext:value-type="string">
            <text:p>habitants (2014)</text:p>
          </table:table-cell>
          <table:table-cell table:style-name="ce82" office:value-type="string" calcext:value-type="string">
            <text:p>habitantes (2014)</text:p>
          </table:table-cell>
          <table:table-cell table:style-name="ce82" office:value-type="string" calcext:value-type="string">
            <text:p>habitants (2014)</text:p>
          </table:table-cell>
          <table:table-cell office:value-type="string" calcext:value-type="string">
            <text:p>pob14</text:p>
          </table:table-cell>
          <table:table-cell table:style-name="ce50" office:value-type="string" calcext:value-type="string">
            <text:p>Población</text:p>
          </table:table-cell>
          <table:table-cell table:style-name="ce50" table:number-columns-repeated="22"/>
          <table:table-cell table:number-columns-repeated="996"/>
        </table:table-row>
        <table:table-row table:style-name="ro10">
          <table:table-cell table:style-name="ce50" office:value-type="string" calcext:value-type="string">
            <text:p>3_3_14</text:p>
          </table:table-cell>
          <table:table-cell table:style-name="ce82" office:value-type="string" calcext:value-type="string">
            <text:p>propostes per cada 1.000 habitants</text:p>
          </table:table-cell>
          <table:table-cell table:style-name="ce82" office:value-type="string" calcext:value-type="string">
            <text:p>propuestas por cada 1.000 habitantes</text:p>
          </table:table-cell>
          <table:table-cell table:style-name="ce82" office:value-type="string" calcext:value-type="string">
            <text:p>propostes per cada 1.000 habitants</text:p>
          </table:table-cell>
          <table:table-cell office:value-type="string" calcext:value-type="string">
            <text:p>propox1000hab</text:p>
          </table:table-cell>
          <table:table-cell table:style-name="ce50" office:value-type="string" calcext:value-type="string">
            <text:p>Población</text:p>
          </table:table-cell>
          <table:table-cell table:style-name="ce50" table:number-columns-repeated="22"/>
          <table:table-cell table:number-columns-repeated="996"/>
        </table:table-row>
        <table:table-row table:style-name="ro10">
          <table:table-cell table:style-name="ce50" office:value-type="string" calcext:value-type="string">
            <text:p>3_3_15</text:p>
          </table:table-cell>
          <table:table-cell table:style-name="ce82" office:value-type="string" calcext:value-type="string">
            <text:p>vots per cada 1.000 habitants</text:p>
          </table:table-cell>
          <table:table-cell table:style-name="ce82" office:value-type="string" calcext:value-type="string">
            <text:p>votos por cada 1.000 habitantes</text:p>
          </table:table-cell>
          <table:table-cell table:style-name="ce82" office:value-type="string" calcext:value-type="string">
            <text:p>vots per cada 1.000 habitants</text:p>
          </table:table-cell>
          <table:table-cell office:value-type="string" calcext:value-type="string">
            <text:p>votsx1000hab</text:p>
          </table:table-cell>
          <table:table-cell table:style-name="ce50" office:value-type="string" calcext:value-type="string">
            <text:p>Población</text:p>
          </table:table-cell>
          <table:table-cell table:style-name="ce50" table:number-columns-repeated="22"/>
          <table:table-cell table:number-columns-repeated="996"/>
        </table:table-row>
        <table:table-row table:style-name="ro10">
          <table:table-cell table:style-name="ce50" office:value-type="string" calcext:value-type="string">
            <text:p>3_3_16</text:p>
          </table:table-cell>
          <table:table-cell office:value-type="string" calcext:value-type="string">
            <text:p>usuaris que han realitzat propostes</text:p>
          </table:table-cell>
          <table:table-cell office:value-type="string" calcext:value-type="string">
            <text:p>usuarios que han realizado propuestas</text:p>
          </table:table-cell>
          <table:table-cell office:value-type="string" calcext:value-type="string">
            <text:p>usuaris que han realitzat propostes</text:p>
          </table:table-cell>
          <table:table-cell table:style-name="ce105" office:value-type="string" calcext:value-type="string">
            <text:p>usuaruiunicprp</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17</text:p>
          </table:table-cell>
          <table:table-cell office:value-type="string" calcext:value-type="string">
            <text:p>nombre de propostes realitzades per usuari</text:p>
          </table:table-cell>
          <table:table-cell office:value-type="string" calcext:value-type="string">
            <text:p>número de propuestas realizadas por usuario</text:p>
          </table:table-cell>
          <table:table-cell office:value-type="string" calcext:value-type="string">
            <text:p>nombre de propostes realitzades per usuari</text:p>
          </table:table-cell>
          <table:table-cell table:style-name="ce105" office:value-type="string" calcext:value-type="string">
            <text:p>propavgusuariunic</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18</text:p>
          </table:table-cell>
          <table:table-cell office:value-type="string" calcext:value-type="string">
            <text:p>vots per usuari que ha realitzat propostes</text:p>
          </table:table-cell>
          <table:table-cell office:value-type="string" calcext:value-type="string">
            <text:p>votos por usuario que ha realizado propuestas</text:p>
          </table:table-cell>
          <table:table-cell office:value-type="string" calcext:value-type="string">
            <text:p>vots per usuari que ha realitzat propostes</text:p>
          </table:table-cell>
          <table:table-cell table:style-name="ce105" office:value-type="string" calcext:value-type="string">
            <text:p>votsavgusuariunic</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19</text:p>
          </table:table-cell>
          <table:table-cell table:style-name="ce82" office:value-type="string" calcext:value-type="string">
            <text:p>nombre d'aturats (2014)</text:p>
          </table:table-cell>
          <table:table-cell table:style-name="ce82" office:value-type="string" calcext:value-type="string">
            <text:p>número de parados (2014)</text:p>
          </table:table-cell>
          <table:table-cell table:style-name="ce82" office:value-type="string" calcext:value-type="string">
            <text:p>nombre d'aturats (2014)</text:p>
          </table:table-cell>
          <table:table-cell office:value-type="string" calcext:value-type="string">
            <text:p>aturdes14</text:p>
          </table:table-cell>
          <table:table-cell table:style-name="ce50" office:value-type="string" calcext:value-type="string">
            <text:p>Atur</text:p>
          </table:table-cell>
          <table:table-cell table:style-name="ce50" table:number-columns-repeated="22"/>
          <table:table-cell table:number-columns-repeated="996"/>
        </table:table-row>
        <table:table-row table:style-name="ro10">
          <table:table-cell table:style-name="ce50" office:value-type="string" calcext:value-type="string">
            <text:p>3_3_20</text:p>
          </table:table-cell>
          <table:table-cell table:style-name="ce82" office:value-type="string" calcext:value-type="string">
            <text:p>Índex de renda familiar disponible (RFD)</text:p>
          </table:table-cell>
          <table:table-cell table:style-name="ce82" office:value-type="string" calcext:value-type="string">
            <text:p>índice de renta familiar disponible (RFD)</text:p>
          </table:table-cell>
          <table:table-cell table:style-name="ce82" office:value-type="string" calcext:value-type="string">
            <text:p>Índex de renda familiar disponible (RFD)</text:p>
          </table:table-cell>
          <table:table-cell office:value-type="string" calcext:value-type="string">
            <text:p>rdf14</text:p>
          </table:table-cell>
          <table:table-cell table:style-name="ce50" office:value-type="string" calcext:value-type="string">
            <text:p>Renda familiar</text:p>
          </table:table-cell>
          <table:table-cell table:style-name="ce50" table:number-columns-repeated="22"/>
          <table:table-cell table:number-columns-repeated="996"/>
        </table:table-row>
        <table:table-row table:style-name="ro10">
          <table:table-cell table:style-name="ce50" office:value-type="string" calcext:value-type="string">
            <text:p>3_3_21</text:p>
          </table:table-cell>
          <table:table-cell table:style-name="ce82" office:value-type="string" calcext:value-type="string">
            <text:p>persones sense estudis</text:p>
          </table:table-cell>
          <table:table-cell table:style-name="ce82" office:value-type="string" calcext:value-type="string">
            <text:p>personas sin estudios</text:p>
          </table:table-cell>
          <table:table-cell table:style-name="ce82" office:value-type="string" calcext:value-type="string">
            <text:p>persones sense estudis</text:p>
          </table:table-cell>
          <table:table-cell office:value-type="string" calcext:value-type="string">
            <text:p>estudisno14</text:p>
          </table:table-cell>
          <table:table-cell table:style-name="ce50" office:value-type="string" calcext:value-type="string">
            <text:p>Nivel estudios</text:p>
          </table:table-cell>
          <table:table-cell table:style-name="ce50" table:number-columns-repeated="22"/>
          <table:table-cell table:number-columns-repeated="996"/>
        </table:table-row>
        <table:table-row table:style-name="ro10">
          <table:table-cell table:style-name="ce50" office:value-type="string" calcext:value-type="string">
            <text:p>3_3_22</text:p>
          </table:table-cell>
          <table:table-cell table:style-name="ce82" office:value-type="string" calcext:value-type="string">
            <text:p>persones amb estudis universitaris</text:p>
          </table:table-cell>
          <table:table-cell table:style-name="ce82" office:value-type="string" calcext:value-type="string">
            <text:p>personas con estudios universitarios</text:p>
          </table:table-cell>
          <table:table-cell table:style-name="ce82" office:value-type="string" calcext:value-type="string">
            <text:p>persones amb estudis universitaris</text:p>
          </table:table-cell>
          <table:table-cell office:value-type="string" calcext:value-type="string">
            <text:p>estuniduniv14</text:p>
          </table:table-cell>
          <table:table-cell table:style-name="ce50" office:value-type="string" calcext:value-type="string">
            <text:p>Nivel estudios</text:p>
          </table:table-cell>
          <table:table-cell table:style-name="ce50" table:number-columns-repeated="22"/>
          <table:table-cell table:number-columns-repeated="996"/>
        </table:table-row>
        <table:table-row table:style-name="ro10">
          <table:table-cell table:style-name="ce50" office:value-type="string" calcext:value-type="string">
            <text:p>3_3_23</text:p>
          </table:table-cell>
          <table:table-cell table:style-name="ce82" office:value-type="string" calcext:value-type="string">
            <text:p>Menors de 25 anys</text:p>
          </table:table-cell>
          <table:table-cell table:style-name="ce82" office:value-type="string" calcext:value-type="string">
            <text:p>menores de 25 años</text:p>
          </table:table-cell>
          <table:table-cell table:style-name="ce82" office:value-type="string" calcext:value-type="string">
            <text:p>Menors de 25 anys</text:p>
          </table:table-cell>
          <table:table-cell office:value-type="string" calcext:value-type="string">
            <text:p>pob14_menys 15+pob15_24</text:p>
          </table:table-cell>
          <table:table-cell table:style-name="ce50" office:value-type="string" calcext:value-type="string">
            <text:p>Edad</text:p>
          </table:table-cell>
          <table:table-cell table:style-name="ce50" table:number-columns-repeated="22"/>
          <table:table-cell table:number-columns-repeated="996"/>
        </table:table-row>
        <table:table-row table:style-name="ro10">
          <table:table-cell table:style-name="ce50" office:value-type="string" calcext:value-type="string">
            <text:p>3_3_24</text:p>
          </table:table-cell>
          <table:table-cell table:style-name="ce82" office:value-type="string" calcext:value-type="string">
            <text:p>persones de 25 a 34 anys</text:p>
          </table:table-cell>
          <table:table-cell table:style-name="ce82" office:value-type="string" calcext:value-type="string">
            <text:p>personas de 25 a 34 años</text:p>
          </table:table-cell>
          <table:table-cell table:style-name="ce82" office:value-type="string" calcext:value-type="string">
            <text:p>persones de 25 a 34 anys</text:p>
          </table:table-cell>
          <table:table-cell office:value-type="string" calcext:value-type="string">
            <text:p>pob2534</text:p>
          </table:table-cell>
          <table:table-cell table:style-name="ce50" office:value-type="string" calcext:value-type="string">
            <text:p>Edad</text:p>
          </table:table-cell>
          <table:table-cell table:style-name="ce50" table:number-columns-repeated="22"/>
          <table:table-cell table:number-columns-repeated="996"/>
        </table:table-row>
        <table:table-row table:style-name="ro10">
          <table:table-cell table:style-name="ce50" office:value-type="string" calcext:value-type="string">
            <text:p>3_3_25</text:p>
          </table:table-cell>
          <table:table-cell table:style-name="ce82" office:value-type="string" calcext:value-type="string">
            <text:p>persones de 35 a 44 anys</text:p>
          </table:table-cell>
          <table:table-cell table:style-name="ce82" office:value-type="string" calcext:value-type="string">
            <text:p>personas de 35 a 44 años</text:p>
          </table:table-cell>
          <table:table-cell table:style-name="ce82" office:value-type="string" calcext:value-type="string">
            <text:p>persones de 35 a 44 anys</text:p>
          </table:table-cell>
          <table:table-cell office:value-type="string" calcext:value-type="string">
            <text:p>pob4554</text:p>
          </table:table-cell>
          <table:table-cell table:style-name="ce50" office:value-type="string" calcext:value-type="string">
            <text:p>Edad</text:p>
          </table:table-cell>
          <table:table-cell table:style-name="ce50" table:number-columns-repeated="22"/>
          <table:table-cell table:number-columns-repeated="996"/>
        </table:table-row>
        <table:table-row table:style-name="ro10">
          <table:table-cell table:style-name="ce50" office:value-type="string" calcext:value-type="string">
            <text:p>3_3_26</text:p>
          </table:table-cell>
          <table:table-cell table:style-name="ce82" office:value-type="string" calcext:value-type="string">
            <text:p>persones de 45 a 54 anys</text:p>
          </table:table-cell>
          <table:table-cell table:style-name="ce82" office:value-type="string" calcext:value-type="string">
            <text:p>personas de 45 a 54 años</text:p>
          </table:table-cell>
          <table:table-cell table:style-name="ce82" office:value-type="string" calcext:value-type="string">
            <text:p>persones de 45 a 54 anys</text:p>
          </table:table-cell>
          <table:table-cell office:value-type="string" calcext:value-type="string">
            <text:p>pob5564</text:p>
          </table:table-cell>
          <table:table-cell table:style-name="ce50" office:value-type="string" calcext:value-type="string">
            <text:p>Edad</text:p>
          </table:table-cell>
          <table:table-cell table:style-name="ce50" table:number-columns-repeated="22"/>
          <table:table-cell table:number-columns-repeated="996"/>
        </table:table-row>
        <table:table-row table:style-name="ro10">
          <table:table-cell table:style-name="ce50" office:value-type="string" calcext:value-type="string">
            <text:p>3_3_27</text:p>
          </table:table-cell>
          <table:table-cell table:style-name="ce82" office:value-type="string" calcext:value-type="string">
            <text:p>persones de 55 a 64 anys</text:p>
          </table:table-cell>
          <table:table-cell table:style-name="ce82" office:value-type="string" calcext:value-type="string">
            <text:p>personas de 55 a 64 años</text:p>
          </table:table-cell>
          <table:table-cell table:style-name="ce82" office:value-type="string" calcext:value-type="string">
            <text:p>persones de 55 a 64 anys</text:p>
          </table:table-cell>
          <table:table-cell office:value-type="string" calcext:value-type="string">
            <text:p>pobmes65</text:p>
          </table:table-cell>
          <table:table-cell table:style-name="ce50" office:value-type="string" calcext:value-type="string">
            <text:p>Edad</text:p>
          </table:table-cell>
          <table:table-cell table:style-name="ce50" table:number-columns-repeated="22"/>
          <table:table-cell table:number-columns-repeated="996"/>
        </table:table-row>
        <table:table-row table:style-name="ro10">
          <table:table-cell table:style-name="ce50" office:value-type="string" calcext:value-type="string">
            <text:p>3_3_28</text:p>
          </table:table-cell>
          <table:table-cell table:style-name="ce82" office:value-type="string" calcext:value-type="string">
            <text:p>persones de més de 65 anys</text:p>
          </table:table-cell>
          <table:table-cell table:style-name="ce82" office:value-type="string" calcext:value-type="string">
            <text:p>mayores de 65 años</text:p>
          </table:table-cell>
          <table:table-cell table:style-name="ce82" office:value-type="string" calcext:value-type="string">
            <text:p>persones de més de 65 anys</text:p>
          </table:table-cell>
          <table:table-cell office:value-type="string" calcext:value-type="string">
            <text:p>homes</text:p>
          </table:table-cell>
          <table:table-cell table:style-name="ce50" office:value-type="string" calcext:value-type="string">
            <text:p>Género</text:p>
          </table:table-cell>
          <table:table-cell table:style-name="ce50" table:number-columns-repeated="22"/>
          <table:table-cell table:number-columns-repeated="996"/>
        </table:table-row>
        <table:table-row table:style-name="ro10">
          <table:table-cell table:style-name="ce50" office:value-type="string" calcext:value-type="string">
            <text:p>3_3_29</text:p>
          </table:table-cell>
          <table:table-cell table:style-name="ce82" office:value-type="string" calcext:value-type="string">
            <text:p>homes</text:p>
          </table:table-cell>
          <table:table-cell table:style-name="ce82" office:value-type="string" calcext:value-type="string">
            <text:p>hombres</text:p>
          </table:table-cell>
          <table:table-cell table:style-name="ce82" office:value-type="string" calcext:value-type="string">
            <text:p>homes</text:p>
          </table:table-cell>
          <table:table-cell office:value-type="string" calcext:value-type="string">
            <text:p>dona</text:p>
          </table:table-cell>
          <table:table-cell table:style-name="ce50" office:value-type="string" calcext:value-type="string">
            <text:p>Género</text:p>
          </table:table-cell>
          <table:table-cell table:style-name="ce50" table:number-columns-repeated="22"/>
          <table:table-cell table:number-columns-repeated="996"/>
        </table:table-row>
        <table:table-row table:style-name="ro10">
          <table:table-cell table:style-name="ce50" office:value-type="string" calcext:value-type="string">
            <text:p>3_3_30</text:p>
          </table:table-cell>
          <table:table-cell table:style-name="ce82" office:value-type="string" calcext:value-type="string">
            <text:p>dones</text:p>
          </table:table-cell>
          <table:table-cell table:style-name="ce82" office:value-type="string" calcext:value-type="string">
            <text:p>mujeres</text:p>
          </table:table-cell>
          <table:table-cell table:style-name="ce82" office:value-type="string" calcext:value-type="string">
            <text:p>dones</text:p>
          </table:table-cell>
          <table:table-cell table:style-name="ce105" office:value-type="string" calcext:value-type="string">
            <text:p>area</text:p>
          </table:table-cell>
          <table:table-cell table:style-name="ce51" office:value-type="string" calcext:value-type="string">
            <text:p>fijo</text:p>
          </table:table-cell>
          <table:table-cell table:style-name="ce50" table:number-columns-repeated="22"/>
          <table:table-cell table:number-columns-repeated="996"/>
        </table:table-row>
        <table:table-row table:style-name="ro10">
          <table:table-cell table:style-name="ce50" office:value-type="string" calcext:value-type="string">
            <text:p>3_3_31</text:p>
          </table:table-cell>
          <table:table-cell table:style-name="ce82" office:value-type="string" calcext:value-type="string">
            <text:p>superfície del districte en m2</text:p>
          </table:table-cell>
          <table:table-cell table:style-name="ce82" office:value-type="string" calcext:value-type="string">
            <text:p>superficie del distrito en m2</text:p>
          </table:table-cell>
          <table:table-cell table:style-name="ce82" office:value-type="string" calcext:value-type="string">
            <text:p>superfície del districte en m2</text:p>
          </table:table-cell>
          <table:table-cell/>
          <table:table-cell table:style-name="ce50" table:number-columns-repeated="23"/>
          <table:table-cell table:number-columns-repeated="996"/>
        </table:table-row>
        <table:table-row table:style-name="ro10">
          <table:table-cell table:style-name="ce50" office:value-type="string" calcext:value-type="string">
            <text:p>3_3_32</text:p>
          </table:table-cell>
          <table:table-cell table:style-name="ce82" office:value-type="string" calcext:value-type="string">
            <text:p>Gènere</text:p>
          </table:table-cell>
          <table:table-cell table:style-name="ce82" office:value-type="string" calcext:value-type="string">
            <text:p>Género</text:p>
          </table:table-cell>
          <table:table-cell table:style-name="ce82" office:value-type="string" calcext:value-type="string">
            <text:p>Gender</text:p>
          </table:table-cell>
          <table:table-cell/>
          <table:table-cell table:style-name="ce50" table:number-columns-repeated="23"/>
          <table:table-cell table:number-columns-repeated="996"/>
        </table:table-row>
        <table:table-row table:style-name="ro10">
          <table:table-cell table:style-name="ce50" office:value-type="string" calcext:value-type="string">
            <text:p>3_3_33</text:p>
          </table:table-cell>
          <table:table-cell table:style-name="ce85" office:value-type="string" calcext:value-type="string">
            <text:p>nombre de propostes/hab</text:p>
          </table:table-cell>
          <table:table-cell table:style-name="ce82" office:value-type="string" calcext:value-type="string">
            <text:p>número de propuestas/hab</text:p>
          </table:table-cell>
          <table:table-cell table:style-name="ce85" office:value-type="string" calcext:value-type="string">
            <text:p>nombre de propostes/hab</text:p>
          </table:table-cell>
          <table:table-cell/>
          <table:table-cell table:style-name="ce50" table:number-columns-repeated="23"/>
          <table:table-cell table:number-columns-repeated="996"/>
        </table:table-row>
        <table:table-row table:style-name="ro10">
          <table:table-cell table:style-name="ce50" office:value-type="string" calcext:value-type="string">
            <text:p>3_3_34</text:p>
          </table:table-cell>
          <table:table-cell table:style-name="ce82" office:value-type="string" calcext:value-type="string">
            <text:p>nombre de suports/hab</text:p>
          </table:table-cell>
          <table:table-cell table:style-name="ce82" office:value-type="string" calcext:value-type="string">
            <text:p>número de apoyos/hab</text:p>
          </table:table-cell>
          <table:table-cell table:style-name="ce82" office:value-type="string" calcext:value-type="string">
            <text:p>nombre de suports/hab</text:p>
          </table:table-cell>
          <table:table-cell/>
          <table:table-cell table:style-name="ce50" table:number-columns-repeated="23"/>
          <table:table-cell table:number-columns-repeated="996"/>
        </table:table-row>
        <table:table-row table:style-name="ro10">
          <table:table-cell table:style-name="ce50" office:value-type="string" calcext:value-type="string">
            <text:p>3_3_35</text:p>
          </table:table-cell>
          <table:table-cell table:style-name="ce82" office:value-type="string" calcext:value-type="string">
            <text:p>nombre de cites presencials</text:p>
          </table:table-cell>
          <table:table-cell table:style-name="ce82" office:value-type="string" calcext:value-type="string">
            <text:p>número de citas presenciales </text:p>
          </table:table-cell>
          <table:table-cell table:style-name="ce82" office:value-type="string" calcext:value-type="string">
            <text:p>nombre de cites presencials</text:p>
          </table:table-cell>
          <table:table-cell/>
          <table:table-cell table:style-name="ce50" table:number-columns-repeated="23"/>
          <table:table-cell table:number-columns-repeated="996"/>
        </table:table-row>
        <table:table-row table:style-name="ro10">
          <table:table-cell table:style-name="ce50" table:number-columns-repeated="4"/>
          <table:table-cell/>
          <table:table-cell table:style-name="ce50" table:number-columns-repeated="23"/>
          <table:table-cell table:number-columns-repeated="996"/>
        </table:table-row>
        <table:table-row table:style-name="ro10">
          <table:table-cell table:style-name="ce30" office:value-type="string" calcext:value-type="string">
            <text:p>3_4</text:p>
          </table:table-cell>
          <table:table-cell table:style-name="ce58" office:value-type="string" calcext:value-type="string">
            <text:p>L'explorador de propostes</text:p>
          </table:table-cell>
          <table:table-cell table:style-name="ce58" office:value-type="string" calcext:value-type="string">
            <text:p>El explorador de propuestas</text:p>
          </table:table-cell>
          <table:table-cell table:style-name="ce58" office:value-type="string" calcext:value-type="string">
            <text:p>L'explorador de propostes</text:p>
          </table:table-cell>
          <table:table-cell table:style-name="ce103" table:number-columns-repeated="24"/>
          <table:table-cell table:number-columns-repeated="996"/>
        </table:table-row>
        <table:table-row table:style-name="ro10">
          <table:table-cell table:style-name="ce50" table:number-columns-repeated="28"/>
          <table:table-cell table:number-columns-repeated="996"/>
        </table:table-row>
        <table:table-row table:style-name="ro29">
          <table:table-cell table:style-name="ce50" office:value-type="string" calcext:value-type="string">
            <text:p>3_4_1</text:p>
          </table:table-cell>
          <table:table-cell table:style-name="ce59" office:value-type="string" calcext:value-type="string">
            <text:p>Mitjançant la plataforma digital decidim.barcelona els ciutadans i les entitats han pogut formular propostes, a més de donar suport a les propostes tant de l'Ajuntament com d'altres conciutadans i organitzacions civils i socials, o comentar-les. </text:p>
          </table:table-cell>
          <table:table-cell table:style-name="ce92" office:value-type="string" calcext:value-type="string">
            <text:p>Mediante la plataforma digital decidim.barcelona, los ciudadanos y las entidades han podido formular propuestas, además de dar apoyo a las propuestas tanto del Ayuntamiento como de otros conciudadanos y organizaciones civiles y sociales, o comentarlas. </text:p>
          </table:table-cell>
          <table:table-cell table:style-name="ce37" office:value-type="string" calcext:value-type="string">
            <text:p>Mitjançant la plataforma digital decidim.barcelona els ciutadans i les entitats han pogut formular propostes, a més de donar suport o comentar les propostes tant de l'Ajuntament o com d'altres conciutadans i organitzacions civils i socials. </text:p>
          </table:table-cell>
          <table:table-cell table:style-name="ce50" table:number-columns-repeated="24"/>
          <table:table-cell table:number-columns-repeated="996"/>
        </table:table-row>
        <table:table-row table:style-name="ro10">
          <table:table-cell table:style-name="ce50"/>
          <table:table-cell table:style-name="ce82" table:number-columns-repeated="3"/>
          <table:table-cell table:style-name="ce50" table:number-columns-repeated="24"/>
          <table:table-cell table:number-columns-repeated="996"/>
        </table:table-row>
        <table:table-row table:style-name="ro10">
          <table:table-cell table:style-name="ce50" office:value-type="string" calcext:value-type="string">
            <text:p>3_4_2</text:p>
          </table:table-cell>
          <table:table-cell table:style-name="ce82" office:value-type="string" calcext:value-type="string">
            <office:annotation draw:style-name="gr4" draw:text-style-name="P1" svg:width="6.8063in" svg:height="0.4524in" svg:x="6.4587in" svg:y="91.9362in" draw:caption-point-x="-0.1898in" draw:caption-point-y="-1.8559in">
              <dc:date>2016-06-06T00:00:00</dc:date>
              <text:p text:style-name="P1"><text:span text:style-name="T1">això canviarà segons el crietri de filtratge</text:span></text:p>
              <text:p text:style-name="P1"><text:span text:style-name="T1"><text:tab/></text:span><text:span text:style-name="T1">-Mar Santamaria</text:span></text:p>
            </office:annotation>
            <text:p>Explora totes les propostes d'acord amb els cinc eixos temàtics.</text:p>
          </table:table-cell>
          <table:table-cell table:style-name="ce82" office:value-type="string" calcext:value-type="string">
            <office:annotation draw:style-name="gr4" draw:text-style-name="P1" svg:width="6.8063in" svg:height="0.4524in" svg:x="11.9413in" svg:y="91.9362in" draw:caption-point-x="-0.1898in" draw:caption-point-y="-1.8559in">
              <dc:date>2016-06-06T00:00:00</dc:date>
              <text:p text:style-name="P1"><text:span text:style-name="T1">això canviarà segons el crietri de filtratge</text:span></text:p>
              <text:p text:style-name="P1"><text:span text:style-name="T1"><text:tab/></text:span><text:span text:style-name="T1">-Mar Santamaria</text:span></text:p>
            </office:annotation>
            <text:p>Explora todas las propuestas de acuerdo con los cinco ejes temáticos.</text:p>
          </table:table-cell>
          <table:table-cell table:style-name="ce82" office:value-type="string" calcext:value-type="string">
            <office:annotation draw:style-name="gr4" draw:text-style-name="P1" svg:width="6.8063in" svg:height="0.4524in" svg:x="16.9453in" svg:y="91.9362in" draw:caption-point-x="-0.1898in" draw:caption-point-y="-1.8559in">
              <dc:date>2016-06-06T00:00:00</dc:date>
              <text:p text:style-name="P1"><text:span text:style-name="T1">això canviarà segons el crietri de filtratge</text:span></text:p>
              <text:p text:style-name="P1"><text:span text:style-name="T1"><text:tab/></text:span><text:span text:style-name="T1">-Mar Santamaria</text:span></text:p>
            </office:annotation>
            <text:p>Explora totes les propostes d'acord amb els 5 eixos temàtics.</text:p>
          </table:table-cell>
          <table:table-cell table:style-name="ce50" table:number-columns-repeated="24"/>
          <table:table-cell table:number-columns-repeated="996"/>
        </table:table-row>
        <table:table-row table:style-name="ro10">
          <table:table-cell table:style-name="ce50"/>
          <table:table-cell table:style-name="ce82" table:number-columns-repeated="3"/>
          <table:table-cell table:style-name="ce50" table:number-columns-repeated="24"/>
          <table:table-cell table:number-columns-repeated="996"/>
        </table:table-row>
        <table:table-row table:style-name="ro10">
          <table:table-cell table:style-name="ce54" office:value-type="string" calcext:value-type="string">
            <text:p>3_4_3</text:p>
          </table:table-cell>
          <table:table-cell table:style-name="ce55" office:value-type="string" calcext:value-type="string">
            <text:p>mostrar tot</text:p>
          </table:table-cell>
          <table:table-cell table:style-name="ce55" office:value-type="string" calcext:value-type="string">
            <text:p>Mostrar todo</text:p>
          </table:table-cell>
          <table:table-cell table:style-name="ce55" office:value-type="string" calcext:value-type="string">
            <text:p>mostrar tot</text:p>
          </table:table-cell>
          <table:table-cell table:style-name="ce50" table:number-columns-repeated="24"/>
          <table:table-cell table:number-columns-repeated="996"/>
        </table:table-row>
        <table:table-row table:style-name="ro10">
          <table:table-cell table:style-name="ce54" office:value-type="string" calcext:value-type="string">
            <text:p>3_4_4</text:p>
          </table:table-cell>
          <table:table-cell table:style-name="ce55" office:value-type="string" calcext:value-type="string">
            <text:p>per districte</text:p>
          </table:table-cell>
          <table:table-cell table:style-name="ce55" office:value-type="string" calcext:value-type="string">
            <text:p>por distrito</text:p>
          </table:table-cell>
          <table:table-cell table:style-name="ce55" office:value-type="string" calcext:value-type="string">
            <text:p>per districte</text:p>
          </table:table-cell>
          <table:table-cell table:style-name="ce50" table:number-columns-repeated="24"/>
          <table:table-cell table:number-columns-repeated="996"/>
        </table:table-row>
        <table:table-row table:style-name="ro10">
          <table:table-cell table:style-name="ce54" office:value-type="string" calcext:value-type="string">
            <text:p>3_4_5</text:p>
          </table:table-cell>
          <table:table-cell table:style-name="ce55" office:value-type="string" calcext:value-type="string">
            <text:p>per origen</text:p>
          </table:table-cell>
          <table:table-cell table:style-name="ce55" office:value-type="string" calcext:value-type="string">
            <text:p>por fuente</text:p>
          </table:table-cell>
          <table:table-cell table:style-name="ce55" office:value-type="string" calcext:value-type="string">
            <text:p>per origen</text:p>
          </table:table-cell>
          <table:table-cell table:style-name="ce50" table:number-columns-repeated="24"/>
          <table:table-cell table:number-columns-repeated="996"/>
        </table:table-row>
        <table:table-row table:style-name="ro10">
          <table:table-cell table:style-name="ce54" office:value-type="string" calcext:value-type="string">
            <text:p>3_4_6</text:p>
          </table:table-cell>
          <table:table-cell table:style-name="ce55" office:value-type="string" calcext:value-type="string">
            <text:p>administració</text:p>
          </table:table-cell>
          <table:table-cell table:style-name="ce55" office:value-type="string" calcext:value-type="string">
            <text:p>administración</text:p>
          </table:table-cell>
          <table:table-cell table:style-name="ce55" office:value-type="string" calcext:value-type="string">
            <text:p>administració</text:p>
          </table:table-cell>
          <table:table-cell table:style-name="ce50" table:number-columns-repeated="24"/>
          <table:table-cell table:number-columns-repeated="996"/>
        </table:table-row>
        <table:table-row table:style-name="ro10">
          <table:table-cell table:style-name="ce54" office:value-type="string" calcext:value-type="string">
            <text:p>3_4_7</text:p>
          </table:table-cell>
          <table:table-cell table:style-name="ce86" office:value-type="string" calcext:value-type="string">
            <text:p>organització</text:p>
          </table:table-cell>
          <table:table-cell table:style-name="ce86" office:value-type="string" calcext:value-type="string">
            <text:p>organización</text:p>
          </table:table-cell>
          <table:table-cell table:style-name="ce86" office:value-type="string" calcext:value-type="string">
            <text:p>organització</text:p>
          </table:table-cell>
          <table:table-cell table:style-name="ce50" table:number-columns-repeated="24"/>
          <table:table-cell table:number-columns-repeated="996"/>
        </table:table-row>
        <table:table-row table:style-name="ro10">
          <table:table-cell table:style-name="ce55" office:value-type="string" calcext:value-type="string">
            <text:p>3_4_8</text:p>
          </table:table-cell>
          <table:table-cell table:style-name="ce55" office:value-type="string" calcext:value-type="string">
            <text:p>ciutadà</text:p>
          </table:table-cell>
          <table:table-cell table:style-name="ce55" office:value-type="string" calcext:value-type="string">
            <text:p>ciudadano</text:p>
          </table:table-cell>
          <table:table-cell table:style-name="ce55" office:value-type="string" calcext:value-type="string">
            <text:p>ciutadà</text:p>
          </table:table-cell>
          <table:table-cell table:style-name="ce50" table:number-columns-repeated="24"/>
          <table:table-cell table:number-columns-repeated="996"/>
        </table:table-row>
        <table:table-row table:style-name="ro10">
          <table:table-cell table:style-name="ce54" office:value-type="string" calcext:value-type="string">
            <text:p>3_4_9</text:p>
          </table:table-cell>
          <table:table-cell table:style-name="ce55" office:value-type="string" calcext:value-type="string">
            <text:p>cites</text:p>
          </table:table-cell>
          <table:table-cell table:style-name="ce55" office:value-type="string" calcext:value-type="string">
            <text:p>citas</text:p>
          </table:table-cell>
          <table:table-cell table:style-name="ce55" office:value-type="string" calcext:value-type="string">
            <text:p>cites</text:p>
          </table:table-cell>
          <table:table-cell table:style-name="ce50" table:number-columns-repeated="24"/>
          <table:table-cell table:number-columns-repeated="996"/>
        </table:table-row>
        <table:table-row table:style-name="ro10">
          <table:table-cell table:style-name="ce54" office:value-type="string" calcext:value-type="string">
            <text:p>3_4_10</text:p>
          </table:table-cell>
          <table:table-cell table:style-name="ce55" office:value-type="string" calcext:value-type="string">
            <text:p>Les 50 amb més suports</text:p>
          </table:table-cell>
          <table:table-cell table:style-name="ce55" office:value-type="string" calcext:value-type="string">
            <text:p>Las 50 más votadas</text:p>
          </table:table-cell>
          <table:table-cell table:style-name="ce55" office:value-type="string" calcext:value-type="string">
            <text:p>Les 50 amb més suports</text:p>
          </table:table-cell>
          <table:table-cell table:style-name="ce50" table:number-columns-repeated="24"/>
          <table:table-cell table:number-columns-repeated="996"/>
        </table:table-row>
        <table:table-row table:style-name="ro10">
          <table:table-cell table:style-name="ce54" office:value-type="string" calcext:value-type="string">
            <text:p>3_4_11</text:p>
          </table:table-cell>
          <table:table-cell table:style-name="ce55" office:value-type="string" calcext:value-type="string">
            <text:p>Les 50 amb més comentaris</text:p>
          </table:table-cell>
          <table:table-cell table:style-name="ce55" office:value-type="string" calcext:value-type="string">
            <text:p>Las 50 más comentadas</text:p>
          </table:table-cell>
          <table:table-cell table:style-name="ce55" office:value-type="string" calcext:value-type="string">
            <text:p>Les 50 amb més comentaris</text:p>
          </table:table-cell>
          <table:table-cell table:style-name="ce50" table:number-columns-repeated="24"/>
          <table:table-cell table:number-columns-repeated="996"/>
        </table:table-row>
        <table:table-row table:style-name="ro10">
          <table:table-cell table:style-name="ce54" office:value-type="string" calcext:value-type="string">
            <text:p>3_4_12</text:p>
          </table:table-cell>
          <table:table-cell table:style-name="ce55" office:value-type="string" calcext:value-type="string">
            <text:p>per eix</text:p>
          </table:table-cell>
          <table:table-cell table:style-name="ce55" office:value-type="string" calcext:value-type="string">
            <text:p>por eje</text:p>
          </table:table-cell>
          <table:table-cell table:style-name="ce55" office:value-type="string" calcext:value-type="string">
            <text:p>per eix</text:p>
          </table:table-cell>
          <table:table-cell table:style-name="ce50" table:number-columns-repeated="24"/>
          <table:table-cell table:number-columns-repeated="996"/>
        </table:table-row>
        <table:table-row table:style-name="ro10">
          <table:table-cell table:style-name="ce50" table:number-columns-repeated="28"/>
          <table:table-cell table:number-columns-repeated="996"/>
        </table:table-row>
        <table:table-row table:style-name="ro10">
          <table:table-cell table:style-name="ce29" office:value-type="float" office:value="4" calcext:value-type="float">
            <text:p>4</text:p>
          </table:table-cell>
          <table:table-cell table:number-columns-repeated="3" table:style-name="ce57" office:value-type="string" calcext:value-type="string">
            <text:p>Un procés obert, transparent i traçable</text:p>
          </table:table-cell>
          <table:table-cell table:style-name="ce83" table:number-columns-repeated="24"/>
          <table:table-cell table:number-columns-repeated="996"/>
        </table:table-row>
        <table:table-row table:style-name="ro10">
          <table:table-cell table:style-name="ce50" table:number-columns-repeated="28"/>
          <table:table-cell table:number-columns-repeated="996"/>
        </table:table-row>
        <table:table-row table:style-name="ro10">
          <table:table-cell table:style-name="ce30" office:value-type="string" calcext:value-type="string">
            <text:p>4_1</text:p>
          </table:table-cell>
          <table:table-cell table:style-name="ce87" office:value-type="string" calcext:value-type="string">
            <office:annotation draw:style-name="gr4" draw:text-style-name="P1" svg:width="6.8063in" svg:height="0.4524in" svg:x="6.4587in" svg:y="94.5921in" draw:caption-point-x="-0.1898in" draw:caption-point-y="-1.8559in">
              <dc:date>2016-06-06T00:00:00</dc:date>
              <text:p text:style-name="P1"><text:span text:style-name="T1">títol?</text:span></text:p>
              <text:p text:style-name="P1"><text:span text:style-name="T1"><text:tab/></text:span><text:span text:style-name="T1">-Mar Santamaria</text:span></text:p>
            </office:annotation>
            <text:p>Els principis del procés de participació</text:p>
          </table:table-cell>
          <table:table-cell table:style-name="ce91" office:value-type="string" calcext:value-type="string">
            <office:annotation draw:style-name="gr4" draw:text-style-name="P1" svg:width="6.8063in" svg:height="0.4524in" svg:x="11.9413in" svg:y="94.5921in" draw:caption-point-x="-0.1898in" draw:caption-point-y="-1.8559in">
              <dc:date>2016-06-06T00:00:00</dc:date>
              <text:p text:style-name="P1"><text:span text:style-name="T1">títol?</text:span></text:p>
              <text:p text:style-name="P1"><text:span text:style-name="T1"><text:tab/></text:span><text:span text:style-name="T1">-Mar Santamaria</text:span></text:p>
            </office:annotation>
            <text:p>Los principios del proceso de participación</text:p>
          </table:table-cell>
          <table:table-cell table:style-name="ce87" office:value-type="string" calcext:value-type="string">
            <office:annotation draw:style-name="gr4" draw:text-style-name="P1" svg:width="6.8063in" svg:height="0.4524in" svg:x="16.9453in" svg:y="94.5921in" draw:caption-point-x="-0.1898in" draw:caption-point-y="-1.8559in">
              <dc:date>2016-06-06T00:00:00</dc:date>
              <text:p text:style-name="P1"><text:span text:style-name="T1">títol?</text:span></text:p>
              <text:p text:style-name="P1"><text:span text:style-name="T1"><text:tab/></text:span><text:span text:style-name="T1">-Mar Santamaria</text:span></text:p>
            </office:annotation>
            <text:p>Els principis del procés de participació</text:p>
          </table:table-cell>
          <table:table-cell table:style-name="ce103" table:number-columns-repeated="24"/>
          <table:table-cell table:number-columns-repeated="996"/>
        </table:table-row>
        <table:table-row table:style-name="ro12">
          <table:table-cell table:style-name="ce28" office:value-type="string" calcext:value-type="string">
            <text:p>4_1_1</text:p>
          </table:table-cell>
          <table:table-cell table:style-name="ce55" office:value-type="string" calcext:value-type="string">
            <text:p>El procés de participació s'ha basat en quatre principis:</text:p>
          </table:table-cell>
          <table:table-cell table:style-name="ce92" office:value-type="string" calcext:value-type="string">
            <text:p>El proceso de participación se ha basado en cuatro principios:</text:p>
          </table:table-cell>
          <table:table-cell table:style-name="ce55" office:value-type="string" calcext:value-type="string">
            <text:p>El procés de participació s'ha basat en 4 principis:</text:p>
          </table:table-cell>
          <table:table-cell table:style-name="ce50" table:number-columns-repeated="24"/>
          <table:table-cell table:number-columns-repeated="996"/>
        </table:table-row>
        <table:table-row table:style-name="ro12">
          <table:table-cell table:style-name="ce28" office:value-type="string" calcext:value-type="string">
            <text:p>4_1_2</text:p>
          </table:table-cell>
          <table:table-cell table:style-name="ce88" office:value-type="string" calcext:value-type="string">
            <text:p>La transparència</text:p>
          </table:table-cell>
          <table:table-cell table:style-name="ce92" office:value-type="string" calcext:value-type="string">
            <text:p>La transparencia</text:p>
          </table:table-cell>
          <table:table-cell table:style-name="ce88" office:value-type="string" calcext:value-type="string">
            <text:p>La transparència</text:p>
          </table:table-cell>
          <table:table-cell table:style-name="ce50" table:number-columns-repeated="24"/>
          <table:table-cell table:number-columns-repeated="996"/>
        </table:table-row>
        <table:table-row table:style-name="ro14">
          <table:table-cell table:style-name="ce28" office:value-type="string" calcext:value-type="string">
            <text:p>4_1_3</text:p>
          </table:table-cell>
          <table:table-cell table:style-name="ce89" office:value-type="string" calcext:value-type="string">
            <text:p>Les propostes, els debats, el contingut de les sessions i les actes de les cites presencials i digitals s'han publicat en obert a la plataforma decidim.barcelona.</text:p>
          </table:table-cell>
          <table:table-cell table:style-name="ce92" office:value-type="string" calcext:value-type="string">
            <text:p>Las propuestas, los debates, el contenido de las sesiones y las actas de las citas presenciales y digitales se han publicado en abierto en la plataforma decidim.barcelona.</text:p>
          </table:table-cell>
          <table:table-cell table:style-name="ce89" office:value-type="string" calcext:value-type="string">
            <text:p>Les propostes, els debats, el contingut de les sessions i les actes de les cites presencials i digitals s'han publicat en obert a la plataforma decidim.barcelona.</text:p>
          </table:table-cell>
          <table:table-cell table:style-name="ce50" table:number-columns-repeated="24"/>
          <table:table-cell table:number-columns-repeated="996"/>
        </table:table-row>
        <table:table-row table:style-name="ro12">
          <table:table-cell table:style-name="ce28" office:value-type="string" calcext:value-type="string">
            <text:p>4_1_4</text:p>
          </table:table-cell>
          <table:table-cell table:style-name="ce88" office:value-type="string" calcext:value-type="string">
            <text:p>La traçabilitat</text:p>
          </table:table-cell>
          <table:table-cell table:style-name="ce92" office:value-type="string" calcext:value-type="string">
            <text:p>La trazabilidad</text:p>
          </table:table-cell>
          <table:table-cell table:style-name="ce88" office:value-type="string" calcext:value-type="string">
            <text:p>La traçabilitat</text:p>
          </table:table-cell>
          <table:table-cell table:style-name="ce50" table:number-columns-repeated="24"/>
          <table:table-cell table:number-columns-repeated="996"/>
        </table:table-row>
        <table:table-row table:style-name="ro29">
          <table:table-cell table:style-name="ce28" office:value-type="string" calcext:value-type="string">
            <text:p>4_1_5</text:p>
          </table:table-cell>
          <table:table-cell table:style-name="ce89" office:value-type="string" calcext:value-type="string">
            <text:p>Poder resseguir què ha passat amb les propostes formulades és clau per a una participació ciutadana efectiva. La plataforma decidim.barcelona permetrà traçar el recorregut de les propostes i saber si finalment s'han incorporat al document final del Pla Municipal. </text:p>
          </table:table-cell>
          <table:table-cell table:style-name="ce92" office:value-type="string" calcext:value-type="string">
            <text:p>Poder repasar qué ha pasado con las propuestas formuladas es clave para una participación ciudadana efectiva. La plataforma decidim.barcelona permitirá trazar el recorrido de las propuestas y saber si finalmente se han incorporado en el documento final del Plan Municipal. </text:p>
          </table:table-cell>
          <table:table-cell table:style-name="ce89" office:value-type="string" calcext:value-type="string">
            <text:p>Poder resseguir què ha passat amb les propostes formulades és clau per a una participació ciutadana efectiva. La plataforma decidim.barcelona permetrà traçar el recorregut de les propostes i saber si finalment s'han incorporat al document final del Pla Municipal. </text:p>
          </table:table-cell>
          <table:table-cell table:style-name="ce50" table:number-columns-repeated="24"/>
          <table:table-cell table:number-columns-repeated="996"/>
        </table:table-row>
        <table:table-row table:style-name="ro12">
          <table:table-cell table:style-name="ce28" office:value-type="string" calcext:value-type="string">
            <text:p>4_1_6</text:p>
          </table:table-cell>
          <table:table-cell table:style-name="ce88" office:value-type="string" calcext:value-type="string">
            <text:p>La construcció col·lectiva</text:p>
          </table:table-cell>
          <table:table-cell table:style-name="ce92" office:value-type="string" calcext:value-type="string">
            <text:p>La construcción colectiva</text:p>
          </table:table-cell>
          <table:table-cell table:style-name="ce88" office:value-type="string" calcext:value-type="string">
            <text:p>La construcció col·lectiva</text:p>
          </table:table-cell>
          <table:table-cell table:style-name="ce50" table:number-columns-repeated="24"/>
          <table:table-cell table:number-columns-repeated="996"/>
        </table:table-row>
        <table:table-row table:style-name="ro36">
          <table:table-cell table:style-name="ce28" office:value-type="string" calcext:value-type="string">
            <text:p>4_1_7</text:p>
          </table:table-cell>
          <table:table-cell table:style-name="ce89" office:value-type="string" calcext:value-type="string">
            <text:p>Els espais de participació que s'han generat durant el procés han estat diversos, des d'espais reglats de participació, com ara els consells de barri i de ciutat, fins a debats especialitzats per sectors. </text:p>
          </table:table-cell>
          <table:table-cell table:style-name="ce92" office:value-type="string" calcext:value-type="string">
            <text:p>Los espacios de participación que se han generado durante el proceso han sido diversos, desde espacios reglados de participación, como los consejos de barrio y de ciudad, hasta debates especializados por sectores. </text:p>
          </table:table-cell>
          <table:table-cell table:style-name="ce89" office:value-type="string" calcext:value-type="string">
            <text:p>Els espais de participació que s'han generat durant el procés han estat diversos, des d'espais reglats de participació, com ara els consells de barri i de ciutat, fins a debats especialitzats per sectors. </text:p>
          </table:table-cell>
          <table:table-cell table:style-name="ce50" table:number-columns-repeated="24"/>
          <table:table-cell table:number-columns-repeated="996"/>
        </table:table-row>
        <table:table-row table:style-name="ro12">
          <table:table-cell table:style-name="ce28" office:value-type="string" calcext:value-type="string">
            <text:p>4_1_8</text:p>
          </table:table-cell>
          <table:table-cell table:style-name="ce88" office:value-type="string" calcext:value-type="string">
            <text:p>El retorn i el compromís</text:p>
          </table:table-cell>
          <table:table-cell table:style-name="ce92" office:value-type="string" calcext:value-type="string">
            <text:p>El retorno y el compromiso</text:p>
          </table:table-cell>
          <table:table-cell table:style-name="ce88" office:value-type="string" calcext:value-type="string">
            <text:p>El retorn i el compromís</text:p>
          </table:table-cell>
          <table:table-cell table:style-name="ce50" table:number-columns-repeated="24"/>
          <table:table-cell table:number-columns-repeated="996"/>
        </table:table-row>
        <table:table-row table:style-name="ro18">
          <table:table-cell table:style-name="ce28" office:value-type="string" calcext:value-type="string">
            <text:p>4_1_9</text:p>
          </table:table-cell>
          <table:table-cell table:style-name="ce89" office:value-type="string" calcext:value-type="string">
            <text:p>El seguiment, l'avaluació i el retorn a la ciutadania de tots els compromisos assumits és un dels principals reptes d'aquest procés i d'aquest govern. Hi ha un compromís ferm per donar retorn a les propostes, tant a les que finalment s'incorporin com a les que no. Es farà seguiment de l'estat d'execució de les propostes un cop aprovat el Pla Municipal.</text:p>
          </table:table-cell>
          <table:table-cell table:style-name="ce92" office:value-type="string" calcext:value-type="string">
            <text:p>El seguimiento, la evaluación y el retorno a la ciudadanía de todos los compromisos asumidos es uno de los principales retos de este proceso y de este Gobierno. Hay un compromiso firme por dar retorno a las propuestas, tanto a las que finalmente se incorporen como a las que no. Se hará seguimiento del estado de ejecución de las propuestas una vez aprobado el Plan Municipal.</text:p>
          </table:table-cell>
          <table:table-cell table:style-name="ce89" office:value-type="string" calcext:value-type="string">
            <text:p>El seguiment, l'avaluació i el retorn a la ciutadania de tots els compromisos assumits és un dels principals reptes d'aquest procés i d'aquest govern. Hi ha un compromís ferm per donar retorn a les propostes, tant a les que finalment s'incorporin com a les que no. Es farà seguiment de l'estat d'execució de les propostes un cop aprovat el Pla Municipal.</text:p>
          </table:table-cell>
          <table:table-cell table:style-name="ce50" table:number-columns-repeated="24"/>
          <table:table-cell table:number-columns-repeated="996"/>
        </table:table-row>
        <table:table-row table:style-name="ro12">
          <table:table-cell table:style-name="ce28" office:value-type="string" calcext:value-type="string">
            <text:p>4_1_10</text:p>
          </table:table-cell>
          <table:table-cell table:style-name="ce55" office:value-type="string" calcext:value-type="string">
            <text:p>Pla Municipal</text:p>
          </table:table-cell>
          <table:table-cell table:style-name="ce55" office:value-type="string" calcext:value-type="string">
            <text:p>Plan Municipal</text:p>
          </table:table-cell>
          <table:table-cell table:style-name="ce55" office:value-type="string" calcext:value-type="string">
            <text:p>Pla Municipal</text:p>
          </table:table-cell>
          <table:table-cell table:style-name="ce50" table:number-columns-repeated="24"/>
          <table:table-cell table:number-columns-repeated="996"/>
        </table:table-row>
        <table:table-row table:style-name="ro12">
          <table:table-cell table:style-name="ce28"/>
          <table:table-cell table:style-name="ce55"/>
          <table:table-cell table:style-name="ce92"/>
          <table:table-cell table:style-name="ce55"/>
          <table:table-cell table:style-name="ce50" table:number-columns-repeated="24"/>
          <table:table-cell table:number-columns-repeated="996"/>
        </table:table-row>
        <table:table-row table:style-name="ro10">
          <table:table-cell table:style-name="ce28" office:value-type="string" calcext:value-type="string">
            <text:p>4_1_1_svg</text:p>
          </table:table-cell>
          <table:table-cell table:number-columns-repeated="3" table:style-name="ce50" office:value-type="string" calcext:value-type="string">
            <text:p>svg/4.1.svg</text:p>
          </table:table-cell>
          <table:table-cell table:style-name="ce50"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10">
          <table:table-cell table:style-name="ce28" office:value-type="string" calcext:value-type="string">
            <text:p>4_1_png</text:p>
          </table:table-cell>
          <table:table-cell table:style-name="ce50" office:value-type="string" calcext:value-type="string">
            <text:p>img/4_1cat.png</text:p>
          </table:table-cell>
          <table:table-cell table:style-name="ce50" office:value-type="string" calcext:value-type="string">
            <text:p>img/4_1cas.png</text:p>
          </table:table-cell>
          <table:table-cell table:style-name="ce50" office:value-type="string" calcext:value-type="string">
            <text:p>img/4_1cat.png</text:p>
          </table:table-cell>
          <table:table-cell table:style-name="ce50" table:number-columns-repeated="24"/>
          <table:table-cell table:number-columns-repeated="996"/>
        </table:table-row>
        <table:table-row table:style-name="ro10" table:number-rows-repeated="2">
          <table:table-cell table:style-name="ce28"/>
          <table:table-cell table:style-name="ce50" table:number-columns-repeated="27"/>
          <table:table-cell table:number-columns-repeated="996"/>
        </table:table-row>
        <table:table-row table:style-name="ro10">
          <table:table-cell table:style-name="ce30" office:value-type="string" calcext:value-type="string">
            <text:p>4_2</text:p>
          </table:table-cell>
          <table:table-cell table:style-name="ce58" office:value-type="string" calcext:value-type="string">
            <text:p>De les propostes a les actuacions</text:p>
          </table:table-cell>
          <table:table-cell table:style-name="ce91" office:value-type="string" calcext:value-type="string">
            <text:p>De las propuestas a las actuaciones</text:p>
          </table:table-cell>
          <table:table-cell table:style-name="ce58" office:value-type="string" calcext:value-type="string">
            <text:p>De les propostes a les actuacions</text:p>
          </table:table-cell>
          <table:table-cell table:style-name="ce103" table:number-columns-repeated="24"/>
          <table:table-cell table:number-columns-repeated="996"/>
        </table:table-row>
        <table:table-row table:style-name="ro10">
          <table:table-cell table:style-name="ce28"/>
          <table:table-cell table:style-name="ce50" table:number-columns-repeated="27"/>
          <table:table-cell table:number-columns-repeated="996"/>
        </table:table-row>
        <table:table-row table:style-name="ro37">
          <table:table-cell table:style-name="ce28" office:value-type="string" calcext:value-type="string">
            <text:p>4_2_1</text:p>
          </table:table-cell>
          <table:table-cell table:style-name="ce59" office:value-type="string" calcext:value-type="string">
            <text:p>Un cop acabat el procés de discussió i suport de les propostes, aquestes s'agruparan i s'ordenaran seleccionant les més votades per cada eix i línia estratègica. L'Ajuntament en decidirà la incorporació a partir de la seva viabilitat temporal, pressupostària i tècnica, la seva correspondència amb les competències municipals i el fet que no siguin contràries al bé comú.</text:p>
          </table:table-cell>
          <table:table-cell table:style-name="ce92" office:value-type="string" calcext:value-type="string">
            <text:p>Una vez acabado el proceso de discusión y apoyo de las propuestas, estas se agruparán y se ordenarán seleccionando las más votadas por cada eje y línea estratégica. El Ayuntamiento decidirá la incorporación a partir de su viabilidad temporal, presupuestaria y técnica, su correspondencia con las competencias municipales y el hecho de que no sean contrarias al bien común.</text:p>
          </table:table-cell>
          <table:table-cell table:style-name="ce37" office:value-type="string" calcext:value-type="string">
            <text:p>Un cop finalitzat el procés de discussió i suport de les propostes, aquestes s'agruparan i s'ordenaran seleccionant les més votades per cada eix i línia estratègica. L'Ajuntament decidirà la seva incorporació a partir de la seva viabilitat temporal, pressupostària i tècnica, la seva correspondència amb les competències municipals i el no ser contràries al bé comú.</text:p>
          </table:table-cell>
          <table:table-cell table:style-name="ce50" table:number-columns-repeated="24"/>
          <table:table-cell table:number-columns-repeated="996"/>
        </table:table-row>
        <table:table-row table:style-name="ro10">
          <table:table-cell table:style-name="ce28" office:value-type="string" calcext:value-type="string">
            <text:p>4_2_2</text:p>
          </table:table-cell>
          <table:table-cell table:style-name="ce82" office:value-type="string" calcext:value-type="string">
            <text:p>Explora com s'han agrupat les propostes i quines actuacions se'n deriven.</text:p>
          </table:table-cell>
          <table:table-cell table:style-name="ce82" office:value-type="string" calcext:value-type="string">
            <text:p>Explora cómo se han agrupado las propuestas y qué actuaciones se derivan de ellas.</text:p>
          </table:table-cell>
          <table:table-cell table:style-name="ce82" office:value-type="string" calcext:value-type="string">
            <text:p>Explora com s'han agrupat les propostes i quines actuacions se'n deriven.</text:p>
          </table:table-cell>
          <table:table-cell table:style-name="ce50" table:number-columns-repeated="24"/>
          <table:table-cell table:number-columns-repeated="996"/>
        </table:table-row>
        <table:table-row table:style-name="ro10" table:number-rows-repeated="894">
          <table:table-cell table:style-name="ce28"/>
          <table:table-cell table:style-name="ce50" table:number-columns-repeated="27"/>
          <table:table-cell table:number-columns-repeated="996"/>
        </table:table-row>
        <table:table-row table:style-name="ro9" table:number-rows-repeated="1047372">
          <table:table-cell table:number-columns-repeated="1024"/>
        </table:table-row>
        <table:table-row table:style-name="ro9">
          <table:table-cell table:number-columns-repeated="1024"/>
        </table:table-row>
      </table:table>
      <table:table table:name="Hoja3" table:style-name="ta3">
        <table:table-column table:style-name="co8" table:number-columns-repeated="26" table:default-cell-style-name="Default"/>
        <table:table-column table:style-name="co9" table:number-columns-repeated="998" table:default-cell-style-name="Default"/>
        <table:table-row table:style-name="ro9" table:number-rows-repeated="104857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Cambria" svg:font-family="Cambri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05">
      <number:minutes number:style="long"/>
      <number:text>:</number:text>
      <number:seconds number:style="long"/>
    </number:time-style>
    <number:time-style style:name="N106" number:truncate-on-overflow="false">
      <number:hours/>
      <number:text>:</number:text>
      <number:minutes number:style="long"/>
      <number:text>:</number:text>
      <number:seconds number:style="long"/>
    </number:time-style>
    <number:time-style style:name="N107">
      <number:minutes number:style="long"/>
      <number:text>:</number:text>
      <number:seconds number:style="long" number:decimal-places="1"/>
    </number:time-style>
    <number:number-style style:name="N108">
      <number:scientific-number number:decimal-places="1" number:min-integer-digits="3" number:min-exponent-digits="1"/>
    </number:number-style>
    <number:currency-style style:name="N110P0" style:volatile="true">
      <number:number number: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fo:font-size="11pt" style:font-name-asian="Droid Sans Fallback" style:font-family-asian="'Droid Sans Fallback'"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00/00/0000</text:date>, <text:time style:data-style-name="N2" text:time-value="12:45:40.375091617">00:00:00</text:time></text:p>
        </style:region-right>
      </style:header>
      <style:header-left style:display="false"/>
      <style:footer>
        <text:p>Page <text:page-number>1</text:page-number> / <text:page-count>99</text:page-count></text:p>
      </style:footer>
      <style:footer-left style:display="false"/>
    </style:master-page>
    <style:master-page style:name="PageStyle_5f_Esquema_20_web" style:display-name="PageStyle_Esquema web" style:page-layout-name="Mpm3">
      <style:header style:display="false"/>
      <style:header-left style:display="false"/>
      <style:footer style:display="false"/>
      <style:footer-left style:display="false"/>
    </style:master-page>
    <style:master-page style:name="PageStyle_5f_Textos" style:display-name="PageStyle_Textos" style:page-layout-name="Mpm3">
      <style:header style:display="false"/>
      <style:header-left style:display="false"/>
      <style:footer style:display="false"/>
      <style:footer-left style:display="false"/>
    </style:master-page>
    <style:master-page style:name="PageStyle_5f_Hoja3" style:display-name="PageStyle_Hoja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editing-duration>PT1H40M1S</meta:editing-duration>
    <meta:editing-cycles>22</meta:editing-cycles>
    <meta:creation-date>2016-06-15T19:43:57.818200221</meta:creation-date>
    <dc:date>2016-06-22T12:46:11.095359549</dc:date>
    <meta:document-statistic meta:table-count="3" meta:cell-count="1112" meta:object-count="0"/>
  </office:meta>
</office:document-meta>
</file>